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0335in"/>
    </style:style>
    <style:style style:name="co4" style:family="table-column">
      <style:table-column-properties fo:break-before="auto" style:column-width="4.5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3"/>
        </table:table-row>
        <table:table-row table:style-name="ro1">
          <table:table-cell office:value-type="string">
            <text:p>The Funky Door Bistro &amp;amp; Wine Room </text:p>
          </table:table-cell>
          <table:table-cell office:value-type="string">
            <text:p><text:s/>6015 82nd St. Lubbock, TX</text:p>
          </table:table-cell>
          <table:table-cell table:number-columns-repeated="3"/>
        </table:table-row>
        <table:table-row table:style-name="ro1">
          <table:table-cell office:value-type="string">
            <text:p>Crave. A Dessert Bar </text:p>
          </table:table-cell>
          <table:table-cell office:value-type="string">
            <text:p><text:s/>2910 W. Loop 289,Lubbock,TX</text:p>
          </table:table-cell>
          <table:table-cell table:number-columns-repeated="3"/>
        </table:table-row>
        <table:table-row table:style-name="ro1">
          <table:table-cell office:value-type="string">
            <text:p>50 Yard Line Steakhouse </text:p>
          </table:table-cell>
          <table:table-cell office:value-type="string">
            <text:p><text:s/>2549 S. Loop 289 Lubbock, TX <text:s text:c="3"/></text:p>
          </table:table-cell>
          <table:table-cell table:number-columns-repeated="3"/>
        </table:table-row>
        <table:table-row table:style-name="ro1">
          <table:table-cell office:value-type="string">
            <text:p>50th Street Caboose </text:p>
          </table:table-cell>
          <table:table-cell office:value-type="string">
            <text:p><text:s/>5027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82nd Street Café </text:p>
          </table:table-cell>
          <table:table-cell office:value-type="string">
            <text:p><text:s/>3416 82nd St. Lubbock, TX 79423</text:p>
          </table:table-cell>
          <table:table-cell table:number-columns-repeated="3"/>
        </table:table-row>
        <table:table-row table:style-name="ro1">
          <table:table-cell office:value-type="string">
            <text:p>A Cup of Yo </text:p>
          </table:table-cell>
          <table:table-cell office:value-type="string">
            <text:p><text:s/>4505 98th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 Cup of Yo </text:p>
          </table:table-cell>
          <table:table-cell office:value-type="string">
            <text:p><text:s/>6076 Marsha Sharp Freeway Lubbock, TX 79410</text:p>
          </table:table-cell>
          <table:table-cell table:number-columns-repeated="3"/>
        </table:table-row>
        <table:table-row table:style-name="ro1">
          <table:table-cell office:value-type="string">
            <text:p>Abuelo's </text:p>
          </table:table-cell>
          <table:table-cell office:value-type="string">
            <text:p><text:s/>4401 82nd St.</text:p>
          </table:table-cell>
          <table:table-cell table:number-columns-repeated="3"/>
        </table:table-row>
        <table:table-row table:style-name="ro1">
          <table:table-cell office:value-type="string">
            <text:p>Abuelo's Taqueria </text:p>
          </table:table-cell>
          <table:table-cell office:value-type="string">
            <text:p><text:s/>4410 19th St Lubbock, TX 79407</text:p>
          </table:table-cell>
          <table:table-cell table:number-columns-repeated="3"/>
        </table:table-row>
        <table:table-row table:style-name="ro1">
          <table:table-cell office:value-type="string">
            <text:p>Adolph's Grill &amp;amp; Bar </text:p>
          </table:table-cell>
          <table:table-cell office:value-type="string">
            <text:p><text:s/>5131 Aberdeen Ave. Lubbock, TX 79414</text:p>
          </table:table-cell>
          <table:table-cell table:number-columns-repeated="3"/>
        </table:table-row>
        <table:table-row table:style-name="ro1">
          <table:table-cell office:value-type="string">
            <text:p>Albarran's Mexican Bar &amp;amp; Grill </text:p>
          </table:table-cell>
          <table:table-cell office:value-type="string">
            <text:p><text:s/>7722 Milwauke Ave.Lubbock,TX</text:p>
          </table:table-cell>
          <table:table-cell table:number-columns-repeated="3"/>
        </table:table-row>
        <table:table-row table:style-name="ro1">
          <table:table-cell office:value-type="string">
            <text:p>Aloha BBQ </text:p>
          </table:table-cell>
          <table:table-cell office:value-type="string">
            <text:p><text:s/>9810 Indiana Ave. Suite #111 Lubbock, TX</text:p>
          </table:table-cell>
          <table:table-cell table:number-columns-repeated="3"/>
        </table:table-row>
        <table:table-row table:style-name="ro1">
          <table:table-cell office:value-type="string">
            <text:p>Alvarado's Restaurant and Catering </text:p>
          </table:table-cell>
          <table:table-cell office:value-type="string">
            <text:p><text:s/>3501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Amigos Mexican Restaurant </text:p>
          </table:table-cell>
          <table:table-cell office:value-type="string">
            <text:p><text:s/>5001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Anna's Mexican Restaurant </text:p>
          </table:table-cell>
          <table:table-cell office:value-type="string">
            <text:p><text:s/>6909 Indiana Ave. Lubbock, TX 79413</text:p>
          </table:table-cell>
          <table:table-cell table:number-columns-repeated="3"/>
        </table:table-row>
        <table:table-row table:style-name="ro1">
          <table:table-cell office:value-type="string">
            <text:p>Apple Country Café </text:p>
          </table:table-cell>
          <table:table-cell office:value-type="string">
            <text:p><text:s/>12206 E. Hwy. 62Idalou, TX 79329 </text:p>
          </table:table-cell>
          <table:table-cell office:value-type="string">
            <text:p><text:s/>&lt;/p&gt;</text:p>
          </table:table-cell>
          <table:table-cell table:number-columns-repeated="2"/>
        </table:table-row>
        <table:table-row table:style-name="ro1">
          <table:table-cell office:value-type="string">
            <text:p>Applebee's </text:p>
          </table:table-cell>
          <table:table-cell office:value-type="string">
            <text:p><text:s/>6501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pplebee's </text:p>
          </table:table-cell>
          <table:table-cell office:value-type="string">
            <text:p><text:s/>4025 S. Loop 289 Lubbock, TX 79423</text:p>
          </table:table-cell>
          <table:table-cell table:number-columns-repeated="3"/>
        </table:table-row>
        <table:table-row table:style-name="ro1">
          <table:table-cell office:value-type="string">
            <text:p>Arby's </text:p>
          </table:table-cell>
          <table:table-cell office:value-type="string">
            <text:p><text:s/>5711 1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rby's </text:p>
          </table:table-cell>
          <table:table-cell office:value-type="string">
            <text:p><text:s/>4020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rby's </text:p>
          </table:table-cell>
          <table:table-cell office:value-type="string">
            <text:p><text:s/>5052 Frankford Ave. Lubbock, TX 79424</text:p>
          </table:table-cell>
          <table:table-cell table:number-columns-repeated="3"/>
        </table:table-row>
        <table:table-row table:style-name="ro1">
          <table:table-cell office:value-type="string">
            <text:p>Aspen Creek Grill </text:p>
          </table:table-cell>
          <table:table-cell office:value-type="string">
            <text:p><text:s/>3012 W.Loop 289,Lubbock,TX</text:p>
          </table:table-cell>
          <table:table-cell table:number-columns-repeated="3"/>
        </table:table-row>
        <table:table-row table:style-name="ro1">
          <table:table-cell office:value-type="string">
            <text:p>Aunt Carol's Bakery and Confectionary </text:p>
          </table:table-cell>
          <table:table-cell office:value-type="string">
            <text:p><text:s/>3709 19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Auntie Anne's Pretzel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Baby Bigham's Smokehouse </text:p>
          </table:table-cell>
          <table:table-cell office:value-type="string">
            <text:p><text:s/>1823 Buddy Holl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Back 40 Grill </text:p>
          </table:table-cell>
          <table:table-cell office:value-type="string">
            <text:p><text:s/>5214 98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Bahama Buck's </text:p>
          </table:table-cell>
          <table:table-cell office:value-type="string">
            <text:p><text:s/>2515 82nd St., #2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ahama Buck's </text:p>
          </table:table-cell>
          <table:table-cell office:value-type="string">
            <text:p><text:s/>5009 50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ahama Buck's </text:p>
          </table:table-cell>
          <table:table-cell office:value-type="string">
            <text:p><text:s/>5818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Bangkok Thai Restaurant </text:p>
          </table:table-cell>
          <table:table-cell office:value-type="string">
            <text:p><text:s/>4624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Bar PM </text:p>
          </table:table-cell>
          <table:table-cell office:value-type="string">
            <text:p><text:s/>1211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Bash Riprock's </text:p>
          </table:table-cell>
          <table:table-cell office:value-type="string">
            <text:p><text:s/>2419 Main St. Lubbock, TX 79401</text:p>
          </table:table-cell>
          <table:table-cell table:number-columns-repeated="3"/>
        </table:table-row>
        <table:table-row table:style-name="ro1">
          <table:table-cell office:value-type="string">
            <text:p>Baskin-Robbins </text:p>
          </table:table-cell>
          <table:table-cell office:value-type="string">
            <text:p><text:s/>6301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Beef 'O' Brady's </text:p>
          </table:table-cell>
          <table:table-cell office:value-type="string">
            <text:p><text:s/>5510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Beijing House </text:p>
          </table:table-cell>
          <table:table-cell office:value-type="string">
            <text:p><text:s/>3605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Big E's Barbeque </text:p>
          </table:table-cell>
          <table:table-cell office:value-type="string">
            <text:p><text:s/>1802 Buddy Holl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Bigham's Smokehouse </text:p>
          </table:table-cell>
          <table:table-cell office:value-type="string">
            <text:p><text:s/>3312 82nd St. Lubbock, TX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igham's Smokehouse </text:p>
          </table:table-cell>
          <table:table-cell office:value-type="string">
            <text:p><text:s/>4302 19th St. Lubbock, TX 79407</text:p>
          </table:table-cell>
          <table:table-cell table:number-columns-repeated="3"/>
        </table:table-row>
        <table:table-row table:style-name="ro1">
          <table:table-cell office:value-type="string">
            <text:p>Bikini's Sports Bar and Grill </text:p>
          </table:table-cell>
          <table:table-cell office:value-type="string">
            <text:p><text:s/>8222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Bill's Drive in </text:p>
          </table:table-cell>
          <table:table-cell office:value-type="string">
            <text:p><text:s/>1912 Clovis Hwy. Lubbock, TX 79415</text:p>
          </table:table-cell>
          <table:table-cell table:number-columns-repeated="3"/>
        </table:table-row>
        <table:table-row table:style-name="ro1">
          <table:table-cell office:value-type="string">
            <text:p>BJ's Restaurant &amp;amp; Brewhouse </text:p>
          </table:table-cell>
          <table:table-cell office:value-type="string">
            <text:p><text:s/>4805 S. Loop 289 Lubbock, TX 79424</text:p>
          </table:table-cell>
          <table:table-cell table:number-columns-repeated="3"/>
        </table:table-row>
        <table:table-row table:style-name="ro1">
          <table:table-cell office:value-type="string">
            <text:p>Blue Oasis Italian Ice </text:p>
          </table:table-cell>
          <table:table-cell office:value-type="string">
            <text:p><text:s/>5217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Blue Sky Burgers </text:p>
          </table:table-cell>
          <table:table-cell office:value-type="string">
            <text:p><text:s/>3216 4th St. Lubbock, TX 7941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lue Sky Burgers </text:p>
          </table:table-cell>
          <table:table-cell office:value-type="string">
            <text:p><text:s/>4416 98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Bonus Burger </text:p>
          </table:table-cell>
          <table:table-cell office:value-type="string">
            <text:p><text:s/>2312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Bryan's Steaks </text:p>
          </table:table-cell>
          <table:table-cell office:value-type="string">
            <text:p><text:s/>1212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Buffalo Wild Wings </text:p>
          </table:table-cell>
          <table:table-cell office:value-type="string">
            <text:p><text:s/>6320 1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ffalo Wild Wings </text:p>
          </table:table-cell>
          <table:table-cell office:value-type="string">
            <text:p><text:s/>8212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ffalo Wild Wings </text:p>
          </table:table-cell>
          <table:table-cell office:value-type="string">
            <text:p><text:s/>7638 82nd St. <text:s text:c="2"/>Lubbock , <text:s/>TX <text:s/>79424 &lt;br&gt;</text:p>
          </table:table-cell>
          <table:table-cell table:number-columns-repeated="3"/>
        </table:table-row>
        <table:table-row table:style-name="ro1">
          <table:table-cell office:value-type="string">
            <text:p>Buns Over Texas </text:p>
          </table:table-cell>
          <table:table-cell office:value-type="string">
            <text:p><text:s/>3402 73rd St. , # A Lubbock, TX 79423</text:p>
          </table:table-cell>
          <table:table-cell table:number-columns-repeated="3"/>
        </table:table-row>
        <table:table-row table:style-name="ro1">
          <table:table-cell office:value-type="string">
            <text:p>Burger King </text:p>
          </table:table-cell>
          <table:table-cell office:value-type="string">
            <text:p><text:s/>5112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rger King </text:p>
          </table:table-cell>
          <table:table-cell office:value-type="string">
            <text:p><text:s/>4202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rger King </text:p>
          </table:table-cell>
          <table:table-cell office:value-type="string">
            <text:p><text:s/>7006 University Ave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rger King </text:p>
          </table:table-cell>
          <table:table-cell office:value-type="string">
            <text:p><text:s/>2002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rger King </text:p>
          </table:table-cell>
          <table:table-cell office:value-type="string">
            <text:p><text:s/>1804 4th St. Lubbock, TX 79415</text:p>
          </table:table-cell>
          <table:table-cell table:number-columns-repeated="3"/>
        </table:table-row>
        <table:table-row table:style-name="ro1">
          <table:table-cell office:value-type="string">
            <text:p>Burrito King </text:p>
          </table:table-cell>
          <table:table-cell office:value-type="string">
            <text:p><text:s/>1620 Ave. Q Lubbock, TX 79401</text:p>
          </table:table-cell>
          <table:table-cell table:number-columns-repeated="3"/>
        </table:table-row>
        <table:table-row table:style-name="ro1">
          <table:table-cell office:value-type="string">
            <text:p>Burrito Tower </text:p>
          </table:table-cell>
          <table:table-cell office:value-type="string">
            <text:p><text:s/>3001 34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urrito Tower </text:p>
          </table:table-cell>
          <table:table-cell office:value-type="string">
            <text:p><text:s/>4701 Interstate 27 Lubbock, TX 79410</text:p>
          </table:table-cell>
          <table:table-cell table:number-columns-repeated="3"/>
        </table:table-row>
        <table:table-row table:style-name="ro1">
          <table:table-cell office:value-type="string">
            <text:p>BushHogs </text:p>
          </table:table-cell>
          <table:table-cell office:value-type="string">
            <text:p><text:s/>16202 TX-493 Loop <text:s/>Lubbock, TX</text:p>
          </table:table-cell>
          <table:table-cell table:number-columns-repeated="3"/>
        </table:table-row>
        <table:table-row table:style-name="ro1">
          <table:table-cell office:value-type="string">
            <text:p>Café J </text:p>
          </table:table-cell>
          <table:table-cell office:value-type="string">
            <text:p><text:s/>2605 19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Cagle Steaks </text:p>
          </table:table-cell>
          <table:table-cell office:value-type="string">
            <text:p><text:s/>118 Inler Ave. Lubbock, TX 79416</text:p>
          </table:table-cell>
          <table:table-cell table:number-columns-repeated="3"/>
        </table:table-row>
        <table:table-row table:style-name="ro1">
          <table:table-cell office:value-type="string">
            <text:p>Cake </text:p>
          </table:table-cell>
          <table:table-cell office:value-type="string">
            <text:p><text:s/>8201 Quaker Ave. Lubbock, TX 79424</text:p>
          </table:table-cell>
          <table:table-cell table:number-columns-repeated="3"/>
        </table:table-row>
        <table:table-row table:style-name="ro1">
          <table:table-cell office:value-type="string">
            <text:p>Campisi's Restaurant </text:p>
          </table:table-cell>
          <table:table-cell office:value-type="string">
            <text:p><text:s/>4414 82nd St.Lubbock,TX</text:p>
          </table:table-cell>
          <table:table-cell table:number-columns-repeated="3"/>
        </table:table-row>
        <table:table-row table:style-name="ro1">
          <table:table-cell office:value-type="string">
            <text:p>Cancun Mexican Restaurant </text:p>
          </table:table-cell>
          <table:table-cell office:value-type="string">
            <text:p><text:s/>7905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Cantina Laredo </text:p>
          </table:table-cell>
          <table:table-cell office:value-type="string">
            <text:p><text:s/>116 W. Loop 289,Lubbock,TX</text:p>
          </table:table-cell>
          <table:table-cell table:number-columns-repeated="3"/>
        </table:table-row>
        <table:table-row table:style-name="ro1">
          <table:table-cell office:value-type="string">
            <text:p>Capital Pizza </text:p>
          </table:table-cell>
          <table:table-cell office:value-type="string">
            <text:p><text:s/>2705 26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Caprock Café </text:p>
          </table:table-cell>
          <table:table-cell office:value-type="string">
            <text:p><text:s/>3405 34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aprock Café </text:p>
          </table:table-cell>
          <table:table-cell office:value-type="string">
            <text:p><text:s/>5217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Casa Olé </text:p>
          </table:table-cell>
          <table:table-cell office:value-type="string">
            <text:p><text:s/>4413 S. Loop 289 Lubbock, TX 79424</text:p>
          </table:table-cell>
          <table:table-cell table:number-columns-repeated="3"/>
        </table:table-row>
        <table:table-row table:style-name="ro1">
          <table:table-cell office:value-type="string">
            <text:p>Cast Iron Grill </text:p>
          </table:table-cell>
          <table:table-cell office:value-type="string">
            <text:p><text:s/>620 1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Catalina's Restaurant </text:p>
          </table:table-cell>
          <table:table-cell office:value-type="string">
            <text:p><text:s/>1519 34th St. Lubbock, TX 79411</text:p>
          </table:table-cell>
          <table:table-cell table:number-columns-repeated="3"/>
        </table:table-row>
        <table:table-row table:style-name="ro1">
          <table:table-cell office:value-type="string">
            <text:p>Cattle Baron </text:p>
          </table:table-cell>
          <table:table-cell office:value-type="string">
            <text:p><text:s/>8201 Quaker Ave., #170 Lubbock, TX 79424</text:p>
          </table:table-cell>
          <table:table-cell table:number-columns-repeated="3"/>
        </table:table-row>
        <table:table-row table:style-name="ro1">
          <table:table-cell office:value-type="string">
            <text:p>Cesiah's Panaderia </text:p>
          </table:table-cell>
          <table:table-cell office:value-type="string">
            <text:p><text:s/>1519 34th St. Suite D Lubbock, TX 79411</text:p>
          </table:table-cell>
          <table:table-cell table:number-columns-repeated="3"/>
        </table:table-row>
        <table:table-row table:style-name="ro1">
          <table:table-cell office:value-type="string">
            <text:p>Cheddar's </text:p>
          </table:table-cell>
          <table:table-cell office:value-type="string">
            <text:p><text:s/>4009 S. Loop 289 Lubbock, TX 79423</text:p>
          </table:table-cell>
          <table:table-cell table:number-columns-repeated="3"/>
        </table:table-row>
        <table:table-row table:style-name="ro1">
          <table:table-cell office:value-type="string">
            <text:p>CheeZies Pizza </text:p>
          </table:table-cell>
          <table:table-cell office:value-type="string">
            <text:p><text:s/>1803 7th St., #101 Lubbock, TX 79401</text:p>
          </table:table-cell>
          <table:table-cell table:number-columns-repeated="3"/>
        </table:table-row>
        <table:table-row table:style-name="ro1">
          <table:table-cell office:value-type="string">
            <text:p>Chef Lin's To Go </text:p>
          </table:table-cell>
          <table:table-cell office:value-type="string">
            <text:p><text:s/>6625 19th St. Lubbock, TX 79415</text:p>
          </table:table-cell>
          <table:table-cell table:number-columns-repeated="3"/>
        </table:table-row>
        <table:table-row table:style-name="ro1">
          <table:table-cell office:value-type="string">
            <text:p>Chick-Fil-A </text:p>
          </table:table-cell>
          <table:table-cell office:value-type="string">
            <text:p><text:s/>6416 82nd St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ck-Fil-A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ck-Fil-A </text:p>
          </table:table-cell>
          <table:table-cell office:value-type="string">
            <text:p><text:s/>6820 Slide Road, Unit 1036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ck-Fil-A </text:p>
          </table:table-cell>
          <table:table-cell office:value-type="string">
            <text:p><text:s/>312 University Ave. Lubbock, TX 79415</text:p>
          </table:table-cell>
          <table:table-cell table:number-columns-repeated="3"/>
        </table:table-row>
        <table:table-row table:style-name="ro1">
          <table:table-cell office:value-type="string">
            <text:p>Chicken Express </text:p>
          </table:table-cell>
          <table:table-cell office:value-type="string">
            <text:p><text:s/>2308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cken Express </text:p>
          </table:table-cell>
          <table:table-cell office:value-type="string">
            <text:p><text:s/>210 Slide Road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cken Express </text:p>
          </table:table-cell>
          <table:table-cell office:value-type="string">
            <text:p><text:s/>6720 82nd St # B-1 Lubbock, TX</text:p>
          </table:table-cell>
          <table:table-cell table:number-columns-repeated="3"/>
        </table:table-row>
        <table:table-row table:style-name="ro1">
          <table:table-cell office:value-type="string">
            <text:p>Chili Dog Cafe </text:p>
          </table:table-cell>
          <table:table-cell office:value-type="string">
            <text:p><text:s/>5903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Chili's Grill and Bar </text:p>
          </table:table-cell>
          <table:table-cell office:value-type="string">
            <text:p><text:s/>5805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li's Grill and Bar </text:p>
          </table:table-cell>
          <table:table-cell office:value-type="string">
            <text:p><text:s/>607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Chimy's Cerveceria </text:p>
          </table:table-cell>
          <table:table-cell office:value-type="string">
            <text:p><text:s/>2417 Broadway Lubbock, TX 79401</text:p>
          </table:table-cell>
          <table:table-cell table:number-columns-repeated="3"/>
        </table:table-row>
        <table:table-row table:style-name="ro1">
          <table:table-cell office:value-type="string">
            <text:p>China Max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China Star </text:p>
          </table:table-cell>
          <table:table-cell office:value-type="string">
            <text:p><text:s/>1919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China Town </text:p>
          </table:table-cell>
          <table:table-cell office:value-type="string">
            <text:p><text:s/>5217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China Wok </text:p>
          </table:table-cell>
          <table:table-cell office:value-type="string">
            <text:p><text:s/>6302 Frankford Ave. Lubbock, TX 79424</text:p>
          </table:table-cell>
          <table:table-cell table:number-columns-repeated="3"/>
        </table:table-row>
        <table:table-row table:style-name="ro1">
          <table:table-cell office:value-type="string">
            <text:p>Chinese Kitchen </text:p>
          </table:table-cell>
          <table:table-cell office:value-type="string">
            <text:p><text:s/>5308 Slide Road, Suite A Lubbock, TX 79414</text:p>
          </table:table-cell>
          <table:table-cell table:number-columns-repeated="3"/>
        </table:table-row>
        <table:table-row table:style-name="ro1">
          <table:table-cell office:value-type="string">
            <text:p>Chip's Sports Bar </text:p>
          </table:table-cell>
          <table:table-cell office:value-type="string">
            <text:p><text:s/>5166 69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Chipotle Mexican Grill </text:p>
          </table:table-cell>
          <table:table-cell office:value-type="string">
            <text:p><text:s/>2411 Glenna Goodacre Blvd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ipotle Mexican Grill </text:p>
          </table:table-cell>
          <table:table-cell office:value-type="string">
            <text:p><text:s/>8201 Quaker Ave., #102 Lubbock, TX 79424</text:p>
          </table:table-cell>
          <table:table-cell table:number-columns-repeated="3"/>
        </table:table-row>
        <table:table-row table:style-name="ro1">
          <table:table-cell office:value-type="string">
            <text:p>Choochai Thai Cuisine </text:p>
          </table:table-cell>
          <table:table-cell office:value-type="string">
            <text:p><text:s/>2330 1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Chop Chop </text:p>
          </table:table-cell>
          <table:table-cell office:value-type="string">
            <text:p><text:s/>7320 Milwaukee Ave. <text:s/>Lubbock, TX</text:p>
          </table:table-cell>
          <table:table-cell table:number-columns-repeated="3"/>
        </table:table-row>
        <table:table-row table:style-name="ro1">
          <table:table-cell office:value-type="string">
            <text:p>Chopped &amp;amp; Sliced BBQ </text:p>
          </table:table-cell>
          <table:table-cell office:value-type="string">
            <text:p><text:s/>3501 50th St.</text:p>
          </table:table-cell>
          <table:table-cell table:number-columns-repeated="3"/>
        </table:table-row>
        <table:table-row table:style-name="ro1">
          <table:table-cell office:value-type="string">
            <text:p>Christakis Burgers </text:p>
          </table:table-cell>
          <table:table-cell office:value-type="string">
            <text:p><text:s/>1111 34th St. Lubbock, TX 79411</text:p>
          </table:table-cell>
          <table:table-cell table:number-columns-repeated="3"/>
        </table:table-row>
        <table:table-row table:style-name="ro1">
          <table:table-cell office:value-type="string">
            <text:p>Chuck E. Cheese </text:p>
          </table:table-cell>
          <table:table-cell office:value-type="string">
            <text:p><text:s/>5612 W. Loop 289 Lubbock, TX 79401</text:p>
          </table:table-cell>
          <table:table-cell table:number-columns-repeated="3"/>
        </table:table-row>
        <table:table-row table:style-name="ro1">
          <table:table-cell office:value-type="string">
            <text:p>Church's Chicken </text:p>
          </table:table-cell>
          <table:table-cell office:value-type="string">
            <text:p><text:s/>4401 34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urch's Chicken </text:p>
          </table:table-cell>
          <table:table-cell office:value-type="string">
            <text:p><text:s/>1702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hurch's Chicken </text:p>
          </table:table-cell>
          <table:table-cell office:value-type="string">
            <text:p><text:s/>905 Ave. Q Lubbock, TX 79412</text:p>
          </table:table-cell>
          <table:table-cell table:number-columns-repeated="3"/>
        </table:table-row>
        <table:table-row table:style-name="ro1">
          <table:table-cell office:value-type="string">
            <text:p>Churrasca Brazilian Steak House </text:p>
          </table:table-cell>
          <table:table-cell office:value-type="string">
            <text:p><text:s/>6105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Chuy's </text:p>
          </table:table-cell>
          <table:table-cell office:value-type="string">
            <text:p><text:s/>4805 S. Loop 289 Lubbock, TX 79424</text:p>
          </table:table-cell>
          <table:table-cell table:number-columns-repeated="3"/>
        </table:table-row>
        <table:table-row table:style-name="ro1">
          <table:table-cell office:value-type="string">
            <text:p>CiCi's Pizza Buffet </text:p>
          </table:table-cell>
          <table:table-cell office:value-type="string">
            <text:p><text:s/>2821 50th St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iCi's Pizza Buffet </text:p>
          </table:table-cell>
          <table:table-cell office:value-type="string">
            <text:p><text:s/>5102 6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City Donuts </text:p>
          </table:table-cell>
          <table:table-cell office:value-type="string">
            <text:p><text:s/>2245 19th St. Lubbock, TX 79411</text:p>
          </table:table-cell>
          <table:table-cell table:number-columns-repeated="3"/>
        </table:table-row>
        <table:table-row table:style-name="ro1">
          <table:table-cell office:value-type="string">
            <text:p>City Grill at Rip Griffin's </text:p>
          </table:table-cell>
          <table:table-cell office:value-type="string">
            <text:p><text:s/>4609 Ave. A Lubbock, TX 79404</text:p>
          </table:table-cell>
          <table:table-cell table:number-columns-repeated="3"/>
        </table:table-row>
        <table:table-row table:style-name="ro1">
          <table:table-cell office:value-type="string">
            <text:p>Cold Stone Creamery </text:p>
          </table:table-cell>
          <table:table-cell office:value-type="string">
            <text:p><text:s/>8215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Conference Café </text:p>
          </table:table-cell>
          <table:table-cell office:value-type="string">
            <text:p><text:s/>3801 106th St. Lubbock, TX 79415</text:p>
          </table:table-cell>
          <table:table-cell table:number-columns-repeated="3"/>
        </table:table-row>
        <table:table-row table:style-name="ro1">
          <table:table-cell office:value-type="string">
            <text:p>Cookies by Design </text:p>
          </table:table-cell>
          <table:table-cell office:value-type="string">
            <text:p><text:s/>3310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Copper Caboose </text:p>
          </table:table-cell>
          <table:table-cell office:value-type="string">
            <text:p><text:s/>5609 Ave. Q Lubbock, TX 79412</text:p>
          </table:table-cell>
          <table:table-cell table:number-columns-repeated="3"/>
        </table:table-row>
        <table:table-row table:style-name="ro1">
          <table:table-cell office:value-type="string">
            <text:p>Corn Dog Heaven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Cotton Patch Cafe </text:p>
          </table:table-cell>
          <table:table-cell office:value-type="string">
            <text:p><text:s/>6810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Cowboy Chicken </text:p>
          </table:table-cell>
          <table:table-cell office:value-type="string">
            <text:p><text:s/>4415 S Loop 289 </text:p>
          </table:table-cell>
          <table:table-cell office:value-type="string">
            <text:p><text:s/>centered around the art of cooking with sizzle.&lt;/p&gt;background-size</text:p>
          </table:table-cell>
          <table:table-cell office:value-type="string">
            <text:p><text:s/>cover;"&gt;&lt;/div&gt;</text:p>
          </table:table-cell>
          <table:table-cell/>
        </table:table-row>
        <table:table-row table:style-name="ro1">
          <table:table-cell office:value-type="string">
            <text:p>Cracker Barrel Old Country Store </text:p>
          </table:table-cell>
          <table:table-cell office:value-type="string">
            <text:p><text:s/>5018 Milwaukee Ave. Lubbock, TX 79407</text:p>
          </table:table-cell>
          <table:table-cell table:number-columns-repeated="3"/>
        </table:table-row>
        <table:table-row table:style-name="ro1">
          <table:table-cell office:value-type="string">
            <text:p>Crawdaddy's Sports Bar &amp;amp; Grill </text:p>
          </table:table-cell>
          <table:table-cell office:value-type="string">
            <text:p><text:s/>5725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Cricket's Draft House + Grill </text:p>
          </table:table-cell>
          <table:table-cell office:value-type="string">
            <text:p><text:s/>2412 Broadway Lubbock, TX 79401</text:p>
          </table:table-cell>
          <table:table-cell table:number-columns-repeated="3"/>
        </table:table-row>
        <table:table-row table:style-name="ro1">
          <table:table-cell office:value-type="string">
            <text:p>Cricket's Grill &amp;amp; Draft House </text:p>
          </table:table-cell>
          <table:table-cell office:value-type="string">
            <text:p><text:s/>2412 Broadway Lubbock, TX 79401</text:p>
          </table:table-cell>
          <table:table-cell table:number-columns-repeated="3"/>
        </table:table-row>
        <table:table-row table:style-name="ro1">
          <table:table-cell office:value-type="string">
            <text:p>Cujo's Sports Bar &amp;amp; Grill </text:p>
          </table:table-cell>
          <table:table-cell office:value-type="string">
            <text:p><text:s/>5811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Dairy Queen </text:p>
          </table:table-cell>
          <table:table-cell office:value-type="string">
            <text:p><text:s/>6925 University Ave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iry Queen </text:p>
          </table:table-cell>
          <table:table-cell office:value-type="string">
            <text:p><text:s/>7813 Slide Road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iry Queen </text:p>
          </table:table-cell>
          <table:table-cell office:value-type="string">
            <text:p><text:s/>2311 Ave. Q Lubbock, TX 7940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iry Queen </text:p>
          </table:table-cell>
          <table:table-cell office:value-type="string">
            <text:p><text:s/>5735 1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iry Queen </text:p>
          </table:table-cell>
          <table:table-cell office:value-type="string">
            <text:p><text:s/>8103 Indiana Ave. Lubbock, TX 79423</text:p>
          </table:table-cell>
          <table:table-cell table:number-columns-repeated="3"/>
        </table:table-row>
        <table:table-row table:style-name="ro1">
          <table:table-cell office:value-type="string">
            <text:p>Daylight Donuts </text:p>
          </table:table-cell>
          <table:table-cell office:value-type="string">
            <text:p><text:s/>2859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Denny's </text:p>
          </table:table-cell>
          <table:table-cell office:value-type="string">
            <text:p><text:s/>607 Ave. Q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enny's </text:p>
          </table:table-cell>
          <table:table-cell office:value-type="string">
            <text:p><text:s/>4718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Dickey's Barbecue Pit </text:p>
          </table:table-cell>
          <table:table-cell office:value-type="string">
            <text:p><text:s/>5412 Slide Road Suite 100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ickey's Barbecue Pit </text:p>
          </table:table-cell>
          <table:table-cell office:value-type="string">
            <text:p><text:s/>5217 98th St. Suite 900 Lubbock, TX 79424</text:p>
          </table:table-cell>
          <table:table-cell table:number-columns-repeated="3"/>
        </table:table-row>
        <table:table-row table:style-name="ro1">
          <table:table-cell office:value-type="string">
            <text:p>Dimba's Chicken &amp;amp; Seafood </text:p>
          </table:table-cell>
          <table:table-cell office:value-type="string">
            <text:p><text:s/>5010 Quaker Ave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imba's Chicken &amp;amp; Seafood </text:p>
          </table:table-cell>
          <table:table-cell office:value-type="string">
            <text:p><text:s/>421 Frankford Ave. Lubbock, TX 79416</text:p>
          </table:table-cell>
          <table:table-cell table:number-columns-repeated="3"/>
        </table:table-row>
        <table:table-row table:style-name="ro1">
          <table:table-cell office:value-type="string">
            <text:p>Dion's Pizza </text:p>
          </table:table-cell>
          <table:table-cell office:value-type="string">
            <text:p><text:s/>905 University Ave. Lubbock, TX</text:p>
          </table:table-cell>
          <table:table-cell table:number-columns-repeated="3"/>
        </table:table-row>
        <table:table-row table:style-name="ro1">
          <table:table-cell office:value-type="string">
            <text:p>Dippin' Dots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Domesticakes </text:p>
          </table:table-cell>
          <table:table-cell office:value-type="string">
            <text:p><text:s/>5917 66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Domino's Pizza </text:p>
          </table:table-cell>
          <table:table-cell office:value-type="string">
            <text:p><text:s/>5407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mino's Pizza </text:p>
          </table:table-cell>
          <table:table-cell office:value-type="string">
            <text:p><text:s/>5815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mino's Pizza </text:p>
          </table:table-cell>
          <table:table-cell office:value-type="string">
            <text:p><text:s/>4921 34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mino's Pizza </text:p>
          </table:table-cell>
          <table:table-cell office:value-type="string">
            <text:p><text:s/>1708 Parkway Drive Lubbock, TX 7940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mino's Pizza </text:p>
          </table:table-cell>
          <table:table-cell office:value-type="string">
            <text:p><text:s/>2113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omino's Pizza </text:p>
          </table:table-cell>
          <table:table-cell office:value-type="string">
            <text:p><text:s/>1617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Donut Depot </text:p>
          </table:table-cell>
          <table:table-cell office:value-type="string">
            <text:p><text:s/>3612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Double Nickel Steakhouse </text:p>
          </table:table-cell>
          <table:table-cell office:value-type="string">
            <text:p><text:s/>5405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DoubleDave's Pizzaworks </text:p>
          </table:table-cell>
          <table:table-cell office:value-type="string">
            <text:p><text:s/>6023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Dunkin' Donuts </text:p>
          </table:table-cell>
          <table:table-cell office:value-type="string">
            <text:p><text:s/>7901 University Ave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unkin' Donuts </text:p>
          </table:table-cell>
          <table:table-cell office:value-type="string">
            <text:p><text:s/>7723 MilwaukeeAveLubbock,TX</text:p>
          </table:table-cell>
          <table:table-cell table:number-columns-repeated="3"/>
        </table:table-row>
        <table:table-row table:style-name="ro1">
          <table:table-cell office:value-type="string">
            <text:p>Durango's </text:p>
          </table:table-cell>
          <table:table-cell office:value-type="string">
            <text:p><text:s/>5004 Frankford Ave. Lubbock, TX</text:p>
          </table:table-cell>
          <table:table-cell table:number-columns-repeated="3"/>
        </table:table-row>
        <table:table-row table:style-name="ro1">
          <table:table-cell office:value-type="string">
            <text:p>Ears-A-Poppin </text:p>
          </table:table-cell>
          <table:table-cell office:value-type="string">
            <text:p><text:s/>6301 82nd St. Lubbock, TX</text:p>
          </table:table-cell>
          <table:table-cell table:number-columns-repeated="3"/>
        </table:table-row>
        <table:table-row table:style-name="ro1">
          <table:table-cell office:value-type="string">
            <text:p>East Moon </text:p>
          </table:table-cell>
          <table:table-cell office:value-type="string">
            <text:p><text:s/>5028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Eddie's Barbeque </text:p>
          </table:table-cell>
          <table:table-cell office:value-type="string">
            <text:p><text:s/>1324 E. 50th St. Lubbock, TX 79404</text:p>
          </table:table-cell>
          <table:table-cell table:number-columns-repeated="3"/>
        </table:table-row>
        <table:table-row table:style-name="ro1">
          <table:table-cell office:value-type="string">
            <text:p>Edible Arrangements </text:p>
          </table:table-cell>
          <table:table-cell office:value-type="string">
            <text:p><text:s/>8215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Einstein Bros Bagels </text:p>
          </table:table-cell>
          <table:table-cell office:value-type="string">
            <text:p><text:s/>4525 Marsha Sharp Freeway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Einstein Bros Bagels </text:p>
          </table:table-cell>
          <table:table-cell office:value-type="string">
            <text:p><text:s/>5217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El Charro </text:p>
          </table:table-cell>
          <table:table-cell office:value-type="string">
            <text:p><text:s/>5011 Interstate 27 Lubbock, TX 79404</text:p>
          </table:table-cell>
          <table:table-cell table:number-columns-repeated="3"/>
        </table:table-row>
        <table:table-row table:style-name="ro1">
          <table:table-cell office:value-type="string">
            <text:p>El Chico </text:p>
          </table:table-cell>
          <table:table-cell office:value-type="string">
            <text:p><text:s/>4301 Marsha Sharp Freeway Lubbock, TX 74301</text:p>
          </table:table-cell>
          <table:table-cell table:number-columns-repeated="3"/>
        </table:table-row>
        <table:table-row table:style-name="ro1">
          <table:table-cell office:value-type="string">
            <text:p>El Gallito </text:p>
          </table:table-cell>
          <table:table-cell office:value-type="string">
            <text:p><text:s/>914 E. 34th St. Lubbock, TX 79404</text:p>
          </table:table-cell>
          <table:table-cell table:number-columns-repeated="3"/>
        </table:table-row>
        <table:table-row table:style-name="ro1">
          <table:table-cell office:value-type="string">
            <text:p>El Paisano Restaurant </text:p>
          </table:table-cell>
          <table:table-cell office:value-type="string">
            <text:p><text:s/>1301 50th St., Suite 6 Lubbock, TX 79412</text:p>
          </table:table-cell>
          <table:table-cell table:number-columns-repeated="3"/>
        </table:table-row>
        <table:table-row table:style-name="ro1">
          <table:table-cell office:value-type="string">
            <text:p>El Ranchito Burrito </text:p>
          </table:table-cell>
          <table:table-cell office:value-type="string">
            <text:p><text:s/>4529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Emma's Mexican Restaurant </text:p>
          </table:table-cell>
          <table:table-cell office:value-type="string">
            <text:p><text:s/>1106 Ave. J Lubbock, TX 79401</text:p>
          </table:table-cell>
          <table:table-cell table:number-columns-repeated="3"/>
        </table:table-row>
        <table:table-row table:style-name="ro1">
          <table:table-cell office:value-type="string">
            <text:p>Eskimo Hut </text:p>
          </table:table-cell>
          <table:table-cell office:value-type="string">
            <text:p><text:s/>305 Frankford Ave. Lubbock, TX 79416</text:p>
          </table:table-cell>
          <table:table-cell table:number-columns-repeated="3"/>
        </table:table-row>
        <table:table-row table:style-name="ro1">
          <table:table-cell office:value-type="string">
            <text:p>Estrella's Mexican Restaurant </text:p>
          </table:table-cell>
          <table:table-cell office:value-type="string">
            <text:p><text:s/>1905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Evie Mae's Pit Barbecue </text:p>
          </table:table-cell>
          <table:table-cell office:value-type="string">
            <text:p><text:s/>217 Highway 62,Wolfforth,TX</text:p>
          </table:table-cell>
          <table:table-cell table:number-columns-repeated="3"/>
        </table:table-row>
        <table:table-row table:style-name="ro1">
          <table:table-cell office:value-type="string">
            <text:p>Fazoli's </text:p>
          </table:table-cell>
          <table:table-cell office:value-type="string">
            <text:p><text:s/>1902 W. Loop 289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azoli's </text:p>
          </table:table-cell>
          <table:table-cell office:value-type="string">
            <text:p><text:s/>4008 82nd St. Lubbock, TX 79423</text:p>
          </table:table-cell>
          <table:table-cell table:number-columns-repeated="3"/>
        </table:table-row>
        <table:table-row table:style-name="ro1">
          <table:table-cell office:value-type="string">
            <text:p>Firehouse </text:p>
          </table:table-cell>
          <table:table-cell office:value-type="string">
            <text:p><text:s/>1719 Buddy Holl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Firehouse Subs </text:p>
          </table:table-cell>
          <table:table-cell office:value-type="string">
            <text:p><text:s/>411 University Ave. Suite 200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irehouse Subs </text:p>
          </table:table-cell>
          <table:table-cell office:value-type="string">
            <text:p><text:s/>5027 Milwaukee Ave. Lubbock, TX 79407</text:p>
          </table:table-cell>
          <table:table-cell table:number-columns-repeated="3"/>
        </table:table-row>
        <table:table-row table:style-name="ro1">
          <table:table-cell office:value-type="string">
            <text:p>Five Guys Burgers and Fries </text:p>
          </table:table-cell>
          <table:table-cell office:value-type="string">
            <text:p><text:s/>6076 Marsha Sharp Freeway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ive Guys Burgers and Fries </text:p>
          </table:table-cell>
          <table:table-cell office:value-type="string">
            <text:p><text:s/>4410 19th St., Suite 100 Lubbock, TX 79407</text:p>
          </table:table-cell>
          <table:table-cell table:number-columns-repeated="3"/>
        </table:table-row>
        <table:table-row table:style-name="ro1">
          <table:table-cell office:value-type="string">
            <text:p>Flatlands Cafe </text:p>
          </table:table-cell>
          <table:table-cell office:value-type="string">
            <text:p><text:s/>1901 W. Loop 289Lubbock,TX</text:p>
          </table:table-cell>
          <table:table-cell table:number-columns-repeated="3"/>
        </table:table-row>
        <table:table-row table:style-name="ro1">
          <table:table-cell office:value-type="string">
            <text:p>Flip's Tavern </text:p>
          </table:table-cell>
          <table:table-cell office:value-type="string">
            <text:p><text:s/>1406 Ave. Q Lubbock, TX</text:p>
          </table:table-cell>
          <table:table-cell table:number-columns-repeated="3"/>
        </table:table-row>
        <table:table-row table:style-name="ro1">
          <table:table-cell office:value-type="string">
            <text:p>Fortune Cookie </text:p>
          </table:table-cell>
          <table:table-cell office:value-type="string">
            <text:p><text:s/>7006 University Ave. Lubbock, TX 79413</text:p>
          </table:table-cell>
          <table:table-cell table:number-columns-repeated="3"/>
        </table:table-row>
        <table:table-row table:style-name="ro1">
          <table:table-cell office:value-type="string">
            <text:p>Fourth Street Sports Bar </text:p>
          </table:table-cell>
          <table:table-cell office:value-type="string">
            <text:p><text:s/>2918 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Fox and Hound Bar &amp;amp; Grill </text:p>
          </table:table-cell>
          <table:table-cell office:value-type="string">
            <text:p><text:s/>4210 82nd St. #240 Lubbock, TX 79423</text:p>
          </table:table-cell>
          <table:table-cell table:number-columns-repeated="3"/>
        </table:table-row>
        <table:table-row table:style-name="ro1">
          <table:table-cell office:value-type="string">
            <text:p>Freddy's Frozen Custard &amp;amp; Steakburgers </text:p>
          </table:table-cell>
          <table:table-cell office:value-type="string">
            <text:p><text:s/>6208 19th St. Lubbock, TX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reddy's Frozen Custard &amp;amp; Steakburgers </text:p>
          </table:table-cell>
          <table:table-cell office:value-type="string">
            <text:p><text:s/>7732 Milwaukee Ave. Lubbock, TX 79424</text:p>
          </table:table-cell>
          <table:table-cell table:number-columns-repeated="3"/>
        </table:table-row>
        <table:table-row table:style-name="ro1">
          <table:table-cell office:value-type="string">
            <text:p>Freebirds World Burrito </text:p>
          </table:table-cell>
          <table:table-cell office:value-type="string">
            <text:p><text:s/>1201 University Ave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reebirds World Burrito </text:p>
          </table:table-cell>
          <table:table-cell office:value-type="string">
            <text:p><text:s/>4930 S. Loop 289 Lubbock, TX 79414</text:p>
          </table:table-cell>
          <table:table-cell table:number-columns-repeated="3"/>
        </table:table-row>
        <table:table-row table:style-name="ro1">
          <table:table-cell office:value-type="string">
            <text:p>Fuddruckers </text:p>
          </table:table-cell>
          <table:table-cell office:value-type="string">
            <text:p><text:s/>5501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Furr's Family Dining </text:p>
          </table:table-cell>
          <table:table-cell office:value-type="string">
            <text:p><text:s/>2817 S. Loop 289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urr's Family Dining </text:p>
          </table:table-cell>
          <table:table-cell office:value-type="string">
            <text:p><text:s/>6001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Fuzzy's Taco Shop </text:p>
          </table:table-cell>
          <table:table-cell office:value-type="string">
            <text:p><text:s/>2102 Broadway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uzzy's Taco Shop </text:p>
          </table:table-cell>
          <table:table-cell office:value-type="string">
            <text:p><text:s/>10101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Garcia's Mexican Restaurant </text:p>
          </table:table-cell>
          <table:table-cell office:value-type="string">
            <text:p><text:s/>5604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Gator's Bayou </text:p>
          </table:table-cell>
          <table:table-cell office:value-type="string">
            <text:p><text:s/>5217 98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Gatti's Pizza </text:p>
          </table:table-cell>
          <table:table-cell office:value-type="string">
            <text:p><text:s/>5001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Genghis Grill </text:p>
          </table:table-cell>
          <table:table-cell office:value-type="string">
            <text:p><text:s/>6201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George's Cafe </text:p>
          </table:table-cell>
          <table:table-cell office:value-type="string">
            <text:p><text:s/>5407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George's Restaurant </text:p>
          </table:table-cell>
          <table:table-cell office:value-type="string">
            <text:p><text:s/>6914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Gilbert's Bar &amp;amp; Grill </text:p>
          </table:table-cell>
          <table:table-cell office:value-type="string">
            <text:p><text:s/>2608 Salem Ave. Lubbock, TX 79410</text:p>
          </table:table-cell>
          <table:table-cell table:number-columns-repeated="3"/>
        </table:table-row>
        <table:table-row table:style-name="ro1">
          <table:table-cell office:value-type="string">
            <text:p>Giorgio's Pizza </text:p>
          </table:table-cell>
          <table:table-cell office:value-type="string">
            <text:p><text:s/>1018 Broadway Lubbock, TX 79401</text:p>
          </table:table-cell>
          <table:table-cell table:number-columns-repeated="3"/>
        </table:table-row>
        <table:table-row table:style-name="ro1">
          <table:table-cell office:value-type="string">
            <text:p>Glazed Honey Ham Co. </text:p>
          </table:table-cell>
          <table:table-cell office:value-type="string">
            <text:p><text:s/>3424 82nd St. Lubbock, TX 79423</text:p>
          </table:table-cell>
          <table:table-cell table:number-columns-repeated="3"/>
        </table:table-row>
        <table:table-row table:style-name="ro1">
          <table:table-cell office:value-type="string">
            <text:p>Gold Stripe Coffee Roasters </text:p>
          </table:table-cell>
          <table:table-cell office:value-type="string">
            <text:p><text:s/>2610 Salem Ave. Suite 5, <text:s/>Lubbock, TX </text:p>
          </table:table-cell>
          <table:table-cell office:value-type="string">
            <text:p><text:s/>Golden Chick </text:p>
          </table:table-cell>
          <table:table-cell office:value-type="string">
            <text:p><text:s/>4317 50th St.Lubbock TX</text:p>
          </table:table-cell>
          <table:table-cell/>
        </table:table-row>
        <table:table-row table:style-name="ro1">
          <table:table-cell office:value-type="string">
            <text:p>Golden Chick </text:p>
          </table:table-cell>
          <table:table-cell office:value-type="string">
            <text:p><text:s/>5727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Golden Chick </text:p>
          </table:table-cell>
          <table:table-cell office:value-type="string">
            <text:p><text:s/>2401 Glenna Goodacre Blvd. Lubbock, TX 79401</text:p>
          </table:table-cell>
          <table:table-cell table:number-columns-repeated="3"/>
        </table:table-row>
        <table:table-row table:style-name="ro1">
          <table:table-cell office:value-type="string">
            <text:p>Golden Corral </text:p>
          </table:table-cell>
          <table:table-cell office:value-type="string">
            <text:p><text:s/>5115 S. Loop 289 Lubbock, TX 79424</text:p>
          </table:table-cell>
          <table:table-cell table:number-columns-repeated="3"/>
        </table:table-row>
        <table:table-row table:style-name="ro1">
          <table:table-cell office:value-type="string">
            <text:p>Goody's World Famous Popcorn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Gorditos Mexican Restaurant </text:p>
          </table:table-cell>
          <table:table-cell office:value-type="string">
            <text:p><text:s/>3410 98th St. Lubbock, TX 79423</text:p>
          </table:table-cell>
          <table:table-cell table:number-columns-repeated="3"/>
        </table:table-row>
        <table:table-row table:style-name="ro1">
          <table:table-cell office:value-type="string">
            <text:p>Great American Cookies </text:p>
          </table:table-cell>
          <table:table-cell office:value-type="string">
            <text:p><text:s/>South Plains Mall, 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Hayashi Japanese Hibachi &amp;amp; Sushi Bar </text:p>
          </table:table-cell>
          <table:table-cell office:value-type="string">
            <text:p><text:s/>4220 82nd St. Lubbock, TX</text:p>
          </table:table-cell>
          <table:table-cell table:number-columns-repeated="3"/>
        </table:table-row>
        <table:table-row table:style-name="ro1">
          <table:table-cell office:value-type="string">
            <text:p>Healthy Essentials </text:p>
          </table:table-cell>
          <table:table-cell office:value-type="string">
            <text:p><text:s/>8008 Abbeville Ave. Lubbock, TX 79424</text:p>
          </table:table-cell>
          <table:table-cell table:number-columns-repeated="3"/>
        </table:table-row>
        <table:table-row table:style-name="ro1">
          <table:table-cell office:value-type="string">
            <text:p>Heff's Burgers </text:p>
          </table:table-cell>
          <table:table-cell office:value-type="string">
            <text:p><text:s/>5727 82nd St.,LubbockTX</text:p>
          </table:table-cell>
          <table:table-cell table:number-columns-repeated="3"/>
        </table:table-row>
        <table:table-row table:style-name="ro1">
          <table:table-cell office:value-type="string">
            <text:p>Holly Hop Ice Cream Shoppe </text:p>
          </table:table-cell>
          <table:table-cell office:value-type="string">
            <text:p><text:s/>3404 34th St. Lubbock, TX</text:p>
          </table:table-cell>
          <table:table-cell table:number-columns-repeated="3"/>
        </table:table-row>
        <table:table-row table:style-name="ro1">
          <table:table-cell office:value-type="string">
            <text:p>Hong Kong Restaurant </text:p>
          </table:table-cell>
          <table:table-cell office:value-type="string">
            <text:p><text:s/>4845 50th St. Lubbock, TX</text:p>
          </table:table-cell>
          <table:table-cell table:number-columns-repeated="3"/>
        </table:table-row>
        <table:table-row table:style-name="ro1">
          <table:table-cell office:value-type="string">
            <text:p>Hooters </text:p>
          </table:table-cell>
          <table:table-cell office:value-type="string">
            <text:p><text:s/>4950 W. Loop 289 Lubbock, TX</text:p>
          </table:table-cell>
          <table:table-cell table:number-columns-repeated="3"/>
        </table:table-row>
        <table:table-row table:style-name="ro1">
          <table:table-cell office:value-type="string">
            <text:p>Hub City Wings </text:p>
          </table:table-cell>
          <table:table-cell office:value-type="string">
            <text:p><text:s/>1902 34th St. Lubbock, TX 79411</text:p>
          </table:table-cell>
          <table:table-cell table:number-columns-repeated="3"/>
        </table:table-row>
        <table:table-row table:style-name="ro1">
          <table:table-cell office:value-type="string">
            <text:p>HubCity Nutrition </text:p>
          </table:table-cell>
          <table:table-cell office:value-type="string">
            <text:p><text:s/>4525 50th St. Lubbock, TX 79423</text:p>
          </table:table-cell>
          <table:table-cell table:number-columns-repeated="3"/>
        </table:table-row>
        <table:table-row table:style-name="ro1">
          <table:table-cell office:value-type="string">
            <text:p>IHOP </text:p>
          </table:table-cell>
          <table:table-cell office:value-type="string">
            <text:p><text:s/>1627 University Ave. Lubbock, TX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IHOP </text:p>
          </table:table-cell>
          <table:table-cell office:value-type="string">
            <text:p><text:s/>3911 S. Loop 289 Lubbock, TX</text:p>
          </table:table-cell>
          <table:table-cell table:number-columns-repeated="3"/>
        </table:table-row>
        <table:table-row table:style-name="ro1">
          <table:table-cell office:value-type="string">
            <text:p>India Palace </text:p>
          </table:table-cell>
          <table:table-cell office:value-type="string">
            <text:p><text:s/>3021 34th St. Lubbock, TX</text:p>
          </table:table-cell>
          <table:table-cell table:number-columns-repeated="3"/>
        </table:table-row>
        <table:table-row table:style-name="ro1">
          <table:table-cell office:value-type="string">
            <text:p>It's Greek To Me </text:p>
          </table:table-cell>
          <table:table-cell office:value-type="string">
            <text:p><text:s/>7006 University Ave. Lubbock, TX</text:p>
          </table:table-cell>
          <table:table-cell table:number-columns-repeated="3"/>
        </table:table-row>
        <table:table-row table:style-name="ro1">
          <table:table-cell office:value-type="string">
            <text:p>Italian Garden </text:p>
          </table:table-cell>
          <table:table-cell office:value-type="string">
            <text:p><text:s/>1215 Ave. J Lubbock, TX 79401</text:p>
          </table:table-cell>
          <table:table-cell table:number-columns-repeated="3"/>
        </table:table-row>
        <table:table-row table:style-name="ro1">
          <table:table-cell office:value-type="string">
            <text:p>J C's Burritos </text:p>
          </table:table-cell>
          <table:table-cell office:value-type="string">
            <text:p><text:s/>6313 19th St. Lubbock, TX 79407</text:p>
          </table:table-cell>
          <table:table-cell table:number-columns-repeated="3"/>
        </table:table-row>
        <table:table-row table:style-name="ro1">
          <table:table-cell office:value-type="string">
            <text:p>J&amp;amp;B Coffee Co. </text:p>
          </table:table-cell>
          <table:table-cell office:value-type="string">
            <text:p><text:s/>2701 26th St. Lubbock, TX</text:p>
          </table:table-cell>
          <table:table-cell table:number-columns-repeated="3"/>
        </table:table-row>
        <table:table-row table:style-name="ro1">
          <table:table-cell office:value-type="string">
            <text:p>J&amp;amp;M Bar-B-Q </text:p>
          </table:table-cell>
          <table:table-cell office:value-type="string">
            <text:p><text:s/>3605 34th St. Lubbock, TX</text:p>
          </table:table-cell>
          <table:table-cell table:number-columns-repeated="3"/>
        </table:table-row>
        <table:table-row table:style-name="ro1">
          <table:table-cell office:value-type="string">
            <text:p>J&amp;amp;M Bar-B-Q Express </text:p>
          </table:table-cell>
          <table:table-cell office:value-type="string">
            <text:p><text:s/>7924 Slide Road Lubbock, TX</text:p>
          </table:table-cell>
          <table:table-cell table:number-columns-repeated="3"/>
        </table:table-row>
        <table:table-row table:style-name="ro1">
          <table:table-cell office:value-type="string">
            <text:p>Jack 'N' Jill Donuts </text:p>
          </table:table-cell>
          <table:table-cell office:value-type="string">
            <text:p><text:s/>3301 98th St. Lubbock, TX 79423</text:p>
          </table:table-cell>
          <table:table-cell table:number-columns-repeated="3"/>
        </table:table-row>
        <table:table-row table:style-name="ro1">
          <table:table-cell office:value-type="string">
            <text:p>Jake's Sports Cafe </text:p>
          </table:table-cell>
          <table:table-cell office:value-type="string">
            <text:p><text:s/>5025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Jason's Deli </text:p>
          </table:table-cell>
          <table:table-cell office:value-type="string">
            <text:p><text:s/>4001 S. Loop 289 Lubbock, TX 79423</text:p>
          </table:table-cell>
          <table:table-cell table:number-columns-repeated="3"/>
        </table:table-row>
        <table:table-row table:style-name="ro1">
          <table:table-cell office:value-type="string">
            <text:p>Jazz - A Louisiana Kitchen </text:p>
          </table:table-cell>
          <table:table-cell office:value-type="string">
            <text:p><text:s/>3703 19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Jim Dandy Drive In </text:p>
          </table:table-cell>
          <table:table-cell office:value-type="string">
            <text:p><text:s/>2601 Clovis Road Lubbock, TX 79415</text:p>
          </table:table-cell>
          <table:table-cell table:number-columns-repeated="3"/>
        </table:table-row>
        <table:table-row table:style-name="ro1">
          <table:table-cell office:value-type="string">
            <text:p>Jimenez Bakery &amp;amp; Restaurant </text:p>
          </table:table-cell>
          <table:table-cell office:value-type="string">
            <text:p><text:s/>1217 Crickets Ave. Lubbock, TX 79401</text:p>
          </table:table-cell>
          <table:table-cell table:number-columns-repeated="3"/>
        </table:table-row>
        <table:table-row table:style-name="ro1">
          <table:table-cell office:value-type="string">
            <text:p>Jimmy John's </text:p>
          </table:table-cell>
          <table:table-cell office:value-type="string">
            <text:p><text:s/>2413 Broadway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Jimmy John's </text:p>
          </table:table-cell>
          <table:table-cell office:value-type="string">
            <text:p><text:s/>4730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Jimmy John's </text:p>
          </table:table-cell>
          <table:table-cell office:value-type="string">
            <text:p><text:s/>5510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Joe's Crab Shack </text:p>
          </table:table-cell>
          <table:table-cell office:value-type="string">
            <text:p><text:s/>5802 W. Loop 289 Lubbock, TX 79412</text:p>
          </table:table-cell>
          <table:table-cell table:number-columns-repeated="3"/>
        </table:table-row>
        <table:table-row table:style-name="ro1">
          <table:table-cell office:value-type="string">
            <text:p>Joel's </text:p>
          </table:table-cell>
          <table:table-cell office:value-type="string">
            <text:p><text:s/>3116 Amherst St.,Lubbock,TX</text:p>
          </table:table-cell>
          <table:table-cell table:number-columns-repeated="3"/>
        </table:table-row>
        <table:table-row table:style-name="ro1">
          <table:table-cell office:value-type="string">
            <text:p>Joel's Restaurant </text:p>
          </table:table-cell>
          <table:table-cell office:value-type="string">
            <text:p><text:s/>3116 Amherst St. Lubbock, TX 79415</text:p>
          </table:table-cell>
          <table:table-cell table:number-columns-repeated="3"/>
        </table:table-row>
        <table:table-row table:style-name="ro1">
          <table:table-cell office:value-type="string">
            <text:p>Johnny Carino's </text:p>
          </table:table-cell>
          <table:table-cell office:value-type="string">
            <text:p><text:s/>6821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Josie's Authentic Mexican Food </text:p>
          </table:table-cell>
          <table:table-cell office:value-type="string">
            <text:p><text:s/>5101 Aberdeen Ave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Josie's Authentic Mexican Food </text:p>
          </table:table-cell>
          <table:table-cell office:value-type="string">
            <text:p><text:s/>2332 1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Josie's Authentic Mexican Food </text:p>
          </table:table-cell>
          <table:table-cell office:value-type="string">
            <text:p><text:s/>3312 Ave. Q Lubbock, TX 7941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Josie's Authentic Mexican Food </text:p>
          </table:table-cell>
          <table:table-cell office:value-type="string">
            <text:p><text:s/>5719 66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Jumbo Joe's Burgers </text:p>
          </table:table-cell>
          <table:table-cell office:value-type="string">
            <text:p><text:s/>3310 4th St. Lubbock, TX 79415</text:p>
          </table:table-cell>
          <table:table-cell table:number-columns-repeated="3"/>
        </table:table-row>
        <table:table-row table:style-name="ro1">
          <table:table-cell office:value-type="string">
            <text:p>Jumbo Joe's Burgers #2 </text:p>
          </table:table-cell>
          <table:table-cell office:value-type="string">
            <text:p><text:s/>3218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Kaleidoscoops </text:p>
          </table:table-cell>
          <table:table-cell office:value-type="string">
            <text:p><text:s/>2902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Kentucky Fried Chicken </text:p>
          </table:table-cell>
          <table:table-cell office:value-type="string">
            <text:p><text:s/>7902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Kentucky Fried Chicken </text:p>
          </table:table-cell>
          <table:table-cell office:value-type="string">
            <text:p><text:s/>7823 Slide Road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Kentucky Fried Chicken </text:p>
          </table:table-cell>
          <table:table-cell office:value-type="string">
            <text:p><text:s/>5004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Kentucky Fried Chicken </text:p>
          </table:table-cell>
          <table:table-cell office:value-type="string">
            <text:p><text:s/>215 University Ave. Lubbock, TX 7941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Kentucky Fried Chicken </text:p>
          </table:table-cell>
          <table:table-cell office:value-type="string">
            <text:p><text:s/>1208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Kentucky Fried Chicken </text:p>
          </table:table-cell>
          <table:table-cell office:value-type="string">
            <text:p><text:s/>7601 82nd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Kentucky Fried Chicken </text:p>
          </table:table-cell>
          <table:table-cell office:value-type="string">
            <text:p><text:s/>6411 19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Keva Juice </text:p>
          </table:table-cell>
          <table:table-cell office:value-type="string">
            <text:p><text:s/>4410 19th St., Suite 130 Lubbock, TX 79407</text:p>
          </table:table-cell>
          <table:table-cell table:number-columns-repeated="3"/>
        </table:table-row>
        <table:table-row table:style-name="ro1">
          <table:table-cell office:value-type="string">
            <text:p>Krispy Kreme </text:p>
          </table:table-cell>
          <table:table-cell office:value-type="string">
            <text:p><text:s/>4301 S. Loop 289 Lubbock, TX 79423</text:p>
          </table:table-cell>
          <table:table-cell table:number-columns-repeated="3"/>
        </table:table-row>
        <table:table-row table:style-name="ro1">
          <table:table-cell office:value-type="string">
            <text:p>La Madeleine Country French Café </text:p>
          </table:table-cell>
          <table:table-cell office:value-type="string">
            <text:p><text:s/>4406 1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a Madeleine Country French Café </text:p>
          </table:table-cell>
          <table:table-cell office:value-type="string">
            <text:p><text:s/>8201 Quaker Ave., #118</text:p>
          </table:table-cell>
          <table:table-cell table:number-columns-repeated="3"/>
        </table:table-row>
        <table:table-row table:style-name="ro1">
          <table:table-cell office:value-type="string">
            <text:p>Las Brisas Southwest Steakhouse </text:p>
          </table:table-cell>
          <table:table-cell office:value-type="string">
            <text:p><text:s/>4701 112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Leal's Tamale Factory </text:p>
          </table:table-cell>
          <table:table-cell office:value-type="string">
            <text:p><text:s/>6205 19th Street</text:p>
          </table:table-cell>
          <table:table-cell table:number-columns-repeated="3"/>
        </table:table-row>
        <table:table-row table:style-name="ro1">
          <table:table-cell office:value-type="string">
            <text:p>Lee's Café </text:p>
          </table:table-cell>
          <table:table-cell office:value-type="string">
            <text:p><text:s/>1101 Main St. Lubbock, TX 79401</text:p>
          </table:table-cell>
          <table:table-cell table:number-columns-repeated="3"/>
        </table:table-row>
        <table:table-row table:style-name="ro1">
          <table:table-cell office:value-type="string">
            <text:p>Lin's Buffet </text:p>
          </table:table-cell>
          <table:table-cell office:value-type="string">
            <text:p><text:s/>5608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Linda's Cafe </text:p>
          </table:table-cell>
          <table:table-cell office:value-type="string">
            <text:p><text:s/>6201 19th St. Lubbock, TX 79407</text:p>
          </table:table-cell>
          <table:table-cell table:number-columns-repeated="3"/>
        </table:table-row>
        <table:table-row table:style-name="ro1">
          <table:table-cell office:value-type="string">
            <text:p>Lite Bite Mediterranean Café </text:p>
          </table:table-cell>
          <table:table-cell office:value-type="string">
            <text:p><text:s/>3624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Little Caesars Pizza </text:p>
          </table:table-cell>
          <table:table-cell office:value-type="string">
            <text:p><text:s/>2312 19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ittle Caesars Pizza </text:p>
          </table:table-cell>
          <table:table-cell office:value-type="string">
            <text:p><text:s/>417 Frankford Ave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ittle Caesars Pizza </text:p>
          </table:table-cell>
          <table:table-cell office:value-type="string">
            <text:p><text:s/>7301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ittle Caesars Pizza </text:p>
          </table:table-cell>
          <table:table-cell office:value-type="string">
            <text:p><text:s/>4423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Little Panda </text:p>
          </table:table-cell>
          <table:table-cell office:value-type="string">
            <text:p><text:s/>7412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Little Tokyo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Local Bar and Grill </text:p>
          </table:table-cell>
          <table:table-cell office:value-type="string">
            <text:p><text:s/>2420 Broadway Lubbock, TX 79401</text:p>
          </table:table-cell>
          <table:table-cell table:number-columns-repeated="3"/>
        </table:table-row>
        <table:table-row table:style-name="ro1">
          <table:table-cell office:value-type="string">
            <text:p>Logan's Roadhouse </text:p>
          </table:table-cell>
          <table:table-cell office:value-type="string">
            <text:p><text:s/>6251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Lone Star Oyster Bar </text:p>
          </table:table-cell>
          <table:table-cell office:value-type="string">
            <text:p><text:s/>10007 Slide Road Suite 101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one Star Oyster Bar </text:p>
          </table:table-cell>
          <table:table-cell office:value-type="string">
            <text:p><text:s/>5116 58th St.Lubbock,TX</text:p>
          </table:table-cell>
          <table:table-cell table:number-columns-repeated="3"/>
        </table:table-row>
        <table:table-row table:style-name="ro1">
          <table:table-cell office:value-type="string">
            <text:p>Lone Wolf Restaurant </text:p>
          </table:table-cell>
          <table:table-cell office:value-type="string">
            <text:p><text:s/>5702 19th St. Lubbock, TX 79407</text:p>
          </table:table-cell>
          <table:table-cell table:number-columns-repeated="3"/>
        </table:table-row>
        <table:table-row table:style-name="ro1">
          <table:table-cell office:value-type="string">
            <text:p>Long John Silver's </text:p>
          </table:table-cell>
          <table:table-cell office:value-type="string">
            <text:p><text:s/>1101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ong John Silver's </text:p>
          </table:table-cell>
          <table:table-cell office:value-type="string">
            <text:p><text:s/>3415 S. Loop 289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ong John Silver's </text:p>
          </table:table-cell>
          <table:table-cell office:value-type="string">
            <text:p><text:s/>5402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Longhorn Steakhouse </text:p>
          </table:table-cell>
          <table:table-cell office:value-type="string">
            <text:p><text:s/>4805 S. Loop 289 Lubbock, TX 79424</text:p>
          </table:table-cell>
          <table:table-cell table:number-columns-repeated="3"/>
        </table:table-row>
        <table:table-row table:style-name="ro1">
          <table:table-cell office:value-type="string">
            <text:p>Los Tacos </text:p>
          </table:table-cell>
          <table:table-cell office:value-type="string">
            <text:p><text:s/>3501 Ave. A Lubbock, TX 79401</text:p>
          </table:table-cell>
          <table:table-cell table:number-columns-repeated="3"/>
        </table:table-row>
        <table:table-row table:style-name="ro1">
          <table:table-cell office:value-type="string">
            <text:p>Lubbock's Breakfast House &amp;amp; Grill </text:p>
          </table:table-cell>
          <table:table-cell office:value-type="string">
            <text:p><text:s/>7006 University Ave. Lubbock, TX 79413</text:p>
          </table:table-cell>
          <table:table-cell table:number-columns-repeated="3"/>
        </table:table-row>
        <table:table-row table:style-name="ro1">
          <table:table-cell office:value-type="string">
            <text:p>Lucky Chen </text:p>
          </table:table-cell>
          <table:table-cell office:value-type="string">
            <text:p><text:s/>1803 7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Main Event </text:p>
          </table:table-cell>
          <table:table-cell office:value-type="string">
            <text:p><text:s/>6010 Marsha Sharp Freeway Lubbock, TX 79407</text:p>
          </table:table-cell>
          <table:table-cell table:number-columns-repeated="3"/>
        </table:table-row>
        <table:table-row table:style-name="ro1">
          <table:table-cell office:value-type="string">
            <text:p>Mama Fu's </text:p>
          </table:table-cell>
          <table:table-cell office:value-type="string">
            <text:p><text:s/>2531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ama Fu's </text:p>
          </table:table-cell>
          <table:table-cell office:value-type="string">
            <text:p><text:s/>1910 Quaker Ave. Suite 196 Lubbock, TX 79407</text:p>
          </table:table-cell>
          <table:table-cell table:number-columns-repeated="3"/>
        </table:table-row>
        <table:table-row table:style-name="ro1">
          <table:table-cell office:value-type="string">
            <text:p>MamaRita's Border Café </text:p>
          </table:table-cell>
          <table:table-cell office:value-type="string">
            <text:p><text:s/>5812 34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amaRita's Border Café </text:p>
          </table:table-cell>
          <table:table-cell office:value-type="string">
            <text:p><text:s/>6602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Manila Café </text:p>
          </table:table-cell>
          <table:table-cell office:value-type="string">
            <text:p><text:s/>4917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Mar y Tierra </text:p>
          </table:table-cell>
          <table:table-cell office:value-type="string">
            <text:p><text:s/>2722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Marble Slab Creamery </text:p>
          </table:table-cell>
          <table:table-cell office:value-type="string">
            <text:p><text:s/>Kingsgate Shopping Center, 4210 82nd St., #204 Lubbock, TX</text:p>
          </table:table-cell>
          <table:table-cell table:number-columns-repeated="3"/>
        </table:table-row>
        <table:table-row table:style-name="ro1">
          <table:table-cell office:value-type="string">
            <text:p>Market Street </text:p>
          </table:table-cell>
          <table:table-cell office:value-type="string">
            <text:p><text:s/>4205 98th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arket Street </text:p>
          </table:table-cell>
          <table:table-cell office:value-type="string">
            <text:p><text:s/>4425 1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arket Street </text:p>
          </table:table-cell>
          <table:table-cell office:value-type="string">
            <text:p><text:s/>3405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McAlister's Deli </text:p>
          </table:table-cell>
          <table:table-cell office:value-type="string">
            <text:p><text:s/>2415 1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Alister's Deli </text:p>
          </table:table-cell>
          <table:table-cell office:value-type="string">
            <text:p><text:s/>Kingsgate Shopping Center, 4210 82nd St., #204 Lubbock, TX</text:p>
          </table:table-cell>
          <table:table-cell table:number-columns-repeated="3"/>
        </table:table-row>
        <table:table-row table:style-name="ro1">
          <table:table-cell office:value-type="string">
            <text:p>McDonald's </text:p>
          </table:table-cell>
          <table:table-cell office:value-type="string">
            <text:p><text:s/>4402 50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5010 Interstate 27 Lubbock, TX 7940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6511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4220 98th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4215 S. Loop 289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2433 S. Loop 289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6001 W. 1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102 N. University Ave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1911 4th St. Lubbock, TX 7941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5201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1910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2339 1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8011 Slide Road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cDonald's </text:p>
          </table:table-cell>
          <table:table-cell office:value-type="string">
            <text:p><text:s/>6007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Mesquites Bar &amp;amp; Grill </text:p>
          </table:table-cell>
          <table:table-cell office:value-type="string">
            <text:p><text:s/>2419 Broadway Lubbock, TX</text:p>
          </table:table-cell>
          <table:table-cell table:number-columns-repeated="3"/>
        </table:table-row>
        <table:table-row table:style-name="ro1">
          <table:table-cell office:value-type="string">
            <text:p>Mi Pueblo </text:p>
          </table:table-cell>
          <table:table-cell office:value-type="string">
            <text:p><text:s/>1308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Mi Taco Village </text:p>
          </table:table-cell>
          <table:table-cell office:value-type="string">
            <text:p><text:s/>220 Regis Steet Lubbock, TX 79403</text:p>
          </table:table-cell>
          <table:table-cell table:number-columns-repeated="3"/>
        </table:table-row>
        <table:table-row table:style-name="ro1">
          <table:table-cell office:value-type="string">
            <text:p>MLK Burger </text:p>
          </table:table-cell>
          <table:table-cell office:value-type="string">
            <text:p><text:s/>107 Beech Ave. Lubbock, TX 79403</text:p>
          </table:table-cell>
          <table:table-cell table:number-columns-repeated="3"/>
        </table:table-row>
        <table:table-row table:style-name="ro1">
          <table:table-cell office:value-type="string">
            <text:p>Montelongo's Mexican Restaurant </text:p>
          </table:table-cell>
          <table:table-cell office:value-type="string">
            <text:p><text:s/>3021 Clovis Road Lubbock, TX 79415</text:p>
          </table:table-cell>
          <table:table-cell table:number-columns-repeated="3"/>
        </table:table-row>
        <table:table-row table:style-name="ro1">
          <table:table-cell office:value-type="string">
            <text:p>Mrs. Field's Cookies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Nick's Sports Grill &amp;amp; Lounge </text:p>
          </table:table-cell>
          <table:table-cell office:value-type="string">
            <text:p><text:s/>9806 Quaker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Nick's Sports Grill &amp;amp; Lounge </text:p>
          </table:table-cell>
          <table:table-cell office:value-type="string">
            <text:p><text:s/>2323 Mac Davis Lane Lubbock, TX</text:p>
          </table:table-cell>
          <table:table-cell table:number-columns-repeated="3"/>
        </table:table-row>
        <table:table-row table:style-name="ro1">
          <table:table-cell office:value-type="string">
            <text:p>Noodles &amp;amp; Company </text:p>
          </table:table-cell>
          <table:table-cell office:value-type="string">
            <text:p><text:s/>1003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Nora's Mexican Restaurant </text:p>
          </table:table-cell>
          <table:table-cell office:value-type="string">
            <text:p><text:s/>4102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Nothing Bundt Cakes </text:p>
          </table:table-cell>
          <table:table-cell office:value-type="string">
            <text:p><text:s/>5217 98th St. Lubbock, TX 79424</text:p>
          </table:table-cell>
          <table:table-cell table:number-columns-repeated="3"/>
        </table:table-row>
        <table:table-row table:style-name="ro1">
          <table:table-cell office:value-type="string">
            <text:p>Ohana Steakhouse &amp;amp; Sushi Bar </text:p>
          </table:table-cell>
          <table:table-cell office:value-type="string">
            <text:p><text:s/>5510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Ohana Steakhouse &amp;amp; Sushi Bar </text:p>
          </table:table-cell>
          <table:table-cell office:value-type="string">
            <text:p><text:s/>5217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Olive Garden Italian Restaurant </text:p>
          </table:table-cell>
          <table:table-cell office:value-type="string">
            <text:p><text:s/>57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On the Border </text:p>
          </table:table-cell>
          <table:table-cell office:value-type="string">
            <text:p><text:s/>6709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One Guy From Italy </text:p>
          </table:table-cell>
          <table:table-cell office:value-type="string">
            <text:p><text:s/>1101 University Ave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One Guy From Italy </text:p>
          </table:table-cell>
          <table:table-cell office:value-type="string">
            <text:p><text:s/>4320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Ooo La Lattes </text:p>
          </table:table-cell>
          <table:table-cell office:value-type="string">
            <text:p><text:s/>2902 Slide Road Lubbock, TX 79416</text:p>
          </table:table-cell>
          <table:table-cell table:number-columns-repeated="3"/>
        </table:table-row>
        <table:table-row table:style-name="ro1">
          <table:table-cell office:value-type="string">
            <text:p>Orlando's Italian Restaurant </text:p>
          </table:table-cell>
          <table:table-cell office:value-type="string">
            <text:p><text:s/>2402 Ave. Q Lubbock, TX 7941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Orlando's Italian Restaurant </text:p>
          </table:table-cell>
          <table:table-cell office:value-type="string">
            <text:p><text:s/>6951 Indiana Ave. Lubbock, TX 79413</text:p>
          </table:table-cell>
          <table:table-cell table:number-columns-repeated="3"/>
        </table:table-row>
        <table:table-row table:style-name="ro1">
          <table:table-cell office:value-type="string">
            <text:p>Otto's Granary </text:p>
          </table:table-cell>
          <table:table-cell office:value-type="string">
            <text:p><text:s/>4119 Marsha Sharp Freeway Lubbock, TX 79419</text:p>
          </table:table-cell>
          <table:table-cell table:number-columns-repeated="3"/>
        </table:table-row>
        <table:table-row table:style-name="ro1">
          <table:table-cell office:value-type="string">
            <text:p>Outback Steakhouse </text:p>
          </table:table-cell>
          <table:table-cell office:value-type="string">
            <text:p><text:s/>4015 S. Loop 289 Lubbock, TX 79423</text:p>
          </table:table-cell>
          <table:table-cell table:number-columns-repeated="3"/>
        </table:table-row>
        <table:table-row table:style-name="ro1">
          <table:table-cell office:value-type="string">
            <text:p>Pancake House </text:p>
          </table:table-cell>
          <table:table-cell office:value-type="string">
            <text:p><text:s/>510 Ave. Q Lubbock, TX 79401</text:p>
          </table:table-cell>
          <table:table-cell table:number-columns-repeated="3"/>
        </table:table-row>
        <table:table-row table:style-name="ro1">
          <table:table-cell office:value-type="string">
            <text:p>Panda Express </text:p>
          </table:table-cell>
          <table:table-cell office:value-type="string">
            <text:p><text:s/>313 University Ave. Lubbock, TX 7941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anda Express </text:p>
          </table:table-cell>
          <table:table-cell office:value-type="string">
            <text:p><text:s/>6311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Papa John's </text:p>
          </table:table-cell>
          <table:table-cell office:value-type="string">
            <text:p><text:s/>2420 9th St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apa John's </text:p>
          </table:table-cell>
          <table:table-cell office:value-type="string">
            <text:p><text:s/>5905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Papa Murphy's Take 'N' Bake Pizza </text:p>
          </table:table-cell>
          <table:table-cell office:value-type="string">
            <text:p><text:s/>6318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apa Murphy's Take 'N' Bake Pizza </text:p>
          </table:table-cell>
          <table:table-cell office:value-type="string">
            <text:p><text:s/>8205 Indiana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apa Murphy's Take 'N' Bake Pizza </text:p>
          </table:table-cell>
          <table:table-cell office:value-type="string">
            <text:p><text:s/>421 Frankford Ave. Lubbock, TX 79416</text:p>
          </table:table-cell>
          <table:table-cell table:number-columns-repeated="3"/>
        </table:table-row>
        <table:table-row table:style-name="ro1">
          <table:table-cell office:value-type="string">
            <text:p>Paradise In A Cup </text:p>
          </table:table-cell>
          <table:table-cell office:value-type="string">
            <text:p><text:s/>4930 S. Loop 289 Lubbock, TX 79414</text:p>
          </table:table-cell>
          <table:table-cell table:number-columns-repeated="3"/>
        </table:table-row>
        <table:table-row table:style-name="ro1">
          <table:table-cell office:value-type="string">
            <text:p>Parker's Place </text:p>
          </table:table-cell>
          <table:table-cell office:value-type="string">
            <text:p><text:s/>12002 Trafalgar Ave. Lubbock, TX 79423</text:p>
          </table:table-cell>
          <table:table-cell table:number-columns-repeated="3"/>
        </table:table-row>
        <table:table-row table:style-name="ro1">
          <table:table-cell office:value-type="string">
            <text:p>Pecan Grill at the Overton </text:p>
          </table:table-cell>
          <table:table-cell office:value-type="string">
            <text:p><text:s/>2322 Mac Davis Lane Lubbock, TX 79401</text:p>
          </table:table-cell>
          <table:table-cell table:number-columns-repeated="3"/>
        </table:table-row>
        <table:table-row table:style-name="ro1">
          <table:table-cell office:value-type="string">
            <text:p>Pedro's Tamales </text:p>
          </table:table-cell>
          <table:table-cell office:value-type="string">
            <text:p><text:s/>8207 U.S. 87 Lubbock, TX 79416</text:p>
          </table:table-cell>
          <table:table-cell table:number-columns-repeated="3"/>
        </table:table-row>
        <table:table-row table:style-name="ro1">
          <table:table-cell office:value-type="string">
            <text:p>Pei Wei Asian Diner </text:p>
          </table:table-cell>
          <table:table-cell office:value-type="string">
            <text:p><text:s/>Kingsgate Shopping Center, 4210 82nd St. Lubbock, TX 79423</text:p>
          </table:table-cell>
          <table:table-cell table:number-columns-repeated="3"/>
        </table:table-row>
        <table:table-row table:style-name="ro1">
          <table:table-cell office:value-type="string">
            <text:p>Pete's Drive In </text:p>
          </table:table-cell>
          <table:table-cell office:value-type="string">
            <text:p><text:s/>4156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Picantes </text:p>
          </table:table-cell>
          <table:table-cell office:value-type="string">
            <text:p><text:s/>3814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Pie Five Pizza Co. </text:p>
          </table:table-cell>
          <table:table-cell office:value-type="string">
            <text:p><text:s/>2912 W. Loop 289 Lubbock, TX</text:p>
          </table:table-cell>
          <table:table-cell table:number-columns-repeated="3"/>
        </table:table-row>
        <table:table-row table:style-name="ro1">
          <table:table-cell office:value-type="string">
            <text:p>Pinkie's Barbecue </text:p>
          </table:table-cell>
          <table:table-cell office:value-type="string">
            <text:p><text:s/>4704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Pinocchio's Pizza </text:p>
          </table:table-cell>
          <table:table-cell office:value-type="string">
            <text:p><text:s/>5404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Pita Pit </text:p>
          </table:table-cell>
          <table:table-cell office:value-type="string">
            <text:p><text:s/>5707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Pizza Hut </text:p>
          </table:table-cell>
          <table:table-cell office:value-type="string">
            <text:p><text:s/>2109 19th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izza Hut </text:p>
          </table:table-cell>
          <table:table-cell office:value-type="string">
            <text:p><text:s/>3001 50th St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izza Hut </text:p>
          </table:table-cell>
          <table:table-cell office:value-type="string">
            <text:p><text:s/>1910 Quaker Ave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izza Hut </text:p>
          </table:table-cell>
          <table:table-cell office:value-type="string">
            <text:p><text:s/>4926 50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izza Hut </text:p>
          </table:table-cell>
          <table:table-cell office:value-type="string">
            <text:p><text:s/>3311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izza Hut </text:p>
          </table:table-cell>
          <table:table-cell office:value-type="string">
            <text:p><text:s/>305 Frankford Ave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izza Hut </text:p>
          </table:table-cell>
          <table:table-cell office:value-type="string">
            <text:p><text:s/>4401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Polly's Place </text:p>
          </table:table-cell>
          <table:table-cell office:value-type="string">
            <text:p><text:s/>1924 Ave. A Lubbock, TX 79411</text:p>
          </table:table-cell>
          <table:table-cell table:number-columns-repeated="3"/>
        </table:table-row>
        <table:table-row table:style-name="ro1">
          <table:table-cell office:value-type="string">
            <text:p>Popeyes Louisana Kitchen </text:p>
          </table:table-cell>
          <table:table-cell office:value-type="string">
            <text:p><text:s/>224 University Ave. Lubbock, TX 7941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opeyes Louisana Kitchen </text:p>
          </table:table-cell>
          <table:table-cell office:value-type="string">
            <text:p><text:s/>5102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opeyes Louisana Kitchen </text:p>
          </table:table-cell>
          <table:table-cell office:value-type="string">
            <text:p><text:s/>2505 82nd St. Lubbock, TX 79423</text:p>
          </table:table-cell>
          <table:table-cell table:number-columns-repeated="3"/>
        </table:table-row>
        <table:table-row table:style-name="ro1">
          <table:table-cell office:value-type="string">
            <text:p>Potbelly Sandwich Shop </text:p>
          </table:table-cell>
          <table:table-cell office:value-type="string">
            <text:p><text:s/>2402 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Powell's Country Bar-B-Q </text:p>
          </table:table-cell>
          <table:table-cell office:value-type="string">
            <text:p><text:s/>7729 19th St. Lubbock, TX 79407</text:p>
          </table:table-cell>
          <table:table-cell table:number-columns-repeated="3"/>
        </table:table-row>
        <table:table-row table:style-name="ro1">
          <table:table-cell office:value-type="string">
            <text:p>Pretzel Maker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Pure Water Ice and Tea Company </text:p>
          </table:table-cell>
          <table:table-cell office:value-type="string">
            <text:p><text:s/>3333 82nd St. Lubbock, TX 79423</text:p>
          </table:table-cell>
          <table:table-cell table:number-columns-repeated="3"/>
        </table:table-row>
        <table:table-row table:style-name="ro1">
          <table:table-cell office:value-type="string">
            <text:p>Qdoba Mexican Grill </text:p>
          </table:table-cell>
          <table:table-cell office:value-type="string">
            <text:p><text:s/>5017 Milwaukee Ave Lubbock, TX 79424</text:p>
          </table:table-cell>
          <table:table-cell table:number-columns-repeated="3"/>
        </table:table-row>
        <table:table-row table:style-name="ro1">
          <table:table-cell office:value-type="string">
            <text:p>Raider Park Grill </text:p>
          </table:table-cell>
          <table:table-cell office:value-type="string">
            <text:p><text:s/>2522 Marsha Sharp Freeway Lubbock, TX 79424</text:p>
          </table:table-cell>
          <table:table-cell table:number-columns-repeated="3"/>
        </table:table-row>
        <table:table-row table:style-name="ro1">
          <table:table-cell office:value-type="string">
            <text:p>Raider Burrito </text:p>
          </table:table-cell>
          <table:table-cell office:value-type="string">
            <text:p><text:s/>2102 1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Raider Café </text:p>
          </table:table-cell>
          <table:table-cell office:value-type="string">
            <text:p><text:s/>2906 4th St. Lubbock, TX 79415</text:p>
          </table:table-cell>
          <table:table-cell table:number-columns-repeated="3"/>
        </table:table-row>
        <table:table-row table:style-name="ro1">
          <table:table-cell office:value-type="string">
            <text:p>Rain Cafe </text:p>
          </table:table-cell>
          <table:table-cell office:value-type="string">
            <text:p><text:s/>2708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Rain Uptown Ristorante </text:p>
          </table:table-cell>
          <table:table-cell office:value-type="string">
            <text:p><text:s/>5217 98th St., Suite 600 Lubbock, TX 79424</text:p>
          </table:table-cell>
          <table:table-cell table:number-columns-repeated="3"/>
        </table:table-row>
        <table:table-row table:style-name="ro1">
          <table:table-cell office:value-type="string">
            <text:p>Raising Cane's - Chicken Fingers </text:p>
          </table:table-cell>
          <table:table-cell office:value-type="string">
            <text:p><text:s/>5203 57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aising Cane's - Chicken Fingers </text:p>
          </table:table-cell>
          <table:table-cell office:value-type="string">
            <text:p><text:s/>907 University Ave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aising Cane's - Chicken Fingers </text:p>
          </table:table-cell>
          <table:table-cell office:value-type="string">
            <text:p><text:s/>2725 82nd St. Lubbock, TX</text:p>
          </table:table-cell>
          <table:table-cell table:number-columns-repeated="3"/>
        </table:table-row>
        <table:table-row table:style-name="ro1">
          <table:table-cell office:value-type="string">
            <text:p>Red Lobster </text:p>
          </table:table-cell>
          <table:table-cell office:value-type="string">
            <text:p><text:s/>5034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Red Mango </text:p>
          </table:table-cell>
          <table:table-cell office:value-type="string">
            <text:p><text:s/>8004 Quaker Ave. Lubbock, TX 79424</text:p>
          </table:table-cell>
          <table:table-cell table:number-columns-repeated="3"/>
        </table:table-row>
        <table:table-row table:style-name="ro1">
          <table:table-cell office:value-type="string">
            <text:p>Red Robin </text:p>
          </table:table-cell>
          <table:table-cell office:value-type="string">
            <text:p><text:s/>4805 S. Loop 289 Lubbock, TX 79424</text:p>
          </table:table-cell>
          <table:table-cell table:number-columns-repeated="3"/>
        </table:table-row>
        <table:table-row table:style-name="ro1">
          <table:table-cell office:value-type="string">
            <text:p>Red Zone Cafe </text:p>
          </table:table-cell>
          <table:table-cell office:value-type="string">
            <text:p><text:s/>36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ReJavanate Coffee Bar </text:p>
          </table:table-cell>
          <table:table-cell office:value-type="string">
            <text:p><text:s/>6524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Restaurant El Salvador </text:p>
          </table:table-cell>
          <table:table-cell office:value-type="string">
            <text:p><text:s/>9609 County Road 6900 Lubbock, TX 79407</text:p>
          </table:table-cell>
          <table:table-cell table:number-columns-repeated="3"/>
        </table:table-row>
        <table:table-row table:style-name="ro1">
          <table:table-cell office:value-type="string">
            <text:p>Rise N Shine Donuts </text:p>
          </table:table-cell>
          <table:table-cell office:value-type="string">
            <text:p><text:s/>6302 Frankford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ise N Shine Donuts </text:p>
          </table:table-cell>
          <table:table-cell office:value-type="string">
            <text:p><text:s/>8001 County Road 2000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ise N Shine Donuts </text:p>
          </table:table-cell>
          <table:table-cell office:value-type="string">
            <text:p><text:s/>5604 Slide Road Suite 900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ise N Shine Donuts </text:p>
          </table:table-cell>
          <table:table-cell office:value-type="string">
            <text:p><text:s/>1908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ise N Shine Donuts </text:p>
          </table:table-cell>
          <table:table-cell office:value-type="string">
            <text:p><text:s/>7803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Riversmith's </text:p>
          </table:table-cell>
          <table:table-cell office:value-type="string">
            <text:p><text:s/>8222UniversityAve.</text:p>
          </table:table-cell>
          <table:table-cell table:number-columns-repeated="3"/>
        </table:table-row>
        <table:table-row table:style-name="ro1">
          <table:table-cell office:value-type="string">
            <text:p>Riversmith's Chicken &amp;amp; Catfish </text:p>
          </table:table-cell>
          <table:table-cell office:value-type="string">
            <text:p><text:s/>406 Ave. Q Lubbock, TX 79401</text:p>
          </table:table-cell>
          <table:table-cell table:number-columns-repeated="3"/>
        </table:table-row>
        <table:table-row table:style-name="ro1">
          <table:table-cell office:value-type="string">
            <text:p>Rockfish Seafood Grill </text:p>
          </table:table-cell>
          <table:table-cell office:value-type="string">
            <text:p><text:s/>6253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Rooftop Café </text:p>
          </table:table-cell>
          <table:table-cell office:value-type="string">
            <text:p><text:s/>3300 82nd St., #C Lubbock, TX 79423</text:p>
          </table:table-cell>
          <table:table-cell table:number-columns-repeated="3"/>
        </table:table-row>
        <table:table-row table:style-name="ro1">
          <table:table-cell office:value-type="string">
            <text:p>Rosa's Cafe </text:p>
          </table:table-cell>
          <table:table-cell office:value-type="string">
            <text:p><text:s/>4407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Rosa's Café </text:p>
          </table:table-cell>
          <table:table-cell office:value-type="string">
            <text:p><text:s/>3115 50th St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osa's Café </text:p>
          </table:table-cell>
          <table:table-cell office:value-type="string">
            <text:p><text:s/>5103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Rosa's Café </text:p>
          </table:table-cell>
          <table:table-cell office:value-type="string">
            <text:p><text:s/>5020 Milwaukee Ave. Lubbock, TX 79407</text:p>
          </table:table-cell>
          <table:table-cell table:number-columns-repeated="3"/>
        </table:table-row>
        <table:table-row table:style-name="ro1">
          <table:table-cell office:value-type="string">
            <text:p>Roscoe's Sports Grill &amp;amp; Bar </text:p>
          </table:table-cell>
          <table:table-cell office:value-type="string">
            <text:p><text:s/>417 Frankford Ave. Lubbock, TX 79424</text:p>
          </table:table-cell>
          <table:table-cell table:number-columns-repeated="3"/>
        </table:table-row>
        <table:table-row table:style-name="ro1">
          <table:table-cell office:value-type="string">
            <text:p>Royal Indian Cuisine </text:p>
          </table:table-cell>
          <table:table-cell office:value-type="string">
            <text:p><text:s/>3860 50th St.Lubbock,TX</text:p>
          </table:table-cell>
          <table:table-cell table:number-columns-repeated="3"/>
        </table:table-row>
        <table:table-row table:style-name="ro1">
          <table:table-cell office:value-type="string">
            <text:p>Rudy's Country Store &amp;amp; Bar-B-Q </text:p>
          </table:table-cell>
          <table:table-cell office:value-type="string">
            <text:p><text:s/>4930 South Loop 289, #300 Lubbock, TX 79414</text:p>
          </table:table-cell>
          <table:table-cell table:number-columns-repeated="3"/>
        </table:table-row>
        <table:table-row table:style-name="ro1">
          <table:table-cell office:value-type="string">
            <text:p>Saigon Cafe </text:p>
          </table:table-cell>
          <table:table-cell office:value-type="string">
            <text:p><text:s/>4515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Saltgrass Steak House </text:p>
          </table:table-cell>
          <table:table-cell office:value-type="string">
            <text:p><text:s/>6026 Marsha Sharp FwyLubbock,TX </text:p>
          </table:table-cell>
          <table:table-cell office:value-type="string">
            <text:p><text:s/>cut above the rest. It’s a difference you’ll taste with each and every juicy bite. &lt;/p&gt; </text:p>
          </table:table-cell>
          <table:table-cell office:value-type="string">
            <text:p><text:s/>Samburgers </text:p>
          </table:table-cell>
          <table:table-cell office:value-type="string">
            <text:p><text:s/>4447 34th St. Lubbock, TX 79410</text:p>
          </table:table-cell>
        </table:table-row>
        <table:table-row table:style-name="ro1">
          <table:table-cell office:value-type="string">
            <text:p>Sazon </text:p>
          </table:table-cell>
          <table:table-cell office:value-type="string">
            <text:p><text:s/>1205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Sbarro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Schlotzky's </text:p>
          </table:table-cell>
          <table:table-cell office:value-type="string">
            <text:p><text:s/>8101 Indiana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chlotzky's </text:p>
          </table:table-cell>
          <table:table-cell office:value-type="string">
            <text:p><text:s/>5204 Slide Road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chlotzky's </text:p>
          </table:table-cell>
          <table:table-cell office:value-type="string">
            <text:p><text:s/>3715 19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Seoul Korean Cuisine </text:p>
          </table:table-cell>
          <table:table-cell office:value-type="string">
            <text:p><text:s/>4620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Serios 4 Cereal </text:p>
          </table:table-cell>
          <table:table-cell office:value-type="string">
            <text:p><text:s/>1947 1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Sheila's Secret Garden Tea Room </text:p>
          </table:table-cell>
          <table:table-cell office:value-type="string">
            <text:p><text:s/>6409 Indiana Ave. Lubbock, TX 79413</text:p>
          </table:table-cell>
          <table:table-cell table:number-columns-repeated="3"/>
        </table:table-row>
        <table:table-row table:style-name="ro1">
          <table:table-cell office:value-type="string">
            <text:p>Sheridan's Lattes &amp;amp; Frozen Custard </text:p>
          </table:table-cell>
          <table:table-cell office:value-type="string">
            <text:p><text:s/>5101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Shogun Japanese Steakhouse </text:p>
          </table:table-cell>
          <table:table-cell office:value-type="string">
            <text:p><text:s/>4520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Shrimp Galley </text:p>
          </table:table-cell>
          <table:table-cell office:value-type="string">
            <text:p><text:s/>5109 82nd St. Lubbock, TX 79942</text:p>
          </table:table-cell>
          <table:table-cell table:number-columns-repeated="3"/>
        </table:table-row>
        <table:table-row table:style-name="ro1">
          <table:table-cell office:value-type="string">
            <text:p>Simple Simon's Pizza </text:p>
          </table:table-cell>
          <table:table-cell office:value-type="string">
            <text:p><text:s/>3410 Interstate 27 Lubbock, TX 79404</text:p>
          </table:table-cell>
          <table:table-cell table:number-columns-repeated="3"/>
        </table:table-row>
        <table:table-row table:style-name="ro1">
          <table:table-cell office:value-type="string">
            <text:p>Simply Decadent Bakery </text:p>
          </table:table-cell>
          <table:table-cell office:value-type="string">
            <text:p><text:s/>5905 82nd St. Suite 101 Lubbock, TX 79424</text:p>
          </table:table-cell>
          <table:table-cell table:number-columns-repeated="3"/>
        </table:table-row>
        <table:table-row table:style-name="ro1">
          <table:table-cell office:value-type="string">
            <text:p>Sip N Dip Donuts </text:p>
          </table:table-cell>
          <table:table-cell office:value-type="string">
            <text:p><text:s/>3211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Skooners Grill &amp;amp; Bar </text:p>
          </table:table-cell>
          <table:table-cell office:value-type="string">
            <text:p><text:s/>1617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Skyviews of Texas Tech </text:p>
          </table:table-cell>
          <table:table-cell office:value-type="string">
            <text:p><text:s/>Bank of America Building, 6th Floor, 1901 Universit Lubbock, TX 79411</text:p>
          </table:table-cell>
          <table:table-cell table:number-columns-repeated="3"/>
        </table:table-row>
        <table:table-row table:style-name="ro1">
          <table:table-cell office:value-type="string">
            <text:p>Slim Chickens </text:p>
          </table:table-cell>
          <table:table-cell office:value-type="string">
            <text:p><text:s/>5508 4th St. Lubbock, TX79416</text:p>
          </table:table-cell>
          <table:table-cell table:number-columns-repeated="3"/>
        </table:table-row>
        <table:table-row table:style-name="ro1">
          <table:table-cell office:value-type="string">
            <text:p>Smoothie King </text:p>
          </table:table-cell>
          <table:table-cell office:value-type="string">
            <text:p><text:s/>3723 19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Sonic Drive-In </text:p>
          </table:table-cell>
          <table:table-cell office:value-type="string">
            <text:p><text:s/>5722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onic Drive-In </text:p>
          </table:table-cell>
          <table:table-cell office:value-type="string">
            <text:p><text:s/>7220 Quaker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onic Drive-In </text:p>
          </table:table-cell>
          <table:table-cell office:value-type="string">
            <text:p><text:s/>8010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onic Drive-In </text:p>
          </table:table-cell>
          <table:table-cell office:value-type="string">
            <text:p><text:s/>4611 34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onic Drive-In </text:p>
          </table:table-cell>
          <table:table-cell office:value-type="string">
            <text:p><text:s/>4904 Indiana Ave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onic Drive-In </text:p>
          </table:table-cell>
          <table:table-cell office:value-type="string">
            <text:p><text:s/>5202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Souper Salad </text:p>
          </table:table-cell>
          <table:table-cell office:value-type="string">
            <text:p><text:s/>6703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Spanky's </text:p>
          </table:table-cell>
          <table:table-cell office:value-type="string">
            <text:p><text:s/>811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Spoonfull Frozen Yogurt </text:p>
          </table:table-cell>
          <table:table-cell office:value-type="string">
            <text:p><text:s/>411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Starbucks </text:p>
          </table:table-cell>
          <table:table-cell office:value-type="string">
            <text:p><text:s/>801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tarbucks </text:p>
          </table:table-cell>
          <table:table-cell office:value-type="string">
            <text:p><text:s/>6064 Marsha Sharp Freeway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tarbucks </text:p>
          </table:table-cell>
          <table:table-cell office:value-type="string">
            <text:p><text:s/>5401 Milwaukee Ave. Lubbock, TX 79407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tarbucks </text:p>
          </table:table-cell>
          <table:table-cell office:value-type="string">
            <text:p><text:s/>8001 University Ave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tarbucks </text:p>
          </table:table-cell>
          <table:table-cell office:value-type="string">
            <text:p><text:s/>405 Slide Road #119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tarbucks </text:p>
          </table:table-cell>
          <table:table-cell office:value-type="string">
            <text:p><text:s/>4402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Steak 'n Shake </text:p>
          </table:table-cell>
          <table:table-cell office:value-type="string">
            <text:p><text:s/>5012 Milwaukee Ave Lubbock, TX 79424</text:p>
          </table:table-cell>
          <table:table-cell table:number-columns-repeated="3"/>
        </table:table-row>
        <table:table-row table:style-name="ro1">
          <table:table-cell office:value-type="string">
            <text:p>Steak Express </text:p>
          </table:table-cell>
          <table:table-cell office:value-type="string">
            <text:p><text:s/>9810 Indiana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teak Express </text:p>
          </table:table-cell>
          <table:table-cell office:value-type="string">
            <text:p><text:s/>606 W. Loop 289 Lubbock, TX 79423</text:p>
          </table:table-cell>
          <table:table-cell table:number-columns-repeated="3"/>
        </table:table-row>
        <table:table-row table:style-name="ro1">
          <table:table-cell office:value-type="string">
            <text:p>Stella's Restaurant and Lounge </text:p>
          </table:table-cell>
          <table:table-cell office:value-type="string">
            <text:p><text:s/>4646 50th St. Lubbock, TX 79414 </text:p>
          </table:table-cell>
          <table:table-cell office:value-type="string">
            <text:p><text:s/>wine, and kick back and relax. &lt;/p&gt; </text:p>
          </table:table-cell>
          <table:table-cell office:value-type="string">
            <text:p><text:s/>Subway </text:p>
          </table:table-cell>
          <table:table-cell office:value-type="string">
            <text:p><text:s/>4414 82nd St. Lubbock, TX 79424</text:p>
          </table:table-cell>
        </table:table-row>
        <table:table-row table:style-name="ro1">
          <table:table-cell office:value-type="string">
            <text:p>Subway </text:p>
          </table:table-cell>
          <table:table-cell office:value-type="string">
            <text:p><text:s/>1109 University Ave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1301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5816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5717 Slide Road Lubbock, TX 7940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1129 SE Loop 289 Lubbock, TX 7940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2515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5015 University Ave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6302 Frankford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3302 Ave. Q Lubbock, TX 7941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4412 50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4009 19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4923 34th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5214 98th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ubway </text:p>
          </table:table-cell>
          <table:table-cell office:value-type="string">
            <text:p><text:s/>1018 Slide Road Lubbock, TX 79416</text:p>
          </table:table-cell>
          <table:table-cell table:number-columns-repeated="3"/>
        </table:table-row>
        <table:table-row table:style-name="ro1">
          <table:table-cell office:value-type="string">
            <text:p>Sugar Brown's </text:p>
          </table:table-cell>
          <table:table-cell office:value-type="string">
            <text:p><text:s/>1947 19th St. Lubbock, TX</text:p>
          </table:table-cell>
          <table:table-cell table:number-columns-repeated="3"/>
        </table:table-row>
        <table:table-row table:style-name="ro1">
          <table:table-cell office:value-type="string">
            <text:p>Sugarbakers Cafe &amp;amp; Bakery </text:p>
          </table:table-cell>
          <table:table-cell office:value-type="string">
            <text:p><text:s/>4601 S. Loop 289 <text:s/>Lubbock, TX 79424</text:p>
          </table:table-cell>
          <table:table-cell table:number-columns-repeated="3"/>
        </table:table-row>
        <table:table-row table:style-name="ro1">
          <table:table-cell office:value-type="string">
            <text:p>Sweet Celebrations </text:p>
          </table:table-cell>
          <table:table-cell office:value-type="string">
            <text:p><text:s/>7301 Universit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Sweet Tooth Donuts </text:p>
          </table:table-cell>
          <table:table-cell office:value-type="string">
            <text:p><text:s/>1723 Parkway Drive Lubbock, TX 79415</text:p>
          </table:table-cell>
          <table:table-cell table:number-columns-repeated="3"/>
        </table:table-row>
        <table:table-row table:style-name="ro1">
          <table:table-cell office:value-type="string">
            <text:p>Taco Bell </text:p>
          </table:table-cell>
          <table:table-cell office:value-type="string">
            <text:p><text:s/>4928 50th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Bell </text:p>
          </table:table-cell>
          <table:table-cell office:value-type="string">
            <text:p><text:s/>6512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Bell </text:p>
          </table:table-cell>
          <table:table-cell office:value-type="string">
            <text:p><text:s/>2408 82nd St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Bell </text:p>
          </table:table-cell>
          <table:table-cell office:value-type="string">
            <text:p><text:s/>402 Ave. Q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Bell </text:p>
          </table:table-cell>
          <table:table-cell office:value-type="string">
            <text:p><text:s/>5111 82nd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Bell </text:p>
          </table:table-cell>
          <table:table-cell office:value-type="string">
            <text:p><text:s/>5713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Taco Villa </text:p>
          </table:table-cell>
          <table:table-cell office:value-type="string">
            <text:p><text:s/>7110 Quaker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4516 50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5139 80th St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5402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8212 Indiana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1911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7727 Milwaukee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aco Villa </text:p>
          </table:table-cell>
          <table:table-cell office:value-type="string">
            <text:p><text:s/>2243 1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Taqueria Jalisco </text:p>
          </table:table-cell>
          <table:table-cell office:value-type="string">
            <text:p><text:s/>2211 Ave. Q Lubbock, TX 79411</text:p>
          </table:table-cell>
          <table:table-cell table:number-columns-repeated="3"/>
        </table:table-row>
        <table:table-row table:style-name="ro1">
          <table:table-cell office:value-type="string">
            <text:p>Taqueria Aranda's </text:p>
          </table:table-cell>
          <table:table-cell office:value-type="string">
            <text:p><text:s/>4001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Taqueria Autlan </text:p>
          </table:table-cell>
          <table:table-cell office:value-type="string">
            <text:p><text:s/>2722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Taqueria Y Panaderia Guadalajara </text:p>
          </table:table-cell>
          <table:table-cell office:value-type="string">
            <text:p><text:s/>1925 19th St. Lubbock, TX 79401</text:p>
          </table:table-cell>
          <table:table-cell table:number-columns-repeated="3"/>
        </table:table-row>
        <table:table-row table:style-name="ro1">
          <table:table-cell office:value-type="string">
            <text:p>Tastee Burgers </text:p>
          </table:table-cell>
          <table:table-cell office:value-type="string">
            <text:p><text:s/>2434 Clovis Road Lubbock, TX 79415</text:p>
          </table:table-cell>
          <table:table-cell table:number-columns-repeated="3"/>
        </table:table-row>
        <table:table-row table:style-name="ro1">
          <table:table-cell office:value-type="string">
            <text:p>Tech Cafe </text:p>
          </table:table-cell>
          <table:table-cell office:value-type="string">
            <text:p><text:s/>11703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ech Cafe </text:p>
          </table:table-cell>
          <table:table-cell office:value-type="string">
            <text:p><text:s/>1524 50th Steet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ech Cafe </text:p>
          </table:table-cell>
          <table:table-cell office:value-type="string">
            <text:p><text:s/>2611 E. Slaton Road Lubbock, TX 79404</text:p>
          </table:table-cell>
          <table:table-cell table:number-columns-repeated="3"/>
        </table:table-row>
        <table:table-row table:style-name="ro1">
          <table:table-cell office:value-type="string">
            <text:p>Teddy Jacks </text:p>
          </table:table-cell>
          <table:table-cell office:value-type="string">
            <text:p><text:s/>7205 Milwaukee Ave. Lubbock, tX</text:p>
          </table:table-cell>
          <table:table-cell table:number-columns-repeated="3"/>
        </table:table-row>
        <table:table-row table:style-name="ro1">
          <table:table-cell office:value-type="string">
            <text:p>Texas Burrito </text:p>
          </table:table-cell>
          <table:table-cell office:value-type="string">
            <text:p><text:s/>2167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Texas Cafe &amp;amp; Bar </text:p>
          </table:table-cell>
          <table:table-cell office:value-type="string">
            <text:p><text:s/>3604 50th St. Lubbock, TX 79413</text:p>
          </table:table-cell>
          <table:table-cell table:number-columns-repeated="3"/>
        </table:table-row>
        <table:table-row table:style-name="ro1">
          <table:table-cell office:value-type="string">
            <text:p>Texas Roadhouse </text:p>
          </table:table-cell>
          <table:table-cell office:value-type="string">
            <text:p><text:s/>4810 S. Loop 289 Lubbock, TX 79414</text:p>
          </table:table-cell>
          <table:table-cell table:number-columns-repeated="3"/>
        </table:table-row>
        <table:table-row table:style-name="ro1">
          <table:table-cell office:value-type="string">
            <text:p>Thai Pepper </text:p>
          </table:table-cell>
          <table:table-cell office:value-type="string">
            <text:p><text:s/>3702 20th St. <text:s/>Lubbock, TX 79410</text:p>
          </table:table-cell>
          <table:table-cell table:number-columns-repeated="3"/>
        </table:table-row>
        <table:table-row table:style-name="ro1">
          <table:table-cell office:value-type="string">
            <text:p>Thai Thai Restaurant </text:p>
          </table:table-cell>
          <table:table-cell office:value-type="string">
            <text:p><text:s/>5018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The Arrogant Texan </text:p>
          </table:table-cell>
          <table:table-cell office:value-type="string">
            <text:p><text:s/>1113 University Ave. Lubbock, TX 79401</text:p>
          </table:table-cell>
          <table:table-cell table:number-columns-repeated="3"/>
        </table:table-row>
        <table:table-row table:style-name="ro1">
          <table:table-cell office:value-type="string">
            <text:p>The Bistro </text:p>
          </table:table-cell>
          <table:table-cell office:value-type="string">
            <text:p><text:s/>9816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The Cakery </text:p>
          </table:table-cell>
          <table:table-cell office:value-type="string">
            <text:p><text:s/>6301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The Choc'late Mousse</text:p>
          </table:table-cell>
          <table:table-cell office:value-type="string">
            <text:p><text:s/>Pie Bar </text:p>
          </table:table-cell>
          <table:table-cell office:value-type="string">
            <text:p><text:s/>4210 82nd St., # 228 Lubbock, TX 79423</text:p>
          </table:table-cell>
          <table:table-cell table:number-columns-repeated="2"/>
        </table:table-row>
        <table:table-row table:style-name="ro1">
          <table:table-cell office:value-type="string">
            <text:p>The Coffee Shop </text:p>
          </table:table-cell>
          <table:table-cell office:value-type="string">
            <text:p><text:s/>1204 Broadway #105</text:p>
          </table:table-cell>
          <table:table-cell table:number-columns-repeated="3"/>
        </table:table-row>
        <table:table-row table:style-name="ro1">
          <table:table-cell office:value-type="string">
            <text:p>The Crafthouse Gastropub </text:p>
          </table:table-cell>
          <table:table-cell office:value-type="string">
            <text:p><text:s/>3131 34th St. Lubbock, TX</text:p>
          </table:table-cell>
          <table:table-cell table:number-columns-repeated="3"/>
        </table:table-row>
        <table:table-row table:style-name="ro1">
          <table:table-cell office:value-type="string">
            <text:p>The Pickle and The Pig </text:p>
          </table:table-cell>
          <table:table-cell office:value-type="string">
            <text:p><text:s/>1500 14th St.,Lubbock,TX</text:p>
          </table:table-cell>
          <table:table-cell table:number-columns-repeated="3"/>
        </table:table-row>
        <table:table-row table:style-name="ro1">
          <table:table-cell office:value-type="string">
            <text:p>The Plaza Restaurant &amp;amp; Bar </text:p>
          </table:table-cell>
          <table:table-cell office:value-type="string">
            <text:p><text:s/>5029 Milwaukee Ave., Lubbock, TX</text:p>
          </table:table-cell>
          <table:table-cell table:number-columns-repeated="3"/>
        </table:table-row>
        <table:table-row table:style-name="ro1">
          <table:table-cell office:value-type="string">
            <text:p>The Range BBQ </text:p>
          </table:table-cell>
          <table:table-cell office:value-type="string">
            <text:p><text:s/>3201 116th St. Lubbock, TX 79423</text:p>
          </table:table-cell>
          <table:table-cell table:number-columns-repeated="3"/>
        </table:table-row>
        <table:table-row table:style-name="ro1">
          <table:table-cell office:value-type="string">
            <text:p>The Shack, BBQ </text:p>
          </table:table-cell>
          <table:table-cell office:value-type="string">
            <text:p><text:s/>2309 N. Frankford Ave. Lubbock, TX 79416</text:p>
          </table:table-cell>
          <table:table-cell table:number-columns-repeated="3"/>
        </table:table-row>
        <table:table-row table:style-name="ro1">
          <table:table-cell office:value-type="string">
            <text:p>The Timeless Cafe &amp;amp; Cocktails </text:p>
          </table:table-cell>
          <table:table-cell office:value-type="string">
            <text:p><text:s/>6015 82nd St.,Lubbock,TX</text:p>
          </table:table-cell>
          <table:table-cell table:number-columns-repeated="3"/>
        </table:table-row>
        <table:table-row table:style-name="ro1">
          <table:table-cell office:value-type="string">
            <text:p>The Egg and I </text:p>
          </table:table-cell>
          <table:table-cell office:value-type="string">
            <text:p><text:s/>1910 Quaker Ave. Suite 100 Lubbock, TX 79407</text:p>
          </table:table-cell>
          <table:table-cell table:number-columns-repeated="3"/>
        </table:table-row>
        <table:table-row table:style-name="ro1">
          <table:table-cell office:value-type="string">
            <text:p>The Lantern Tavern </text:p>
          </table:table-cell>
          <table:table-cell office:value-type="string">
            <text:p><text:s/>3502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The Office Grill and Sports Bar </text:p>
          </table:table-cell>
          <table:table-cell office:value-type="string">
            <text:p><text:s/>5004 Frankford Ave. Lubbock, TX 79424</text:p>
          </table:table-cell>
          <table:table-cell table:number-columns-repeated="3"/>
        </table:table-row>
        <table:table-row table:style-name="ro1">
          <table:table-cell office:value-type="string">
            <text:p>The Popcorn Place </text:p>
          </table:table-cell>
          <table:table-cell office:value-type="string">
            <text:p><text:s/>600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The Wine Nest </text:p>
          </table:table-cell>
          <table:table-cell office:value-type="string">
            <text:p><text:s/>5217 98th St.</text:p>
          </table:table-cell>
          <table:table-cell table:number-columns-repeated="3"/>
        </table:table-row>
        <table:table-row table:style-name="ro1">
          <table:table-cell office:value-type="string">
            <text:p>The West Table </text:p>
          </table:table-cell>
          <table:table-cell office:value-type="string">
            <text:p><text:s/>1204 Broadway <text:s/>Lubbock, TX 79401</text:p>
          </table:table-cell>
          <table:table-cell table:number-columns-repeated="3"/>
        </table:table-row>
        <table:table-row table:style-name="ro1">
          <table:table-cell office:value-type="string">
            <text:p>Tikka Shack </text:p>
          </table:table-cell>
          <table:table-cell office:value-type="string">
            <text:p><text:s/>6620</text:p>
          </table:table-cell>
          <table:table-cell table:number-columns-repeated="3"/>
        </table:table-row>
        <table:table-row table:style-name="ro1">
          <table:table-cell office:value-type="string">
            <text:p>TNT Sports Grill &amp;amp; Bar </text:p>
          </table:table-cell>
          <table:table-cell office:value-type="string">
            <text:p><text:s/>906 50th St. Lubbock, TX 79412</text:p>
          </table:table-cell>
          <table:table-cell table:number-columns-repeated="3"/>
        </table:table-row>
        <table:table-row table:style-name="ro1">
          <table:table-cell office:value-type="string">
            <text:p>Tokyo Japanese Steakhouse </text:p>
          </table:table-cell>
          <table:table-cell office:value-type="string">
            <text:p><text:s/>4637 50th St. Lubbock, TX 79414</text:p>
          </table:table-cell>
          <table:table-cell table:number-columns-repeated="3"/>
        </table:table-row>
        <table:table-row table:style-name="ro1">
          <table:table-cell office:value-type="string">
            <text:p>Tom &amp;amp; Bingo's Hickory Pit Bar-B-Q </text:p>
          </table:table-cell>
          <table:table-cell office:value-type="string">
            <text:p><text:s/>3006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Tommy's Famous Burgers </text:p>
          </table:table-cell>
          <table:table-cell office:value-type="string">
            <text:p><text:s/>117 University Ave. Lubbock, TX 79415</text:p>
          </table:table-cell>
          <table:table-cell table:number-columns-repeated="3"/>
        </table:table-row>
        <table:table-row table:style-name="ro1">
          <table:table-cell office:value-type="string">
            <text:p>Torchy's Tacos </text:p>
          </table:table-cell>
          <table:table-cell office:value-type="string">
            <text:p><text:s/>2407 9th St. <text:s/>Lubbock, TX 79401</text:p>
          </table:table-cell>
          <table:table-cell table:number-columns-repeated="3"/>
        </table:table-row>
        <table:table-row table:style-name="ro1">
          <table:table-cell office:value-type="string">
            <text:p>Triple J Chophouse &amp;amp; Brew Co. </text:p>
          </table:table-cell>
          <table:table-cell office:value-type="string">
            <text:p><text:s/>1807 Buddy Holly Ave. Lubbock, TX 79423</text:p>
          </table:table-cell>
          <table:table-cell table:number-columns-repeated="3"/>
        </table:table-row>
        <table:table-row table:style-name="ro1">
          <table:table-cell office:value-type="string">
            <text:p>TT Donuts </text:p>
          </table:table-cell>
          <table:table-cell office:value-type="string">
            <text:p><text:s/>6023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Uncle Chien's Chinese &amp;amp; Thai Restaurant </text:p>
          </table:table-cell>
          <table:table-cell office:value-type="string">
            <text:p><text:s/>3004 34th St. Lubbock, TX 79410 </text:p>
          </table:table-cell>
          <table:table-cell office:value-type="string">
            <text:p><text:s/>Urban Bricks Pizza </text:p>
          </table:table-cell>
          <table:table-cell office:value-type="string">
            <text:p><text:s/>7610 Milwaukee Ave.Lubbock,TX</text:p>
          </table:table-cell>
          <table:table-cell/>
        </table:table-row>
        <table:table-row table:style-name="ro1">
          <table:table-cell office:value-type="string">
            <text:p>Walk-On's Bistreaux &amp;amp; Bar </text:p>
          </table:table-cell>
          <table:table-cell office:value-type="string">
            <text:p><text:s/>2630 W. Loop 289,Lubbock,TX </text:p>
          </table:table-cell>
          <table:table-cell office:value-type="string">
            <text:p><text:s/>Weigh Better Nutrition </text:p>
          </table:table-cell>
          <table:table-cell office:value-type="string">
            <text:p><text:s/>5409 4th St. Lubbock, TX 79404</text:p>
          </table:table-cell>
          <table:table-cell/>
        </table:table-row>
        <table:table-row table:style-name="ro1">
          <table:table-cell office:value-type="string">
            <text:p>Wendy's </text:p>
          </table:table-cell>
          <table:table-cell office:value-type="string">
            <text:p><text:s/>2401 1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endy's </text:p>
          </table:table-cell>
          <table:table-cell office:value-type="string">
            <text:p><text:s/>401 Frankford Ave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endy's </text:p>
          </table:table-cell>
          <table:table-cell office:value-type="string">
            <text:p><text:s/>5212 Slide Road Lubbock, TX 79414</text:p>
          </table:table-cell>
          <table:table-cell table:number-columns-repeated="3"/>
        </table:table-row>
        <table:table-row table:style-name="ro1">
          <table:table-cell office:value-type="string">
            <text:p>West Crust Artisan Pizza Pies </text:p>
          </table:table-cell>
          <table:table-cell office:value-type="string">
            <text:p><text:s/>6012 82nd St. Lubbock, TX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est Crust Artisan Pizza Pies </text:p>
          </table:table-cell>
          <table:table-cell office:value-type="string">
            <text:p><text:s/>116 W.Loop 289,Lubbock,TX</text:p>
          </table:table-cell>
          <table:table-cell table:number-columns-repeated="3"/>
        </table:table-row>
        <table:table-row table:style-name="ro1">
          <table:table-cell office:value-type="string">
            <text:p>Whataburger </text:p>
          </table:table-cell>
          <table:table-cell office:value-type="string">
            <text:p><text:s/>2412 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4802 50th St. Lubbock, TX 7941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1702 1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1717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7201 Quaker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8226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5512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hataburger </text:p>
          </table:table-cell>
          <table:table-cell office:value-type="string">
            <text:p><text:s/>6414 82nd St. Lubbock, TX 79416</text:p>
          </table:table-cell>
          <table:table-cell table:number-columns-repeated="3"/>
        </table:table-row>
        <table:table-row table:style-name="ro1">
          <table:table-cell office:value-type="string">
            <text:p>Wienerschnitzel </text:p>
          </table:table-cell>
          <table:table-cell office:value-type="string">
            <text:p><text:s/>4809 34th St. Lubbock, TX 794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enerschnitzel </text:p>
          </table:table-cell>
          <table:table-cell office:value-type="string">
            <text:p><text:s/>7615 University Ave. Lubbock, TX 7942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enerschnitzel </text:p>
          </table:table-cell>
          <table:table-cell office:value-type="string">
            <text:p><text:s/>1202 50th St. Lubbock, TX 7941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enerschnitzel </text:p>
          </table:table-cell>
          <table:table-cell office:value-type="string">
            <text:p><text:s/>7102 Quaker Ave. Lubbock, TX 79424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enerschnitzel </text:p>
          </table:table-cell>
          <table:table-cell office:value-type="string">
            <text:p><text:s/>301 University Ave. Lubbock, TX 79415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enerschnitzel </text:p>
          </table:table-cell>
          <table:table-cell office:value-type="string">
            <text:p><text:s/>6319 82nd St. Lubbock, TX 79411</text:p>
          </table:table-cell>
          <table:table-cell table:number-columns-repeated="3"/>
        </table:table-row>
        <table:table-row table:style-name="ro1">
          <table:table-cell office:value-type="string">
            <text:p>Wiley's Bar-B-Que </text:p>
          </table:table-cell>
          <table:table-cell office:value-type="string">
            <text:p><text:s/>1805 Parkway Drive Lubbock, TX 79403</text:p>
          </table:table-cell>
          <table:table-cell table:number-columns-repeated="3"/>
        </table:table-row>
        <table:table-row table:style-name="ro1">
          <table:table-cell office:value-type="string">
            <text:p>Wing Street </text:p>
          </table:table-cell>
          <table:table-cell office:value-type="string">
            <text:p><text:s/>2109 19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ng Street </text:p>
          </table:table-cell>
          <table:table-cell office:value-type="string">
            <text:p><text:s/>3001 50th St. Lubbock, TX 7941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ng Street </text:p>
          </table:table-cell>
          <table:table-cell office:value-type="string">
            <text:p><text:s/>3311 82nd St. Lubbock, TX 79413</text:p>
          </table:table-cell>
          <table:table-cell table:number-columns-repeated="3"/>
        </table:table-row>
        <table:table-row table:style-name="ro1">
          <table:table-cell office:value-type="string">
            <text:p>WingStop </text:p>
          </table:table-cell>
          <table:table-cell office:value-type="string">
            <text:p><text:s/>1803 7th St. Lubbock, TX 7940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ngStop </text:p>
          </table:table-cell>
          <table:table-cell office:value-type="string">
            <text:p><text:s/>5510 4th St. Lubbock, TX 79416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WingStop </text:p>
          </table:table-cell>
          <table:table-cell office:value-type="string">
            <text:p><text:s/>6807 Slide Road Lubbock, TX 79424</text:p>
          </table:table-cell>
          <table:table-cell table:number-columns-repeated="3"/>
        </table:table-row>
        <table:table-row table:style-name="ro1">
          <table:table-cell office:value-type="string">
            <text:p>Yamagata Japanese Steakhouse </text:p>
          </table:table-cell>
          <table:table-cell office:value-type="string">
            <text:p><text:s/>5905 82nd St. Lubbock, TX 79424</text:p>
          </table:table-cell>
          <table:table-cell table:number-columns-repeated="3"/>
        </table:table-row>
        <table:table-row table:style-name="ro1">
          <table:table-cell office:value-type="string">
            <text:p>Yellow House Coffee </text:p>
          </table:table-cell>
          <table:table-cell office:value-type="string">
            <text:p><text:s/>3017 34th St. Lubbock, TX 79410</text:p>
          </table:table-cell>
          <table:table-cell table:number-columns-repeated="3"/>
        </table:table-row>
        <table:table-row table:style-name="ro1">
          <table:table-cell office:value-type="string">
            <text:p>YoFresh Yogurt Café </text:p>
          </table:table-cell>
          <table:table-cell office:value-type="string">
            <text:p><text:s/>5510 4th St. Lubbock, TX 79416</text:p>
          </table:table-cell>
          <table:table-cell table:number-columns-repeated="3"/>
        </table:table-row>
        <table:table-row table:style-name="ro1">
          <table:table-cell office:value-type="string">
            <text:p>Yuyo Japanese Restaurant </text:p>
          </table:table-cell>
          <table:table-cell office:value-type="string">
            <text:p><text:s/>5130 80th St.Lubbock,TX</text:p>
          </table:table-cell>
          <table:table-cell table:number-columns-repeated="3"/>
        </table:table-row>
        <table:table-row table:style-name="ro1">
          <table:table-cell office:value-type="string">
            <text:p>Zio's Italian Kitchen </text:p>
          </table:table-cell>
          <table:table-cell office:value-type="string">
            <text:p><text:s/>4414 82nd St. Lubbock, TX 79424 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 table:visibility="filter" table:number-rows-repeated="1048045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e Funky Door Bistro &amp; Wine Room </text:p>
          </table:table-cell>
          <table:table-cell office:value-type="string">
            <text:p><text:s/>6015 82nd St. Lubbock, TX</text:p>
          </table:table-cell>
        </table:table-row>
        <table:table-row table:style-name="ro1">
          <table:table-cell office:value-type="string">
            <text:p>Crave. A Dessert Bar </text:p>
          </table:table-cell>
          <table:table-cell office:value-type="string">
            <text:p><text:s/>2910 W. Loop 289,Lubbock,TX</text:p>
          </table:table-cell>
        </table:table-row>
        <table:table-row table:style-name="ro1">
          <table:table-cell office:value-type="string">
            <text:p>50 Yard Line Steakhouse </text:p>
          </table:table-cell>
          <table:table-cell office:value-type="string">
            <text:p><text:s/>2549 S. Loop 289 Lubbock, TX <text:s text:c="3"/></text:p>
          </table:table-cell>
        </table:table-row>
        <table:table-row table:style-name="ro1">
          <table:table-cell office:value-type="string">
            <text:p>50th Street Caboose </text:p>
          </table:table-cell>
          <table:table-cell office:value-type="string">
            <text:p><text:s/>5027 50th St. Lubbock, TX 79414</text:p>
          </table:table-cell>
        </table:table-row>
        <table:table-row table:style-name="ro1">
          <table:table-cell office:value-type="string">
            <text:p>82nd Street Café </text:p>
          </table:table-cell>
          <table:table-cell office:value-type="string">
            <text:p><text:s/>3416 82nd St. Lubbock, TX 79423</text:p>
          </table:table-cell>
        </table:table-row>
        <table:table-row table:style-name="ro1">
          <table:table-cell office:value-type="string">
            <text:p>A Cup of Yo </text:p>
          </table:table-cell>
          <table:table-cell office:value-type="string">
            <text:p><text:s/>4505 98th St. Lubbock, TX 79424</text:p>
          </table:table-cell>
        </table:table-row>
        <table:table-row table:style-name="ro2">
          <table:table-cell office:value-type="string">
            <text:p>Abuelo's </text:p>
          </table:table-cell>
          <table:table-cell office:value-type="string">
            <text:p><text:s/>4401 82nd St.</text:p>
          </table:table-cell>
        </table:table-row>
        <table:table-row table:style-name="ro2">
          <table:table-cell office:value-type="string">
            <text:p>Abuelo's Taqueria </text:p>
          </table:table-cell>
          <table:table-cell office:value-type="string">
            <text:p><text:s/>4410 19th St Lubbock, TX 79407</text:p>
          </table:table-cell>
        </table:table-row>
        <table:table-row table:style-name="ro1">
          <table:table-cell office:value-type="string">
            <text:p>Adolph's Grill &amp; Bar </text:p>
          </table:table-cell>
          <table:table-cell office:value-type="string">
            <text:p><text:s/>5131 Aberdeen Ave. Lubbock, TX 79414</text:p>
          </table:table-cell>
        </table:table-row>
        <table:table-row table:style-name="ro2">
          <table:table-cell office:value-type="string">
            <text:p>Albarran's Mexican Bar &amp; Grill </text:p>
          </table:table-cell>
          <table:table-cell office:value-type="string">
            <text:p><text:s/>7722 Milwauke Ave.Lubbock,TX</text:p>
          </table:table-cell>
        </table:table-row>
        <table:table-row table:style-name="ro1">
          <table:table-cell office:value-type="string">
            <text:p>Aloha BBQ </text:p>
          </table:table-cell>
          <table:table-cell office:value-type="string">
            <text:p><text:s/>9810 Indiana Ave. Suite #111 Lubbock, TX</text:p>
          </table:table-cell>
        </table:table-row>
        <table:table-row table:style-name="ro1">
          <table:table-cell office:value-type="string">
            <text:p>Alvarado's Restaurant and Catering </text:p>
          </table:table-cell>
          <table:table-cell office:value-type="string">
            <text:p><text:s/>3501 50th St. Lubbock, TX 79413</text:p>
          </table:table-cell>
        </table:table-row>
        <table:table-row table:style-name="ro1">
          <table:table-cell office:value-type="string">
            <text:p>Amigos Mexican Restaurant </text:p>
          </table:table-cell>
          <table:table-cell office:value-type="string">
            <text:p><text:s/>5001 34th St. Lubbock, TX 79410</text:p>
          </table:table-cell>
        </table:table-row>
        <table:table-row table:style-name="ro1">
          <table:table-cell office:value-type="string">
            <text:p>Anna's Mexican Restaurant </text:p>
          </table:table-cell>
          <table:table-cell office:value-type="string">
            <text:p><text:s/>6909 Indiana Ave. Lubbock, TX 79413</text:p>
          </table:table-cell>
        </table:table-row>
        <table:table-row table:style-name="ro1">
          <table:table-cell office:value-type="string">
            <text:p>Apple Country Café </text:p>
          </table:table-cell>
          <table:table-cell office:value-type="string">
            <text:p><text:s/>12206 E. Hwy. 62Idalou, TX 79329 </text:p>
          </table:table-cell>
        </table:table-row>
        <table:table-row table:style-name="ro1">
          <table:table-cell office:value-type="string">
            <text:p>Applebee's </text:p>
          </table:table-cell>
          <table:table-cell office:value-type="string">
            <text:p><text:s/>6501 4th St. Lubbock, TX 79416</text:p>
          </table:table-cell>
        </table:table-row>
        <table:table-row table:style-name="ro1">
          <table:table-cell office:value-type="string">
            <text:p>Arby's </text:p>
          </table:table-cell>
          <table:table-cell office:value-type="string">
            <text:p><text:s/>5711 19th St. Lubbock, TX 79407</text:p>
          </table:table-cell>
        </table:table-row>
        <table:table-row table:style-name="ro1">
          <table:table-cell office:value-type="string">
            <text:p>Aspen Creek Grill </text:p>
          </table:table-cell>
          <table:table-cell office:value-type="string">
            <text:p><text:s/>3012 W.Loop 289,Lubbock,TX</text:p>
          </table:table-cell>
        </table:table-row>
        <table:table-row table:style-name="ro1">
          <table:table-cell office:value-type="string">
            <text:p>Aunt Carol's Bakery and Confectionary </text:p>
          </table:table-cell>
          <table:table-cell office:value-type="string">
            <text:p><text:s/>3709 19th St. Lubbock, TX 79410</text:p>
          </table:table-cell>
        </table:table-row>
        <table:table-row table:style-name="ro1">
          <table:table-cell office:value-type="string">
            <text:p>Auntie Anne's Pretzel </text:p>
          </table:table-cell>
          <table:table-cell office:value-type="string">
            <text:p><text:s/>6002 Slide Road Lubbock, TX 79414</text:p>
          </table:table-cell>
        </table:table-row>
        <table:table-row table:style-name="ro2">
          <table:table-cell office:value-type="string">
            <text:p>Baby Bigham's Smokehouse </text:p>
          </table:table-cell>
          <table:table-cell office:value-type="string">
            <text:p><text:s/>1823 Buddy Holly Ave. Lubbock, TX 79401</text:p>
          </table:table-cell>
        </table:table-row>
        <table:table-row table:style-name="ro1">
          <table:table-cell office:value-type="string">
            <text:p>Back 40 Grill </text:p>
          </table:table-cell>
          <table:table-cell office:value-type="string">
            <text:p><text:s/>5214 98th St. Lubbock, TX 79424</text:p>
          </table:table-cell>
        </table:table-row>
        <table:table-row table:style-name="ro1">
          <table:table-cell office:value-type="string">
            <text:p>Bahama Buck's </text:p>
          </table:table-cell>
          <table:table-cell office:value-type="string">
            <text:p><text:s/>2515 82nd St., #2 Lubbock, TX 79423</text:p>
          </table:table-cell>
        </table:table-row>
        <table:table-row table:style-name="ro1">
          <table:table-cell office:value-type="string">
            <text:p>Bangkok Thai Restaurant </text:p>
          </table:table-cell>
          <table:table-cell office:value-type="string">
            <text:p><text:s/>4624 34th St. Lubbock, TX 79410</text:p>
          </table:table-cell>
        </table:table-row>
        <table:table-row table:style-name="ro1">
          <table:table-cell office:value-type="string">
            <text:p>Bar PM </text:p>
          </table:table-cell>
          <table:table-cell office:value-type="string">
            <text:p><text:s/>1211 University Ave. Lubbock, TX 79401</text:p>
          </table:table-cell>
        </table:table-row>
        <table:table-row table:style-name="ro2">
          <table:table-cell office:value-type="string">
            <text:p>Bash Riprock's </text:p>
          </table:table-cell>
          <table:table-cell office:value-type="string">
            <text:p><text:s/>2419 Main St. Lubbock, TX 79401</text:p>
          </table:table-cell>
        </table:table-row>
        <table:table-row table:style-name="ro1">
          <table:table-cell office:value-type="string">
            <text:p>Baskin-Robbins </text:p>
          </table:table-cell>
          <table:table-cell office:value-type="string">
            <text:p><text:s/>6301 82nd St. Lubbock, TX 79424</text:p>
          </table:table-cell>
        </table:table-row>
        <table:table-row table:style-name="ro1">
          <table:table-cell office:value-type="string">
            <text:p>Beef 'O' Brady's </text:p>
          </table:table-cell>
          <table:table-cell office:value-type="string">
            <text:p><text:s/>5510 4th St. Lubbock, TX 79416</text:p>
          </table:table-cell>
        </table:table-row>
        <table:table-row table:style-name="ro1">
          <table:table-cell office:value-type="string">
            <text:p>Beijing House </text:p>
          </table:table-cell>
          <table:table-cell office:value-type="string">
            <text:p><text:s/>3605 50th St. Lubbock, TX 79413</text:p>
          </table:table-cell>
        </table:table-row>
        <table:table-row table:style-name="ro2">
          <table:table-cell office:value-type="string">
            <text:p>Big E's Barbeque </text:p>
          </table:table-cell>
          <table:table-cell office:value-type="string">
            <text:p><text:s/>1802 Buddy Holly Ave. Lubbock, TX 79401</text:p>
          </table:table-cell>
        </table:table-row>
        <table:table-row table:style-name="ro2">
          <table:table-cell office:value-type="string">
            <text:p>Bigham's Smokehouse </text:p>
          </table:table-cell>
          <table:table-cell office:value-type="string">
            <text:p><text:s/>3312 82nd St. Lubbock, TX</text:p>
          </table:table-cell>
        </table:table-row>
        <table:table-row table:style-name="ro1">
          <table:table-cell office:value-type="string">
            <text:p>Bikini's Sports Bar and Grill </text:p>
          </table:table-cell>
          <table:table-cell office:value-type="string">
            <text:p><text:s/>8222 University Ave. Lubbock, TX 79423</text:p>
          </table:table-cell>
        </table:table-row>
        <table:table-row table:style-name="ro1">
          <table:table-cell office:value-type="string">
            <text:p>Bill's Drive in </text:p>
          </table:table-cell>
          <table:table-cell office:value-type="string">
            <text:p><text:s/>1912 Clovis Hwy. Lubbock, TX 79415</text:p>
          </table:table-cell>
        </table:table-row>
        <table:table-row table:style-name="ro1">
          <table:table-cell office:value-type="string">
            <text:p>BJ's Restaurant &amp; Brewhouse </text:p>
          </table:table-cell>
          <table:table-cell office:value-type="string">
            <text:p><text:s/>4805 S. Loop 289 Lubbock, TX 79424</text:p>
          </table:table-cell>
        </table:table-row>
        <table:table-row table:style-name="ro1">
          <table:table-cell office:value-type="string">
            <text:p>Blue Oasis Italian Ice </text:p>
          </table:table-cell>
          <table:table-cell office:value-type="string">
            <text:p><text:s/>5217 82nd St. Lubbock, TX 79424</text:p>
          </table:table-cell>
        </table:table-row>
        <table:table-row table:style-name="ro1">
          <table:table-cell office:value-type="string">
            <text:p>Blue Sky Burgers </text:p>
          </table:table-cell>
          <table:table-cell office:value-type="string">
            <text:p><text:s/>3216 4th St. Lubbock, TX 79415</text:p>
          </table:table-cell>
        </table:table-row>
        <table:table-row table:style-name="ro1">
          <table:table-cell office:value-type="string">
            <text:p>Bonus Burger </text:p>
          </table:table-cell>
          <table:table-cell office:value-type="string">
            <text:p><text:s/>2312 50th St. Lubbock, TX 79412</text:p>
          </table:table-cell>
        </table:table-row>
        <table:table-row table:style-name="ro1">
          <table:table-cell office:value-type="string">
            <text:p>Bryan's Steaks </text:p>
          </table:table-cell>
          <table:table-cell office:value-type="string">
            <text:p><text:s/>1212 50th St. Lubbock, TX 79412</text:p>
          </table:table-cell>
        </table:table-row>
        <table:table-row table:style-name="ro1">
          <table:table-cell office:value-type="string">
            <text:p>Buffalo Wild Wings </text:p>
          </table:table-cell>
          <table:table-cell office:value-type="string">
            <text:p><text:s/>6320 19th St. Lubbock, TX 79407</text:p>
          </table:table-cell>
        </table:table-row>
        <table:table-row table:style-name="ro1">
          <table:table-cell office:value-type="string">
            <text:p>Buns Over Texas </text:p>
          </table:table-cell>
          <table:table-cell office:value-type="string">
            <text:p><text:s/>3402 73rd St. , # A Lubbock, TX 79423</text:p>
          </table:table-cell>
        </table:table-row>
        <table:table-row table:style-name="ro1">
          <table:table-cell office:value-type="string">
            <text:p>Burger King </text:p>
          </table:table-cell>
          <table:table-cell office:value-type="string">
            <text:p><text:s/>5112 Slide Road Lubbock, TX 79414</text:p>
          </table:table-cell>
        </table:table-row>
        <table:table-row table:style-name="ro1">
          <table:table-cell office:value-type="string">
            <text:p>Burrito King </text:p>
          </table:table-cell>
          <table:table-cell office:value-type="string">
            <text:p><text:s/>1620 Ave. Q Lubbock, TX 79401</text:p>
          </table:table-cell>
        </table:table-row>
        <table:table-row table:style-name="ro1">
          <table:table-cell office:value-type="string">
            <text:p>Burrito Tower </text:p>
          </table:table-cell>
          <table:table-cell office:value-type="string">
            <text:p><text:s/>3001 34th St. Lubbock, TX 79410</text:p>
          </table:table-cell>
        </table:table-row>
        <table:table-row table:style-name="ro1">
          <table:table-cell office:value-type="string">
            <text:p>BushHogs </text:p>
          </table:table-cell>
          <table:table-cell office:value-type="string">
            <text:p><text:s/>16202 TX-493 Loop <text:s/>Lubbock, TX</text:p>
          </table:table-cell>
        </table:table-row>
        <table:table-row table:style-name="ro1">
          <table:table-cell office:value-type="string">
            <text:p>Café J </text:p>
          </table:table-cell>
          <table:table-cell office:value-type="string">
            <text:p><text:s/>2605 19th St. Lubbock, TX 79410</text:p>
          </table:table-cell>
        </table:table-row>
        <table:table-row table:style-name="ro2">
          <table:table-cell office:value-type="string">
            <text:p>Cagle Steaks </text:p>
          </table:table-cell>
          <table:table-cell office:value-type="string">
            <text:p><text:s/>118 Inler Ave. Lubbock, TX 79416</text:p>
          </table:table-cell>
        </table:table-row>
        <table:table-row table:style-name="ro1">
          <table:table-cell office:value-type="string">
            <text:p>Cake </text:p>
          </table:table-cell>
          <table:table-cell office:value-type="string">
            <text:p><text:s/>8201 Quaker Ave. Lubbock, TX 79424</text:p>
          </table:table-cell>
        </table:table-row>
        <table:table-row table:style-name="ro2">
          <table:table-cell office:value-type="string">
            <text:p>Campisi's Restaurant </text:p>
          </table:table-cell>
          <table:table-cell office:value-type="string">
            <text:p><text:s/>4414 82nd St.Lubbock,TX</text:p>
          </table:table-cell>
        </table:table-row>
        <table:table-row table:style-name="ro1">
          <table:table-cell office:value-type="string">
            <text:p>Cancun Mexican Restaurant </text:p>
          </table:table-cell>
          <table:table-cell office:value-type="string">
            <text:p><text:s/>7905 University Ave. Lubbock, TX 79423</text:p>
          </table:table-cell>
        </table:table-row>
        <table:table-row table:style-name="ro1">
          <table:table-cell office:value-type="string">
            <text:p>Cantina Laredo </text:p>
          </table:table-cell>
          <table:table-cell office:value-type="string">
            <text:p><text:s/>116 W. Loop 289,Lubbock,TX</text:p>
          </table:table-cell>
        </table:table-row>
        <table:table-row table:style-name="ro1">
          <table:table-cell office:value-type="string">
            <text:p>Capital Pizza </text:p>
          </table:table-cell>
          <table:table-cell office:value-type="string">
            <text:p><text:s/>2705 26th St. Lubbock, TX 79410</text:p>
          </table:table-cell>
        </table:table-row>
        <table:table-row table:style-name="ro2">
          <table:table-cell office:value-type="string">
            <text:p>Caprock Café </text:p>
          </table:table-cell>
          <table:table-cell office:value-type="string">
            <text:p><text:s/>3405 34th St. Lubbock, TX 79410</text:p>
          </table:table-cell>
        </table:table-row>
        <table:table-row table:style-name="ro2">
          <table:table-cell office:value-type="string">
            <text:p>Casa Olé </text:p>
          </table:table-cell>
          <table:table-cell office:value-type="string">
            <text:p><text:s/>4413 S. Loop 289 Lubbock, TX 79424</text:p>
          </table:table-cell>
        </table:table-row>
        <table:table-row table:style-name="ro1">
          <table:table-cell office:value-type="string">
            <text:p>Cast Iron Grill </text:p>
          </table:table-cell>
          <table:table-cell office:value-type="string">
            <text:p><text:s/>620 19th St. Lubbock, TX 79401</text:p>
          </table:table-cell>
        </table:table-row>
        <table:table-row table:style-name="ro1">
          <table:table-cell office:value-type="string">
            <text:p>Catalina's Restaurant </text:p>
          </table:table-cell>
          <table:table-cell office:value-type="string">
            <text:p><text:s/>1519 34th St. Lubbock, TX 79411</text:p>
          </table:table-cell>
        </table:table-row>
        <table:table-row table:style-name="ro1">
          <table:table-cell office:value-type="string">
            <text:p>Cattle Baron </text:p>
          </table:table-cell>
          <table:table-cell office:value-type="string">
            <text:p><text:s/>8201 Quaker Ave., #170 Lubbock, TX 79424</text:p>
          </table:table-cell>
        </table:table-row>
        <table:table-row table:style-name="ro2">
          <table:table-cell office:value-type="string">
            <text:p>Cesiah's Panaderia </text:p>
          </table:table-cell>
          <table:table-cell office:value-type="string">
            <text:p><text:s/>1519 34th St. Suite D Lubbock, TX 79411</text:p>
          </table:table-cell>
        </table:table-row>
        <table:table-row table:style-name="ro1">
          <table:table-cell office:value-type="string">
            <text:p>Cheddar's </text:p>
          </table:table-cell>
          <table:table-cell office:value-type="string">
            <text:p><text:s/>4009 S. Loop 289 Lubbock, TX 79423</text:p>
          </table:table-cell>
        </table:table-row>
        <table:table-row table:style-name="ro2">
          <table:table-cell office:value-type="string">
            <text:p>CheeZies Pizza </text:p>
          </table:table-cell>
          <table:table-cell office:value-type="string">
            <text:p><text:s/>1803 7th St., #101 Lubbock, TX 79401</text:p>
          </table:table-cell>
        </table:table-row>
        <table:table-row table:style-name="ro1">
          <table:table-cell office:value-type="string">
            <text:p>Chef Lin's To Go </text:p>
          </table:table-cell>
          <table:table-cell office:value-type="string">
            <text:p><text:s/>6625 19th St. Lubbock, TX 79415</text:p>
          </table:table-cell>
        </table:table-row>
        <table:table-row table:style-name="ro2">
          <table:table-cell office:value-type="string">
            <text:p>Chick-Fil-A </text:p>
          </table:table-cell>
          <table:table-cell office:value-type="string">
            <text:p><text:s/>6416 82nd St Lubbock, TX 79424</text:p>
          </table:table-cell>
        </table:table-row>
        <table:table-row table:style-name="ro1">
          <table:table-cell office:value-type="string">
            <text:p>Chicken Express </text:p>
          </table:table-cell>
          <table:table-cell office:value-type="string">
            <text:p><text:s/>2308 82nd St. Lubbock, TX 79423</text:p>
          </table:table-cell>
        </table:table-row>
        <table:table-row table:style-name="ro1">
          <table:table-cell office:value-type="string">
            <text:p>Chili Dog Cafe </text:p>
          </table:table-cell>
          <table:table-cell office:value-type="string">
            <text:p><text:s/>5903 82nd St. Lubbock, TX 79424</text:p>
          </table:table-cell>
        </table:table-row>
        <table:table-row table:style-name="ro1">
          <table:table-cell office:value-type="string">
            <text:p>Chili's Grill and Bar </text:p>
          </table:table-cell>
          <table:table-cell office:value-type="string">
            <text:p><text:s/>5805 Slide Road Lubbock, TX 79414</text:p>
          </table:table-cell>
        </table:table-row>
        <table:table-row table:style-name="ro2">
          <table:table-cell office:value-type="string">
            <text:p>Chimy's Cerveceria </text:p>
          </table:table-cell>
          <table:table-cell office:value-type="string">
            <text:p><text:s/>2417 Broadway Lubbock, TX 79401</text:p>
          </table:table-cell>
        </table:table-row>
        <table:table-row table:style-name="ro1">
          <table:table-cell office:value-type="string">
            <text:p>China Max </text:p>
          </table:table-cell>
          <table:table-cell office:value-type="string">
            <text:p><text:s/>6002 Slide Road Lubbock, TX 79414</text:p>
          </table:table-cell>
        </table:table-row>
        <table:table-row table:style-name="ro1">
          <table:table-cell office:value-type="string">
            <text:p>China Star </text:p>
          </table:table-cell>
          <table:table-cell office:value-type="string">
            <text:p><text:s/>1919 50th St. Lubbock, TX 79412</text:p>
          </table:table-cell>
        </table:table-row>
        <table:table-row table:style-name="ro1">
          <table:table-cell office:value-type="string">
            <text:p>China Town </text:p>
          </table:table-cell>
          <table:table-cell office:value-type="string">
            <text:p><text:s/>5217 82nd St. Lubbock, TX 79424</text:p>
          </table:table-cell>
        </table:table-row>
        <table:table-row table:style-name="ro2">
          <table:table-cell office:value-type="string">
            <text:p>China Wok </text:p>
          </table:table-cell>
          <table:table-cell office:value-type="string">
            <text:p><text:s/>6302 Frankford Ave. Lubbock, TX 79424</text:p>
          </table:table-cell>
        </table:table-row>
        <table:table-row table:style-name="ro1">
          <table:table-cell office:value-type="string">
            <text:p>Chinese Kitchen </text:p>
          </table:table-cell>
          <table:table-cell office:value-type="string">
            <text:p><text:s/>5308 Slide Road, Suite A Lubbock, TX 79414</text:p>
          </table:table-cell>
        </table:table-row>
        <table:table-row table:style-name="ro1">
          <table:table-cell office:value-type="string">
            <text:p>Chip's Sports Bar </text:p>
          </table:table-cell>
          <table:table-cell office:value-type="string">
            <text:p><text:s/>5166 69th St. Lubbock, TX 79424</text:p>
          </table:table-cell>
        </table:table-row>
        <table:table-row table:style-name="ro2">
          <table:table-cell office:value-type="string">
            <text:p>Chipotle Mexican Grill </text:p>
          </table:table-cell>
          <table:table-cell office:value-type="string">
            <text:p><text:s/>2411 Glenna Goodacre Blvd. Lubbock, TX 79401</text:p>
          </table:table-cell>
        </table:table-row>
        <table:table-row table:style-name="ro2">
          <table:table-cell office:value-type="string">
            <text:p>Choochai Thai Cuisine </text:p>
          </table:table-cell>
          <table:table-cell office:value-type="string">
            <text:p><text:s/>2330 19th St. Lubbock, TX 79401</text:p>
          </table:table-cell>
        </table:table-row>
        <table:table-row table:style-name="ro1">
          <table:table-cell office:value-type="string">
            <text:p>Chop Chop </text:p>
          </table:table-cell>
          <table:table-cell office:value-type="string">
            <text:p><text:s/>7320 Milwaukee Ave. <text:s/>Lubbock, TX</text:p>
          </table:table-cell>
        </table:table-row>
        <table:table-row table:style-name="ro1">
          <table:table-cell office:value-type="string">
            <text:p>Chopped &amp; Sliced BBQ </text:p>
          </table:table-cell>
          <table:table-cell office:value-type="string">
            <text:p><text:s/>3501 50th St.</text:p>
          </table:table-cell>
        </table:table-row>
        <table:table-row table:style-name="ro2">
          <table:table-cell office:value-type="string">
            <text:p>Christakis Burgers </text:p>
          </table:table-cell>
          <table:table-cell office:value-type="string">
            <text:p><text:s/>1111 34th St. Lubbock, TX 79411</text:p>
          </table:table-cell>
        </table:table-row>
        <table:table-row table:style-name="ro1">
          <table:table-cell office:value-type="string">
            <text:p>Chuck E. Cheese </text:p>
          </table:table-cell>
          <table:table-cell office:value-type="string">
            <text:p><text:s/>5612 W. Loop 289 Lubbock, TX 79401</text:p>
          </table:table-cell>
        </table:table-row>
        <table:table-row table:style-name="ro1">
          <table:table-cell office:value-type="string">
            <text:p>Church's Chicken </text:p>
          </table:table-cell>
          <table:table-cell office:value-type="string">
            <text:p><text:s/>4401 34th St. Lubbock, TX 79410</text:p>
          </table:table-cell>
        </table:table-row>
        <table:table-row table:style-name="ro2">
          <table:table-cell office:value-type="string">
            <text:p>Churrasca Brazilian Steak House </text:p>
          </table:table-cell>
          <table:table-cell office:value-type="string">
            <text:p><text:s/>6105 82nd St. Lubbock, TX 79424</text:p>
          </table:table-cell>
        </table:table-row>
        <table:table-row table:style-name="ro2">
          <table:table-cell office:value-type="string">
            <text:p>Chuy's </text:p>
          </table:table-cell>
          <table:table-cell office:value-type="string">
            <text:p><text:s/>4805 S. Loop 289 Lubbock, TX 79424</text:p>
          </table:table-cell>
        </table:table-row>
        <table:table-row table:style-name="ro1">
          <table:table-cell office:value-type="string">
            <text:p>CiCi's Pizza Buffet </text:p>
          </table:table-cell>
          <table:table-cell office:value-type="string">
            <text:p><text:s/>2821 50th St. Lubbock, TX 79413</text:p>
          </table:table-cell>
        </table:table-row>
        <table:table-row table:style-name="ro1">
          <table:table-cell office:value-type="string">
            <text:p>City Donuts </text:p>
          </table:table-cell>
          <table:table-cell office:value-type="string">
            <text:p><text:s/>2245 19th St. Lubbock, TX 79411</text:p>
          </table:table-cell>
        </table:table-row>
        <table:table-row table:style-name="ro1">
          <table:table-cell office:value-type="string">
            <text:p>City Grill at Rip Griffin's </text:p>
          </table:table-cell>
          <table:table-cell office:value-type="string">
            <text:p><text:s/>4609 Ave. A Lubbock, TX 79404</text:p>
          </table:table-cell>
        </table:table-row>
        <table:table-row table:style-name="ro1">
          <table:table-cell office:value-type="string">
            <text:p>Cold Stone Creamery </text:p>
          </table:table-cell>
          <table:table-cell office:value-type="string">
            <text:p><text:s/>8215 University Ave. Lubbock, TX 79423</text:p>
          </table:table-cell>
        </table:table-row>
        <table:table-row table:style-name="ro1">
          <table:table-cell office:value-type="string">
            <text:p>Conference Café </text:p>
          </table:table-cell>
          <table:table-cell office:value-type="string">
            <text:p><text:s/>3801 106th St. Lubbock, TX 79415</text:p>
          </table:table-cell>
        </table:table-row>
        <table:table-row table:style-name="ro1">
          <table:table-cell office:value-type="string">
            <text:p>Cookies by Design </text:p>
          </table:table-cell>
          <table:table-cell office:value-type="string">
            <text:p><text:s/>3310 82nd St. Lubbock, TX 79424</text:p>
          </table:table-cell>
        </table:table-row>
        <table:table-row table:style-name="ro1">
          <table:table-cell office:value-type="string">
            <text:p>Copper Caboose </text:p>
          </table:table-cell>
          <table:table-cell office:value-type="string">
            <text:p><text:s/>5609 Ave. Q Lubbock, TX 79412</text:p>
          </table:table-cell>
        </table:table-row>
        <table:table-row table:style-name="ro1">
          <table:table-cell office:value-type="string">
            <text:p>Corn Dog Heaven </text:p>
          </table:table-cell>
          <table:table-cell office:value-type="string">
            <text:p><text:s/>6002 Slide Road Lubbock, TX 79414</text:p>
          </table:table-cell>
        </table:table-row>
        <table:table-row table:style-name="ro1">
          <table:table-cell office:value-type="string">
            <text:p>Cotton Patch Cafe </text:p>
          </table:table-cell>
          <table:table-cell office:value-type="string">
            <text:p><text:s/>6810 Slide Road Lubbock, TX 79424</text:p>
          </table:table-cell>
        </table:table-row>
        <table:table-row table:style-name="ro1">
          <table:table-cell office:value-type="string">
            <text:p>Cowboy Chicken </text:p>
          </table:table-cell>
          <table:table-cell office:value-type="string">
            <text:p><text:s/>4415 S Loop 289 </text:p>
          </table:table-cell>
        </table:table-row>
        <table:table-row table:style-name="ro1">
          <table:table-cell office:value-type="string">
            <text:p>Cracker Barrel Old Country Store </text:p>
          </table:table-cell>
          <table:table-cell office:value-type="string">
            <text:p><text:s/>5018 Milwaukee Ave. Lubbock, TX 79407</text:p>
          </table:table-cell>
        </table:table-row>
        <table:table-row table:style-name="ro2">
          <table:table-cell office:value-type="string">
            <text:p>Crawdaddy's Sports Bar &amp; Grill </text:p>
          </table:table-cell>
          <table:table-cell office:value-type="string">
            <text:p><text:s/>5725 82nd St. Lubbock, TX 79424</text:p>
          </table:table-cell>
        </table:table-row>
        <table:table-row table:style-name="ro1">
          <table:table-cell office:value-type="string">
            <text:p>Cricket's Draft House + Grill </text:p>
          </table:table-cell>
          <table:table-cell office:value-type="string">
            <text:p><text:s/>2412 Broadway Lubbock, TX 79401</text:p>
          </table:table-cell>
        </table:table-row>
        <table:table-row table:style-name="ro1">
          <table:table-cell office:value-type="string">
            <text:p>Cricket's Grill &amp; Draft House </text:p>
          </table:table-cell>
          <table:table-cell office:value-type="string">
            <text:p><text:s/>2412 Broadway Lubbock, TX 79401</text:p>
          </table:table-cell>
        </table:table-row>
        <table:table-row table:style-name="ro1">
          <table:table-cell office:value-type="string">
            <text:p>Cujo's Sports Bar &amp; Grill </text:p>
          </table:table-cell>
          <table:table-cell office:value-type="string">
            <text:p><text:s/>5811 4th St. Lubbock, TX 79416</text:p>
          </table:table-cell>
        </table:table-row>
        <table:table-row table:style-name="ro1">
          <table:table-cell office:value-type="string">
            <text:p>Dairy Queen </text:p>
          </table:table-cell>
          <table:table-cell office:value-type="string">
            <text:p><text:s/>6925 University Ave. Lubbock, TX 79413</text:p>
          </table:table-cell>
        </table:table-row>
        <table:table-row table:style-name="ro1">
          <table:table-cell office:value-type="string">
            <text:p>Daylight Donuts </text:p>
          </table:table-cell>
          <table:table-cell office:value-type="string">
            <text:p><text:s/>2859 34th St. Lubbock, TX 79410</text:p>
          </table:table-cell>
        </table:table-row>
        <table:table-row table:style-name="ro1">
          <table:table-cell office:value-type="string">
            <text:p>Denny's </text:p>
          </table:table-cell>
          <table:table-cell office:value-type="string">
            <text:p><text:s/>607 Ave. Q Lubbock, TX 79401</text:p>
          </table:table-cell>
        </table:table-row>
        <table:table-row table:style-name="ro1">
          <table:table-cell office:value-type="string">
            <text:p>Dickey's Barbecue Pit </text:p>
          </table:table-cell>
          <table:table-cell office:value-type="string">
            <text:p><text:s/>5412 Slide Road Suite 100 Lubbock, TX 79414</text:p>
          </table:table-cell>
        </table:table-row>
        <table:table-row table:style-name="ro2">
          <table:table-cell office:value-type="string">
            <text:p>Dimba's Chicken &amp; Seafood </text:p>
          </table:table-cell>
          <table:table-cell office:value-type="string">
            <text:p><text:s/>5010 Quaker Ave. Lubbock, TX 79413</text:p>
          </table:table-cell>
        </table:table-row>
        <table:table-row table:style-name="ro1">
          <table:table-cell office:value-type="string">
            <text:p>Dion's Pizza </text:p>
          </table:table-cell>
          <table:table-cell office:value-type="string">
            <text:p><text:s/>905 University Ave. Lubbock, TX</text:p>
          </table:table-cell>
        </table:table-row>
        <table:table-row table:style-name="ro2">
          <table:table-cell office:value-type="string">
            <text:p>Dippin' Dots </text:p>
          </table:table-cell>
          <table:table-cell office:value-type="string">
            <text:p><text:s/>6002 Slide Road Lubbock, TX 79414</text:p>
          </table:table-cell>
        </table:table-row>
        <table:table-row table:style-name="ro2">
          <table:table-cell office:value-type="string">
            <text:p>Domesticakes </text:p>
          </table:table-cell>
          <table:table-cell office:value-type="string">
            <text:p><text:s/>5917 66th St. Lubbock, TX 79424</text:p>
          </table:table-cell>
        </table:table-row>
        <table:table-row table:style-name="ro1">
          <table:table-cell office:value-type="string">
            <text:p>Domino's Pizza </text:p>
          </table:table-cell>
          <table:table-cell office:value-type="string">
            <text:p><text:s/>5407 4th St. Lubbock, TX 79416</text:p>
          </table:table-cell>
        </table:table-row>
        <table:table-row table:style-name="ro1">
          <table:table-cell office:value-type="string">
            <text:p>Donut Depot </text:p>
          </table:table-cell>
          <table:table-cell office:value-type="string">
            <text:p><text:s/>3612 34th St. Lubbock, TX 79410</text:p>
          </table:table-cell>
        </table:table-row>
        <table:table-row table:style-name="ro1">
          <table:table-cell office:value-type="string">
            <text:p>Double Nickel Steakhouse </text:p>
          </table:table-cell>
          <table:table-cell office:value-type="string">
            <text:p><text:s/>5405 Slide Road Lubbock, TX 79414</text:p>
          </table:table-cell>
        </table:table-row>
        <table:table-row table:style-name="ro2">
          <table:table-cell office:value-type="string">
            <text:p>DoubleDave's Pizzaworks </text:p>
          </table:table-cell>
          <table:table-cell office:value-type="string">
            <text:p><text:s/>6023 82nd St. Lubbock, TX 79424</text:p>
          </table:table-cell>
        </table:table-row>
        <table:table-row table:style-name="ro2">
          <table:table-cell office:value-type="string">
            <text:p>Dunkin' Donuts </text:p>
          </table:table-cell>
          <table:table-cell office:value-type="string">
            <text:p><text:s/>7901 University Ave Lubbock, TX 79423</text:p>
          </table:table-cell>
        </table:table-row>
        <table:table-row table:style-name="ro2">
          <table:table-cell office:value-type="string">
            <text:p>Durango's </text:p>
          </table:table-cell>
          <table:table-cell office:value-type="string">
            <text:p><text:s/>5004 Frankford Ave. Lubbock, TX</text:p>
          </table:table-cell>
        </table:table-row>
        <table:table-row table:style-name="ro2">
          <table:table-cell office:value-type="string">
            <text:p>Ears-A-Poppin </text:p>
          </table:table-cell>
          <table:table-cell office:value-type="string">
            <text:p><text:s/>6301 82nd St. Lubbock, TX</text:p>
          </table:table-cell>
        </table:table-row>
        <table:table-row table:style-name="ro1">
          <table:table-cell office:value-type="string">
            <text:p>East Moon </text:p>
          </table:table-cell>
          <table:table-cell office:value-type="string">
            <text:p><text:s/>5028 50th St. Lubbock, TX 79414</text:p>
          </table:table-cell>
        </table:table-row>
        <table:table-row table:style-name="ro2">
          <table:table-cell office:value-type="string">
            <text:p>Eddie's Barbeque </text:p>
          </table:table-cell>
          <table:table-cell office:value-type="string">
            <text:p><text:s/>1324 E. 50th St. Lubbock, TX 79404</text:p>
          </table:table-cell>
        </table:table-row>
        <table:table-row table:style-name="ro1">
          <table:table-cell office:value-type="string">
            <text:p>Edible Arrangements </text:p>
          </table:table-cell>
          <table:table-cell office:value-type="string">
            <text:p><text:s/>8215 University Ave. Lubbock, TX 79423</text:p>
          </table:table-cell>
        </table:table-row>
        <table:table-row table:style-name="ro1">
          <table:table-cell office:value-type="string">
            <text:p>Einstein Bros Bagels </text:p>
          </table:table-cell>
          <table:table-cell office:value-type="string">
            <text:p><text:s/>4525 Marsha Sharp Freeway Lubbock, TX 79407</text:p>
          </table:table-cell>
        </table:table-row>
        <table:table-row table:style-name="ro1">
          <table:table-cell office:value-type="string">
            <text:p>El Charro </text:p>
          </table:table-cell>
          <table:table-cell office:value-type="string">
            <text:p><text:s/>5011 Interstate 27 Lubbock, TX 79404</text:p>
          </table:table-cell>
        </table:table-row>
        <table:table-row table:style-name="ro1">
          <table:table-cell office:value-type="string">
            <text:p>El Chico </text:p>
          </table:table-cell>
          <table:table-cell office:value-type="string">
            <text:p><text:s/>4301 Marsha Sharp Freeway Lubbock, TX 74301</text:p>
          </table:table-cell>
        </table:table-row>
        <table:table-row table:style-name="ro2">
          <table:table-cell office:value-type="string">
            <text:p>El Gallito </text:p>
          </table:table-cell>
          <table:table-cell office:value-type="string">
            <text:p><text:s/>914 E. 34th St. Lubbock, TX 79404</text:p>
          </table:table-cell>
        </table:table-row>
        <table:table-row table:style-name="ro1">
          <table:table-cell office:value-type="string">
            <text:p>El Paisano Restaurant </text:p>
          </table:table-cell>
          <table:table-cell office:value-type="string">
            <text:p><text:s/>1301 50th St., Suite 6 Lubbock, TX 79412</text:p>
          </table:table-cell>
        </table:table-row>
        <table:table-row table:style-name="ro2">
          <table:table-cell office:value-type="string">
            <text:p>El Ranchito Burrito </text:p>
          </table:table-cell>
          <table:table-cell office:value-type="string">
            <text:p><text:s/>4529 34th St. Lubbock, TX 79410</text:p>
          </table:table-cell>
        </table:table-row>
        <table:table-row table:style-name="ro1">
          <table:table-cell office:value-type="string">
            <text:p>Emma's Mexican Restaurant </text:p>
          </table:table-cell>
          <table:table-cell office:value-type="string">
            <text:p><text:s/>1106 Ave. J Lubbock, TX 79401</text:p>
          </table:table-cell>
        </table:table-row>
        <table:table-row table:style-name="ro2">
          <table:table-cell office:value-type="string">
            <text:p>Eskimo Hut </text:p>
          </table:table-cell>
          <table:table-cell office:value-type="string">
            <text:p><text:s/>305 Frankford Ave. Lubbock, TX 79416</text:p>
          </table:table-cell>
        </table:table-row>
        <table:table-row table:style-name="ro1">
          <table:table-cell office:value-type="string">
            <text:p>Estrella's Mexican Restaurant </text:p>
          </table:table-cell>
          <table:table-cell office:value-type="string">
            <text:p><text:s/>1905 50th St. Lubbock, TX 79412</text:p>
          </table:table-cell>
        </table:table-row>
        <table:table-row table:style-name="ro2">
          <table:table-cell office:value-type="string">
            <text:p>Evie Mae's Pit Barbecue </text:p>
          </table:table-cell>
          <table:table-cell office:value-type="string">
            <text:p><text:s/>217 Highway 62,Wolfforth,TX</text:p>
          </table:table-cell>
        </table:table-row>
        <table:table-row table:style-name="ro2">
          <table:table-cell office:value-type="string">
            <text:p>Fazoli's </text:p>
          </table:table-cell>
          <table:table-cell office:value-type="string">
            <text:p><text:s/>1902 W. Loop 289 Lubbock, TX 79407</text:p>
          </table:table-cell>
        </table:table-row>
        <table:table-row table:style-name="ro1">
          <table:table-cell office:value-type="string">
            <text:p>Firehouse </text:p>
          </table:table-cell>
          <table:table-cell office:value-type="string">
            <text:p><text:s/>1719 Buddy Holly Ave. Lubbock, TX 79401</text:p>
          </table:table-cell>
        </table:table-row>
        <table:table-row table:style-name="ro1">
          <table:table-cell office:value-type="string">
            <text:p>Firehouse Subs </text:p>
          </table:table-cell>
          <table:table-cell office:value-type="string">
            <text:p><text:s/>411 University Ave. Suite 200 Lubbock, TX 79401</text:p>
          </table:table-cell>
        </table:table-row>
        <table:table-row table:style-name="ro2">
          <table:table-cell office:value-type="string">
            <text:p>Five Guys Burgers and Fries </text:p>
          </table:table-cell>
          <table:table-cell office:value-type="string">
            <text:p><text:s/>6076 Marsha Sharp Freewayubbock, TX 79407</text:p>
          </table:table-cell>
        </table:table-row>
        <table:table-row table:style-name="ro1">
          <table:table-cell office:value-type="string">
            <text:p>Flatlands Cafe </text:p>
          </table:table-cell>
          <table:table-cell office:value-type="string">
            <text:p><text:s/>1901 W. Loop 289Lubbock,TX</text:p>
          </table:table-cell>
        </table:table-row>
        <table:table-row table:style-name="ro1">
          <table:table-cell office:value-type="string">
            <text:p>Flip's Tavern </text:p>
          </table:table-cell>
          <table:table-cell office:value-type="string">
            <text:p><text:s/>1406 Ave. Q Lubbock, TX</text:p>
          </table:table-cell>
        </table:table-row>
        <table:table-row table:style-name="ro1">
          <table:table-cell office:value-type="string">
            <text:p>Fortune Cookie </text:p>
          </table:table-cell>
          <table:table-cell office:value-type="string">
            <text:p><text:s/>7006 University Ave. Lubbock, TX 79413</text:p>
          </table:table-cell>
        </table:table-row>
        <table:table-row table:style-name="ro1">
          <table:table-cell office:value-type="string">
            <text:p>Fourth Street Sports Bar </text:p>
          </table:table-cell>
          <table:table-cell office:value-type="string">
            <text:p><text:s/>2918 4th St. Lubbock, TX 79410</text:p>
          </table:table-cell>
        </table:table-row>
        <table:table-row table:style-name="ro1">
          <table:table-cell office:value-type="string">
            <text:p>Fox and Hound Bar &amp; Grill </text:p>
          </table:table-cell>
          <table:table-cell office:value-type="string">
            <text:p><text:s/>4210 82nd St. #240 Lubbock, TX 79423</text:p>
          </table:table-cell>
        </table:table-row>
        <table:table-row table:style-name="ro2">
          <table:table-cell office:value-type="string">
            <text:p>Freddy's Frozen Custard &amp; Steakburgers </text:p>
          </table:table-cell>
          <table:table-cell office:value-type="string">
            <text:p><text:s/>6208 19th St. Lubbock, TX</text:p>
          </table:table-cell>
        </table:table-row>
        <table:table-row table:style-name="ro2">
          <table:table-cell office:value-type="string">
            <text:p>Freebirds World Burrito </text:p>
          </table:table-cell>
          <table:table-cell office:value-type="string">
            <text:p><text:s/>1201 University Ave. Lubbock, TX 79401</text:p>
          </table:table-cell>
        </table:table-row>
        <table:table-row table:style-name="ro2">
          <table:table-cell office:value-type="string">
            <text:p>Fuddruckers </text:p>
          </table:table-cell>
          <table:table-cell office:value-type="string">
            <text:p><text:s/>5501 Slide Road Lubbock, TX 79414</text:p>
          </table:table-cell>
        </table:table-row>
        <table:table-row table:style-name="ro2">
          <table:table-cell office:value-type="string">
            <text:p>Furr's Family Dining </text:p>
          </table:table-cell>
          <table:table-cell office:value-type="string">
            <text:p><text:s/>2817 S. Loop 289 Lubbock, TX 79423</text:p>
          </table:table-cell>
        </table:table-row>
        <table:table-row table:style-name="ro1">
          <table:table-cell office:value-type="string">
            <text:p>Fuzzy's Taco Shop </text:p>
          </table:table-cell>
          <table:table-cell office:value-type="string">
            <text:p><text:s/>2102 Broadway Lubbock, TX 79401</text:p>
          </table:table-cell>
        </table:table-row>
        <table:table-row table:style-name="ro1">
          <table:table-cell office:value-type="string">
            <text:p>Garcia's Mexican Restaurant </text:p>
          </table:table-cell>
          <table:table-cell office:value-type="string">
            <text:p><text:s/>5604 Slide Road Lubbock, TX 79414</text:p>
          </table:table-cell>
        </table:table-row>
        <table:table-row table:style-name="ro1">
          <table:table-cell office:value-type="string">
            <text:p>Gator's Bayou </text:p>
          </table:table-cell>
          <table:table-cell office:value-type="string">
            <text:p><text:s/>5217 98th St. Lubbock, TX 79424</text:p>
          </table:table-cell>
        </table:table-row>
        <table:table-row table:style-name="ro2">
          <table:table-cell office:value-type="string">
            <text:p>Gatti's Pizza </text:p>
          </table:table-cell>
          <table:table-cell office:value-type="string">
            <text:p><text:s/>5001 50th St. Lubbock, TX 79414</text:p>
          </table:table-cell>
        </table:table-row>
        <table:table-row table:style-name="ro1">
          <table:table-cell office:value-type="string">
            <text:p>Genghis Grill </text:p>
          </table:table-cell>
          <table:table-cell office:value-type="string">
            <text:p><text:s/>6201 Slide Road Lubbock, TX 79414</text:p>
          </table:table-cell>
        </table:table-row>
        <table:table-row table:style-name="ro1">
          <table:table-cell office:value-type="string">
            <text:p>George's Cafe </text:p>
          </table:table-cell>
          <table:table-cell office:value-type="string">
            <text:p><text:s/>5407 4th St. Lubbock, TX 79416</text:p>
          </table:table-cell>
        </table:table-row>
        <table:table-row table:style-name="ro1">
          <table:table-cell office:value-type="string">
            <text:p>George's Restaurant </text:p>
          </table:table-cell>
          <table:table-cell office:value-type="string">
            <text:p><text:s/>6914 82nd St. Lubbock, TX 79424</text:p>
          </table:table-cell>
        </table:table-row>
        <table:table-row table:style-name="ro1">
          <table:table-cell office:value-type="string">
            <text:p>Gilbert's Bar &amp; Grill </text:p>
          </table:table-cell>
          <table:table-cell office:value-type="string">
            <text:p><text:s/>2608 Salem Ave. Lubbock, TX 79410</text:p>
          </table:table-cell>
        </table:table-row>
        <table:table-row table:style-name="ro1">
          <table:table-cell office:value-type="string">
            <text:p>Giorgio's Pizza </text:p>
          </table:table-cell>
          <table:table-cell office:value-type="string">
            <text:p><text:s/>1018 Broadway Lubbock, TX 79401</text:p>
          </table:table-cell>
        </table:table-row>
        <table:table-row table:style-name="ro1">
          <table:table-cell office:value-type="string">
            <text:p>Glazed Honey Ham Co. </text:p>
          </table:table-cell>
          <table:table-cell office:value-type="string">
            <text:p><text:s/>3424 82nd St. Lubbock, TX 79423</text:p>
          </table:table-cell>
        </table:table-row>
        <table:table-row table:style-name="ro1">
          <table:table-cell office:value-type="string">
            <text:p>Gold Stripe Coffee Roasters </text:p>
          </table:table-cell>
          <table:table-cell office:value-type="string">
            <text:p><text:s/>2610 Salem Ave. Suite 5, <text:s/>Lubbock, TX </text:p>
          </table:table-cell>
        </table:table-row>
        <table:table-row table:style-name="ro1">
          <table:table-cell office:value-type="string">
            <text:p>Golden Chick </text:p>
          </table:table-cell>
          <table:table-cell office:value-type="string">
            <text:p><text:s/>5727 82nd St. Lubbock, TX 79424</text:p>
          </table:table-cell>
        </table:table-row>
        <table:table-row table:style-name="ro1">
          <table:table-cell office:value-type="string">
            <text:p>Golden Corral </text:p>
          </table:table-cell>
          <table:table-cell office:value-type="string">
            <text:p><text:s/>5115 S. Loop 289 Lubbock, TX 79424</text:p>
          </table:table-cell>
        </table:table-row>
        <table:table-row table:style-name="ro1">
          <table:table-cell office:value-type="string">
            <text:p>Goody's World Famous Popcorn </text:p>
          </table:table-cell>
          <table:table-cell office:value-type="string">
            <text:p><text:s/>6002 Slide Road Lubbock, TX 79414</text:p>
          </table:table-cell>
        </table:table-row>
        <table:table-row table:style-name="ro2">
          <table:table-cell office:value-type="string">
            <text:p>Gorditos Mexican Restaurant </text:p>
          </table:table-cell>
          <table:table-cell office:value-type="string">
            <text:p><text:s/>3410 98th St. Lubbock, TX 79423</text:p>
          </table:table-cell>
        </table:table-row>
        <table:table-row table:style-name="ro1">
          <table:table-cell office:value-type="string">
            <text:p>Great American Cookies </text:p>
          </table:table-cell>
          <table:table-cell office:value-type="string">
            <text:p><text:s/>South Plains Mall, 6002 Slide Road Lubbock, TX 79414</text:p>
          </table:table-cell>
        </table:table-row>
        <table:table-row table:style-name="ro2">
          <table:table-cell office:value-type="string">
            <text:p>Hayashi Japanese Hibachi &amp; Sushi Bar </text:p>
          </table:table-cell>
          <table:table-cell office:value-type="string">
            <text:p><text:s/>4220 82nd St. Lubbock, TX</text:p>
          </table:table-cell>
        </table:table-row>
        <table:table-row table:style-name="ro2">
          <table:table-cell office:value-type="string">
            <text:p>Healthy Essentials </text:p>
          </table:table-cell>
          <table:table-cell office:value-type="string">
            <text:p><text:s/>8008 Abbeville Ave. Lubbock, TX 79424</text:p>
          </table:table-cell>
        </table:table-row>
        <table:table-row table:style-name="ro2">
          <table:table-cell office:value-type="string">
            <text:p>Heff's Burgers </text:p>
          </table:table-cell>
          <table:table-cell office:value-type="string">
            <text:p><text:s/>5727 82nd St.,LubbockTX</text:p>
          </table:table-cell>
        </table:table-row>
        <table:table-row table:style-name="ro1">
          <table:table-cell office:value-type="string">
            <text:p>Holly Hop Ice Cream Shoppe </text:p>
          </table:table-cell>
          <table:table-cell office:value-type="string">
            <text:p><text:s/>3404 34th St. Lubbock, TX</text:p>
          </table:table-cell>
        </table:table-row>
        <table:table-row table:style-name="ro1">
          <table:table-cell office:value-type="string">
            <text:p>Hong Kong Restaurant </text:p>
          </table:table-cell>
          <table:table-cell office:value-type="string">
            <text:p><text:s/>4845 50th St. Lubbock, TX</text:p>
          </table:table-cell>
        </table:table-row>
        <table:table-row table:style-name="ro1">
          <table:table-cell office:value-type="string">
            <text:p>Hooters </text:p>
          </table:table-cell>
          <table:table-cell office:value-type="string">
            <text:p><text:s/>4950 W. Loop 289 Lubbock, TX</text:p>
          </table:table-cell>
        </table:table-row>
        <table:table-row table:style-name="ro1">
          <table:table-cell office:value-type="string">
            <text:p>Hub City Wings </text:p>
          </table:table-cell>
          <table:table-cell office:value-type="string">
            <text:p><text:s/>1902 34th St. Lubbock, TX 79411</text:p>
          </table:table-cell>
        </table:table-row>
        <table:table-row table:style-name="ro1">
          <table:table-cell office:value-type="string">
            <text:p>HubCity Nutrition </text:p>
          </table:table-cell>
          <table:table-cell office:value-type="string">
            <text:p><text:s/>4525 50th St. Lubbock, TX 79423</text:p>
          </table:table-cell>
        </table:table-row>
        <table:table-row table:style-name="ro1">
          <table:table-cell office:value-type="string">
            <text:p>IHOP </text:p>
          </table:table-cell>
          <table:table-cell office:value-type="string">
            <text:p><text:s/>1627 University Ave. Lubbock, TX</text:p>
          </table:table-cell>
        </table:table-row>
        <table:table-row table:style-name="ro1">
          <table:table-cell office:value-type="string">
            <text:p>India Palace </text:p>
          </table:table-cell>
          <table:table-cell office:value-type="string">
            <text:p><text:s/>3021 34th St. Lubbock, TX</text:p>
          </table:table-cell>
        </table:table-row>
        <table:table-row table:style-name="ro1">
          <table:table-cell office:value-type="string">
            <text:p>It's Greek To Me </text:p>
          </table:table-cell>
          <table:table-cell office:value-type="string">
            <text:p><text:s/>7006 University Ave. Lubbock, TX</text:p>
          </table:table-cell>
        </table:table-row>
        <table:table-row table:style-name="ro1">
          <table:table-cell office:value-type="string">
            <text:p>Italian Garden </text:p>
          </table:table-cell>
          <table:table-cell office:value-type="string">
            <text:p><text:s/>1215 Ave. J Lubbock, TX 79401</text:p>
          </table:table-cell>
        </table:table-row>
        <table:table-row table:style-name="ro1">
          <table:table-cell office:value-type="string">
            <text:p>J C's Burritos </text:p>
          </table:table-cell>
          <table:table-cell office:value-type="string">
            <text:p><text:s/>6313 19th St. Lubbock, TX 79407</text:p>
          </table:table-cell>
        </table:table-row>
        <table:table-row table:style-name="ro1">
          <table:table-cell office:value-type="string">
            <text:p>J&amp;B Coffee Co. </text:p>
          </table:table-cell>
          <table:table-cell office:value-type="string">
            <text:p><text:s/>2701 26th St. Lubbock, TX</text:p>
          </table:table-cell>
        </table:table-row>
        <table:table-row table:style-name="ro1">
          <table:table-cell office:value-type="string">
            <text:p>J&amp;M Bar-B-Q </text:p>
          </table:table-cell>
          <table:table-cell office:value-type="string">
            <text:p><text:s/>3605 34th St. Lubbock, TX</text:p>
          </table:table-cell>
        </table:table-row>
        <table:table-row table:style-name="ro1">
          <table:table-cell office:value-type="string">
            <text:p>J&amp;M Bar-B-Q Express </text:p>
          </table:table-cell>
          <table:table-cell office:value-type="string">
            <text:p><text:s/>7924 Slide Road Lubbock, TX</text:p>
          </table:table-cell>
        </table:table-row>
        <table:table-row table:style-name="ro1">
          <table:table-cell office:value-type="string">
            <text:p>Jack 'N' Jill Donuts </text:p>
          </table:table-cell>
          <table:table-cell office:value-type="string">
            <text:p><text:s/>3301 98th St. Lubbock, TX 79423</text:p>
          </table:table-cell>
        </table:table-row>
        <table:table-row table:style-name="ro1">
          <table:table-cell office:value-type="string">
            <text:p>Jake's Sports Cafe </text:p>
          </table:table-cell>
          <table:table-cell office:value-type="string">
            <text:p><text:s/>5025 50th St. Lubbock, TX 79414</text:p>
          </table:table-cell>
        </table:table-row>
        <table:table-row table:style-name="ro1">
          <table:table-cell office:value-type="string">
            <text:p>Jason's Deli </text:p>
          </table:table-cell>
          <table:table-cell office:value-type="string">
            <text:p><text:s/>4001 S. Loop 289 Lubbock, TX 79423</text:p>
          </table:table-cell>
        </table:table-row>
        <table:table-row table:style-name="ro1">
          <table:table-cell office:value-type="string">
            <text:p>Jazz - A Louisiana Kitchen </text:p>
          </table:table-cell>
          <table:table-cell office:value-type="string">
            <text:p><text:s/>3703 19th St. Lubbock, TX 79410</text:p>
          </table:table-cell>
        </table:table-row>
        <table:table-row table:style-name="ro1">
          <table:table-cell office:value-type="string">
            <text:p>Jim Dandy Drive In </text:p>
          </table:table-cell>
          <table:table-cell office:value-type="string">
            <text:p><text:s/>2601 Clovis Road Lubbock, TX 79415</text:p>
          </table:table-cell>
        </table:table-row>
        <table:table-row table:style-name="ro1">
          <table:table-cell office:value-type="string">
            <text:p>Jimenez Bakery &amp; Restaurant </text:p>
          </table:table-cell>
          <table:table-cell office:value-type="string">
            <text:p><text:s/>1217 Crickets Ave. Lubbock, TX 79401</text:p>
          </table:table-cell>
        </table:table-row>
        <table:table-row table:style-name="ro1">
          <table:table-cell office:value-type="string">
            <text:p>Jimmy John's </text:p>
          </table:table-cell>
          <table:table-cell office:value-type="string">
            <text:p><text:s/>2413 Broadway Lubbock, TX 79401</text:p>
          </table:table-cell>
        </table:table-row>
        <table:table-row table:style-name="ro1">
          <table:table-cell office:value-type="string">
            <text:p>Joe's Crab Shack </text:p>
          </table:table-cell>
          <table:table-cell office:value-type="string">
            <text:p><text:s/>5802 W. Loop 289 Lubbock, TX 79412</text:p>
          </table:table-cell>
        </table:table-row>
        <table:table-row table:style-name="ro1">
          <table:table-cell office:value-type="string">
            <text:p>Joel's </text:p>
          </table:table-cell>
          <table:table-cell office:value-type="string">
            <text:p><text:s/>3116 Amherst St.,Lubbock,TX</text:p>
          </table:table-cell>
        </table:table-row>
        <table:table-row table:style-name="ro1">
          <table:table-cell office:value-type="string">
            <text:p>Joel's Restaurant </text:p>
          </table:table-cell>
          <table:table-cell office:value-type="string">
            <text:p><text:s/>3116 Amherst St. Lubbock, TX 79415</text:p>
          </table:table-cell>
        </table:table-row>
        <table:table-row table:style-name="ro2">
          <table:table-cell office:value-type="string">
            <text:p>Johnny Carino's </text:p>
          </table:table-cell>
          <table:table-cell office:value-type="string">
            <text:p><text:s/>6821 Slide Road Lubbock, TX 79424</text:p>
          </table:table-cell>
        </table:table-row>
        <table:table-row table:style-name="ro1">
          <table:table-cell office:value-type="string">
            <text:p>Josie's Authentic Mexican Food </text:p>
          </table:table-cell>
          <table:table-cell office:value-type="string">
            <text:p><text:s/>5101 Aberdeen Ave. Lubbock, TX 79414</text:p>
          </table:table-cell>
        </table:table-row>
        <table:table-row table:style-name="ro1">
          <table:table-cell office:value-type="string">
            <text:p>Jumbo Joe's Burgers </text:p>
          </table:table-cell>
          <table:table-cell office:value-type="string">
            <text:p><text:s/>3310 4th St. Lubbock, TX 79415</text:p>
          </table:table-cell>
        </table:table-row>
        <table:table-row table:style-name="ro1">
          <table:table-cell office:value-type="string">
            <text:p>Jumbo Joe's Burgers #2 </text:p>
          </table:table-cell>
          <table:table-cell office:value-type="string">
            <text:p><text:s/>3218 34th St. Lubbock, TX 79410</text:p>
          </table:table-cell>
        </table:table-row>
        <table:table-row table:style-name="ro2">
          <table:table-cell office:value-type="string">
            <text:p>Kaleidoscoops </text:p>
          </table:table-cell>
          <table:table-cell office:value-type="string">
            <text:p><text:s/>2902 50th St. Lubbock, TX 79413</text:p>
          </table:table-cell>
        </table:table-row>
        <table:table-row table:style-name="ro1">
          <table:table-cell office:value-type="string">
            <text:p>Kentucky Fried Chicken </text:p>
          </table:table-cell>
          <table:table-cell office:value-type="string">
            <text:p><text:s/>7902 University Ave. Lubbock, TX 79423</text:p>
          </table:table-cell>
        </table:table-row>
        <table:table-row table:style-name="ro2">
          <table:table-cell office:value-type="string">
            <text:p>Keva Juice </text:p>
          </table:table-cell>
          <table:table-cell office:value-type="string">
            <text:p><text:s/>4410 19th St., Suite 130 Lubbock, TX 79407</text:p>
          </table:table-cell>
        </table:table-row>
        <table:table-row table:style-name="ro1">
          <table:table-cell office:value-type="string">
            <text:p>Krispy Kreme </text:p>
          </table:table-cell>
          <table:table-cell office:value-type="string">
            <text:p><text:s/>4301 S. Loop 289 Lubbock, TX 79423</text:p>
          </table:table-cell>
        </table:table-row>
        <table:table-row table:style-name="ro1">
          <table:table-cell office:value-type="string">
            <text:p>La Madeleine Country French Café </text:p>
          </table:table-cell>
          <table:table-cell office:value-type="string">
            <text:p><text:s/>4406 19th St. Lubbock, TX 79407</text:p>
          </table:table-cell>
        </table:table-row>
        <table:table-row table:style-name="ro1">
          <table:table-cell office:value-type="string">
            <text:p>Las Brisas Southwest Steakhouse </text:p>
          </table:table-cell>
          <table:table-cell office:value-type="string">
            <text:p><text:s/>4701 112th St. Lubbock, TX 79424</text:p>
          </table:table-cell>
        </table:table-row>
        <table:table-row table:style-name="ro1">
          <table:table-cell office:value-type="string">
            <text:p>Leal's Tamale Factory </text:p>
          </table:table-cell>
          <table:table-cell office:value-type="string">
            <text:p><text:s/>6205 19th Street</text:p>
          </table:table-cell>
        </table:table-row>
        <table:table-row table:style-name="ro1">
          <table:table-cell office:value-type="string">
            <text:p>Lee's Café </text:p>
          </table:table-cell>
          <table:table-cell office:value-type="string">
            <text:p><text:s/>1101 Main St. Lubbock, TX 79401</text:p>
          </table:table-cell>
        </table:table-row>
        <table:table-row table:style-name="ro1">
          <table:table-cell office:value-type="string">
            <text:p>Lin's Buffet </text:p>
          </table:table-cell>
          <table:table-cell office:value-type="string">
            <text:p><text:s/>5608 Slide Road Lubbock, TX 79414</text:p>
          </table:table-cell>
        </table:table-row>
        <table:table-row table:style-name="ro1">
          <table:table-cell office:value-type="string">
            <text:p>Linda's Cafe </text:p>
          </table:table-cell>
          <table:table-cell office:value-type="string">
            <text:p><text:s/>6201 19th St. Lubbock, TX 79407</text:p>
          </table:table-cell>
        </table:table-row>
        <table:table-row table:style-name="ro1">
          <table:table-cell office:value-type="string">
            <text:p>Lite Bite Mediterranean Café </text:p>
          </table:table-cell>
          <table:table-cell office:value-type="string">
            <text:p><text:s/>3624 50th St. Lubbock, TX 79413</text:p>
          </table:table-cell>
        </table:table-row>
        <table:table-row table:style-name="ro1">
          <table:table-cell office:value-type="string">
            <text:p>Little Caesars Pizza </text:p>
          </table:table-cell>
          <table:table-cell office:value-type="string">
            <text:p><text:s/>2312 19th St. Lubbock, TX 79416</text:p>
          </table:table-cell>
        </table:table-row>
        <table:table-row table:style-name="ro1">
          <table:table-cell office:value-type="string">
            <text:p>Little Panda </text:p>
          </table:table-cell>
          <table:table-cell office:value-type="string">
            <text:p><text:s/>7412 University Ave. Lubbock, TX 79423</text:p>
          </table:table-cell>
        </table:table-row>
        <table:table-row table:style-name="ro1">
          <table:table-cell office:value-type="string">
            <text:p>Little Tokyo </text:p>
          </table:table-cell>
          <table:table-cell office:value-type="string">
            <text:p><text:s/>6002 Slide Road Lubbock, TX 79414</text:p>
          </table:table-cell>
        </table:table-row>
        <table:table-row table:style-name="ro1">
          <table:table-cell office:value-type="string">
            <text:p>Local Bar and Grill </text:p>
          </table:table-cell>
          <table:table-cell office:value-type="string">
            <text:p><text:s/>2420 Broadway Lubbock, TX 79401</text:p>
          </table:table-cell>
        </table:table-row>
        <table:table-row table:style-name="ro1">
          <table:table-cell office:value-type="string">
            <text:p>Logan's Roadhouse </text:p>
          </table:table-cell>
          <table:table-cell office:value-type="string">
            <text:p><text:s/>6251 Slide Road Lubbock, TX 79414</text:p>
          </table:table-cell>
        </table:table-row>
        <table:table-row table:style-name="ro1">
          <table:table-cell office:value-type="string">
            <text:p>Lone Star Oyster Bar </text:p>
          </table:table-cell>
          <table:table-cell office:value-type="string">
            <text:p><text:s/>10007 Slide Road Suite 101 Lubbock, TX 79401</text:p>
          </table:table-cell>
        </table:table-row>
        <table:table-row table:style-name="ro1">
          <table:table-cell office:value-type="string">
            <text:p>Lone Wolf Restaurant </text:p>
          </table:table-cell>
          <table:table-cell office:value-type="string">
            <text:p><text:s/>5702 19th St. Lubbock, TX 79407</text:p>
          </table:table-cell>
        </table:table-row>
        <table:table-row table:style-name="ro1">
          <table:table-cell office:value-type="string">
            <text:p>Long John Silver's </text:p>
          </table:table-cell>
          <table:table-cell office:value-type="string">
            <text:p><text:s/>1101 50th St. Lubbock, TX 79412</text:p>
          </table:table-cell>
        </table:table-row>
        <table:table-row table:style-name="ro1">
          <table:table-cell office:value-type="string">
            <text:p>Longhorn Steakhouse </text:p>
          </table:table-cell>
          <table:table-cell office:value-type="string">
            <text:p><text:s/>4805 S. Loop 289 Lubbock, TX 79424</text:p>
          </table:table-cell>
        </table:table-row>
        <table:table-row table:style-name="ro1">
          <table:table-cell office:value-type="string">
            <text:p>Los Tacos </text:p>
          </table:table-cell>
          <table:table-cell office:value-type="string">
            <text:p><text:s/>3501 Ave. A Lubbock, TX 79401</text:p>
          </table:table-cell>
        </table:table-row>
        <table:table-row table:style-name="ro1">
          <table:table-cell office:value-type="string">
            <text:p>Lubbock's Breakfast House &amp; Grill </text:p>
          </table:table-cell>
          <table:table-cell office:value-type="string">
            <text:p><text:s/>7006 University Ave. Lubbock, TX 79413</text:p>
          </table:table-cell>
        </table:table-row>
        <table:table-row table:style-name="ro1">
          <table:table-cell office:value-type="string">
            <text:p>Lucky Chen </text:p>
          </table:table-cell>
          <table:table-cell office:value-type="string">
            <text:p><text:s/>1803 7th St. Lubbock, TX 79401</text:p>
          </table:table-cell>
        </table:table-row>
        <table:table-row table:style-name="ro1">
          <table:table-cell office:value-type="string">
            <text:p>Main Event </text:p>
          </table:table-cell>
          <table:table-cell office:value-type="string">
            <text:p><text:s/>6010 Marsha Sharp Freeway Lubbock, TX 79407</text:p>
          </table:table-cell>
        </table:table-row>
        <table:table-row table:style-name="ro1">
          <table:table-cell office:value-type="string">
            <text:p>Mama Fu's </text:p>
          </table:table-cell>
          <table:table-cell office:value-type="string">
            <text:p><text:s/>2531 82nd St. Lubbock, TX 79423</text:p>
          </table:table-cell>
        </table:table-row>
        <table:table-row table:style-name="ro1">
          <table:table-cell office:value-type="string">
            <text:p>MamaRita's Border Café </text:p>
          </table:table-cell>
          <table:table-cell office:value-type="string">
            <text:p><text:s/>5812 34th St. Lubbock, TX 79407</text:p>
          </table:table-cell>
        </table:table-row>
        <table:table-row table:style-name="ro1">
          <table:table-cell office:value-type="string">
            <text:p>Manila Café </text:p>
          </table:table-cell>
          <table:table-cell office:value-type="string">
            <text:p><text:s/>4917 34th St. Lubbock, TX 79410</text:p>
          </table:table-cell>
        </table:table-row>
        <table:table-row table:style-name="ro1">
          <table:table-cell office:value-type="string">
            <text:p>Mar y Tierra </text:p>
          </table:table-cell>
          <table:table-cell office:value-type="string">
            <text:p><text:s/>2722 50th St. Lubbock, TX 79413</text:p>
          </table:table-cell>
        </table:table-row>
        <table:table-row table:style-name="ro1">
          <table:table-cell office:value-type="string">
            <text:p>Marble Slab Creamery </text:p>
          </table:table-cell>
          <table:table-cell office:value-type="string">
            <text:p><text:s/>Kingsgate Shopping Center, 4210 82nd St., #204 Lubbock, TX</text:p>
          </table:table-cell>
        </table:table-row>
        <table:table-row table:style-name="ro1">
          <table:table-cell office:value-type="string">
            <text:p>Market Street </text:p>
          </table:table-cell>
          <table:table-cell office:value-type="string">
            <text:p><text:s/>4205 98th St. Lubbock, TX 79423</text:p>
          </table:table-cell>
        </table:table-row>
        <table:table-row table:style-name="ro2">
          <table:table-cell office:value-type="string">
            <text:p>McAlister's Deli </text:p>
          </table:table-cell>
          <table:table-cell office:value-type="string">
            <text:p><text:s/>2415 19th St. Lubbock, TX 79401</text:p>
          </table:table-cell>
        </table:table-row>
        <table:table-row table:style-name="ro1">
          <table:table-cell office:value-type="string">
            <text:p>McDonald's </text:p>
          </table:table-cell>
          <table:table-cell office:value-type="string">
            <text:p><text:s/>4402 50th St. Lubbock, TX 79414</text:p>
          </table:table-cell>
        </table:table-row>
        <table:table-row table:style-name="ro1">
          <table:table-cell office:value-type="string">
            <text:p>Mesquites Bar &amp; Grill </text:p>
          </table:table-cell>
          <table:table-cell office:value-type="string">
            <text:p><text:s/>2419 Broadway Lubbock, TX</text:p>
          </table:table-cell>
        </table:table-row>
        <table:table-row table:style-name="ro1">
          <table:table-cell office:value-type="string">
            <text:p>Mi Pueblo </text:p>
          </table:table-cell>
          <table:table-cell office:value-type="string">
            <text:p><text:s/>1308 50th St. Lubbock, TX 79412</text:p>
          </table:table-cell>
        </table:table-row>
        <table:table-row table:style-name="ro2">
          <table:table-cell office:value-type="string">
            <text:p>Mi Taco Village </text:p>
          </table:table-cell>
          <table:table-cell office:value-type="string">
            <text:p><text:s/>220 Regis Steet Lubbock, TX 79403</text:p>
          </table:table-cell>
        </table:table-row>
        <table:table-row table:style-name="ro1">
          <table:table-cell office:value-type="string">
            <text:p>MLK Burger </text:p>
          </table:table-cell>
          <table:table-cell office:value-type="string">
            <text:p><text:s/>107 Beech Ave. Lubbock, TX 79403</text:p>
          </table:table-cell>
        </table:table-row>
        <table:table-row table:style-name="ro1">
          <table:table-cell office:value-type="string">
            <text:p>Montelongo's Mexican Restaurant </text:p>
          </table:table-cell>
          <table:table-cell office:value-type="string">
            <text:p><text:s/>3021 Clovis Road Lubbock, TX 79415</text:p>
          </table:table-cell>
        </table:table-row>
        <table:table-row table:style-name="ro1">
          <table:table-cell office:value-type="string">
            <text:p>Mrs. Field's Cookies </text:p>
          </table:table-cell>
          <table:table-cell office:value-type="string">
            <text:p><text:s/>6002 Slide Road Lubbock, TX 79414</text:p>
          </table:table-cell>
        </table:table-row>
        <table:table-row table:style-name="ro1">
          <table:table-cell office:value-type="string">
            <text:p>Nick's Sports Grill &amp; Lounge </text:p>
          </table:table-cell>
          <table:table-cell office:value-type="string">
            <text:p><text:s/>9806 Quaker Ave. Lubbock, TX 79424</text:p>
          </table:table-cell>
        </table:table-row>
        <table:table-row table:style-name="ro1">
          <table:table-cell office:value-type="string">
            <text:p>Noodles &amp; Company </text:p>
          </table:table-cell>
          <table:table-cell office:value-type="string">
            <text:p><text:s/>1003 University Ave. Lubbock, TX 79401</text:p>
          </table:table-cell>
        </table:table-row>
        <table:table-row table:style-name="ro1">
          <table:table-cell office:value-type="string">
            <text:p>Nora's Mexican Restaurant </text:p>
          </table:table-cell>
          <table:table-cell office:value-type="string">
            <text:p><text:s/>4102 34th St. Lubbock, TX 79410</text:p>
          </table:table-cell>
        </table:table-row>
        <table:table-row table:style-name="ro1">
          <table:table-cell office:value-type="string">
            <text:p>Nothing Bundt Cakes </text:p>
          </table:table-cell>
          <table:table-cell office:value-type="string">
            <text:p><text:s/>5217 98th St. Lubbock, TX 79424</text:p>
          </table:table-cell>
        </table:table-row>
        <table:table-row table:style-name="ro1">
          <table:table-cell office:value-type="string">
            <text:p>Ohana Steakhouse &amp; Sushi Bar </text:p>
          </table:table-cell>
          <table:table-cell office:value-type="string">
            <text:p><text:s/>5510 4th St. Lubbock, TX 79416</text:p>
          </table:table-cell>
        </table:table-row>
        <table:table-row table:style-name="ro1">
          <table:table-cell office:value-type="string">
            <text:p>Olive Garden Italian Restaurant </text:p>
          </table:table-cell>
          <table:table-cell office:value-type="string">
            <text:p><text:s/>5702 Slide Road Lubbock, TX 79414</text:p>
          </table:table-cell>
        </table:table-row>
        <table:table-row table:style-name="ro1">
          <table:table-cell office:value-type="string">
            <text:p>On the Border </text:p>
          </table:table-cell>
          <table:table-cell office:value-type="string">
            <text:p><text:s/>6709 Slide Road Lubbock, TX 79424</text:p>
          </table:table-cell>
        </table:table-row>
        <table:table-row table:style-name="ro1">
          <table:table-cell office:value-type="string">
            <text:p>One Guy From Italy </text:p>
          </table:table-cell>
          <table:table-cell office:value-type="string">
            <text:p><text:s/>1101 University Ave. Lubbock, TX 79401</text:p>
          </table:table-cell>
        </table:table-row>
        <table:table-row table:style-name="ro1">
          <table:table-cell office:value-type="string">
            <text:p>Ooo La Lattes </text:p>
          </table:table-cell>
          <table:table-cell office:value-type="string">
            <text:p><text:s/>2902 Slide Road Lubbock, TX 79416</text:p>
          </table:table-cell>
        </table:table-row>
        <table:table-row table:style-name="ro1">
          <table:table-cell office:value-type="string">
            <text:p>Orlando's Italian Restaurant </text:p>
          </table:table-cell>
          <table:table-cell office:value-type="string">
            <text:p><text:s/>2402 Ave. Q Lubbock, TX 79411</text:p>
          </table:table-cell>
        </table:table-row>
        <table:table-row table:style-name="ro1">
          <table:table-cell office:value-type="string">
            <text:p>Otto's Granary </text:p>
          </table:table-cell>
          <table:table-cell office:value-type="string">
            <text:p><text:s/>4119 Marsha Sharp Freeway Lubbock, TX 79419</text:p>
          </table:table-cell>
        </table:table-row>
        <table:table-row table:style-name="ro1">
          <table:table-cell office:value-type="string">
            <text:p>Outback Steakhouse </text:p>
          </table:table-cell>
          <table:table-cell office:value-type="string">
            <text:p><text:s/>4015 S. Loop 289 Lubbock, TX 79423</text:p>
          </table:table-cell>
        </table:table-row>
        <table:table-row table:style-name="ro1">
          <table:table-cell office:value-type="string">
            <text:p>Pancake House </text:p>
          </table:table-cell>
          <table:table-cell office:value-type="string">
            <text:p><text:s/>510 Ave. Q Lubbock, TX 79401</text:p>
          </table:table-cell>
        </table:table-row>
        <table:table-row table:style-name="ro1">
          <table:table-cell office:value-type="string">
            <text:p>Panda Express </text:p>
          </table:table-cell>
          <table:table-cell office:value-type="string">
            <text:p><text:s/>313 University Ave. Lubbock, TX 79415</text:p>
          </table:table-cell>
        </table:table-row>
        <table:table-row table:style-name="ro1">
          <table:table-cell office:value-type="string">
            <text:p>Papa John's </text:p>
          </table:table-cell>
          <table:table-cell office:value-type="string">
            <text:p><text:s/>2420 9th St. Lubbock, TX 79407</text:p>
          </table:table-cell>
        </table:table-row>
        <table:table-row table:style-name="ro1">
          <table:table-cell office:value-type="string">
            <text:p>Papa Murphy's Take 'N' Bake Pizza </text:p>
          </table:table-cell>
          <table:table-cell office:value-type="string">
            <text:p><text:s/>6318 82nd St. Lubbock, TX 79424</text:p>
          </table:table-cell>
        </table:table-row>
        <table:table-row table:style-name="ro1">
          <table:table-cell office:value-type="string">
            <text:p>Paradise In A Cup </text:p>
          </table:table-cell>
          <table:table-cell office:value-type="string">
            <text:p><text:s/>4930 S. Loop 289 Lubbock, TX 79414</text:p>
          </table:table-cell>
        </table:table-row>
        <table:table-row table:style-name="ro1">
          <table:table-cell office:value-type="string">
            <text:p>Parker's Place </text:p>
          </table:table-cell>
          <table:table-cell office:value-type="string">
            <text:p><text:s/>12002 Trafalgar Ave. Lubbock, TX 79423</text:p>
          </table:table-cell>
        </table:table-row>
        <table:table-row table:style-name="ro1">
          <table:table-cell office:value-type="string">
            <text:p>Pecan Grill at the Overton </text:p>
          </table:table-cell>
          <table:table-cell office:value-type="string">
            <text:p><text:s/>2322 Mac Davis Lane Lubbock, TX 79401</text:p>
          </table:table-cell>
        </table:table-row>
        <table:table-row table:style-name="ro1">
          <table:table-cell office:value-type="string">
            <text:p>Pedro's Tamales </text:p>
          </table:table-cell>
          <table:table-cell office:value-type="string">
            <text:p><text:s/>8207 U.S. 87 Lubbock, TX 79416</text:p>
          </table:table-cell>
        </table:table-row>
        <table:table-row table:style-name="ro1">
          <table:table-cell office:value-type="string">
            <text:p>Pei Wei Asian Diner </text:p>
          </table:table-cell>
          <table:table-cell office:value-type="string">
            <text:p><text:s/>Kingsgate Shopping Center, 4210 82nd St. Lubbock, TX 79423</text:p>
          </table:table-cell>
        </table:table-row>
        <table:table-row table:style-name="ro1">
          <table:table-cell office:value-type="string">
            <text:p>Pete's Drive In </text:p>
          </table:table-cell>
          <table:table-cell office:value-type="string">
            <text:p><text:s/>4156 34th St. Lubbock, TX 79410</text:p>
          </table:table-cell>
        </table:table-row>
        <table:table-row table:style-name="ro2">
          <table:table-cell office:value-type="string">
            <text:p>Picantes </text:p>
          </table:table-cell>
          <table:table-cell office:value-type="string">
            <text:p><text:s/>3814 34th St. Lubbock, TX 79410</text:p>
          </table:table-cell>
        </table:table-row>
        <table:table-row table:style-name="ro1">
          <table:table-cell office:value-type="string">
            <text:p>Pie Five Pizza Co. </text:p>
          </table:table-cell>
          <table:table-cell office:value-type="string">
            <text:p><text:s/>2912 W. Loop 289 Lubbock, TX</text:p>
          </table:table-cell>
        </table:table-row>
        <table:table-row table:style-name="ro1">
          <table:table-cell office:value-type="string">
            <text:p>Pinkie's Barbecue </text:p>
          </table:table-cell>
          <table:table-cell office:value-type="string">
            <text:p><text:s/>4704 4th St. Lubbock, TX 79416</text:p>
          </table:table-cell>
        </table:table-row>
        <table:table-row table:style-name="ro1">
          <table:table-cell office:value-type="string">
            <text:p>Pinocchio's Pizza </text:p>
          </table:table-cell>
          <table:table-cell office:value-type="string">
            <text:p><text:s/>5404 4th St. Lubbock, TX 79416</text:p>
          </table:table-cell>
        </table:table-row>
        <table:table-row table:style-name="ro1">
          <table:table-cell office:value-type="string">
            <text:p>Pita Pit </text:p>
          </table:table-cell>
          <table:table-cell office:value-type="string">
            <text:p><text:s/>5707 4th St. Lubbock, TX 79416</text:p>
          </table:table-cell>
        </table:table-row>
        <table:table-row table:style-name="ro1">
          <table:table-cell office:value-type="string">
            <text:p>Pizza Hut </text:p>
          </table:table-cell>
          <table:table-cell office:value-type="string">
            <text:p><text:s/>2109 19th St. Lubbock, TX 79424</text:p>
          </table:table-cell>
        </table:table-row>
        <table:table-row table:style-name="ro1">
          <table:table-cell office:value-type="string">
            <text:p>Polly's Place </text:p>
          </table:table-cell>
          <table:table-cell office:value-type="string">
            <text:p><text:s/>1924 Ave. A Lubbock, TX 79411</text:p>
          </table:table-cell>
        </table:table-row>
        <table:table-row table:style-name="ro2">
          <table:table-cell office:value-type="string">
            <text:p>Popeyes Louisana Kitchen </text:p>
          </table:table-cell>
          <table:table-cell office:value-type="string">
            <text:p><text:s/>224 University Ave. Lubbock, TX 79415</text:p>
          </table:table-cell>
        </table:table-row>
        <table:table-row table:style-name="ro1">
          <table:table-cell office:value-type="string">
            <text:p>Potbelly Sandwich Shop </text:p>
          </table:table-cell>
          <table:table-cell office:value-type="string">
            <text:p><text:s/>2402 9th St. Lubbock, TX 79401</text:p>
          </table:table-cell>
        </table:table-row>
        <table:table-row table:style-name="ro1">
          <table:table-cell office:value-type="string">
            <text:p>Powell's Country Bar-B-Q </text:p>
          </table:table-cell>
          <table:table-cell office:value-type="string">
            <text:p><text:s/>7729 19th St. Lubbock, TX 79407</text:p>
          </table:table-cell>
        </table:table-row>
        <table:table-row table:style-name="ro1">
          <table:table-cell office:value-type="string">
            <text:p>Pretzel Maker </text:p>
          </table:table-cell>
          <table:table-cell office:value-type="string">
            <text:p><text:s/>6002 Slide Road Lubbock, TX 79414</text:p>
          </table:table-cell>
        </table:table-row>
        <table:table-row table:style-name="ro1">
          <table:table-cell office:value-type="string">
            <text:p>Pure Water Ice and Tea Company </text:p>
          </table:table-cell>
          <table:table-cell office:value-type="string">
            <text:p><text:s/>3333 82nd St. Lubbock, TX 79423</text:p>
          </table:table-cell>
        </table:table-row>
        <table:table-row table:style-name="ro2">
          <table:table-cell office:value-type="string">
            <text:p>Qdoba Mexican Grill </text:p>
          </table:table-cell>
          <table:table-cell office:value-type="string">
            <text:p><text:s/>5017 Milwaukee Ave Lubbock, TX 79424</text:p>
          </table:table-cell>
        </table:table-row>
        <table:table-row table:style-name="ro1">
          <table:table-cell office:value-type="string">
            <text:p>Raider Park Grill </text:p>
          </table:table-cell>
          <table:table-cell office:value-type="string">
            <text:p><text:s/>2522 Marsha Sharp Freeway Lubbock, TX 79424</text:p>
          </table:table-cell>
        </table:table-row>
        <table:table-row table:style-name="ro1">
          <table:table-cell office:value-type="string">
            <text:p>Raider Burrito </text:p>
          </table:table-cell>
          <table:table-cell office:value-type="string">
            <text:p><text:s/>2102 19th St. Lubbock, TX 79401</text:p>
          </table:table-cell>
        </table:table-row>
        <table:table-row table:style-name="ro1">
          <table:table-cell office:value-type="string">
            <text:p>Raider Café </text:p>
          </table:table-cell>
          <table:table-cell office:value-type="string">
            <text:p><text:s/>2906 4th St. Lubbock, TX 79415</text:p>
          </table:table-cell>
        </table:table-row>
        <table:table-row table:style-name="ro1">
          <table:table-cell office:value-type="string">
            <text:p>Rain Cafe </text:p>
          </table:table-cell>
          <table:table-cell office:value-type="string">
            <text:p><text:s/>2708 50th St. Lubbock, TX 79413</text:p>
          </table:table-cell>
        </table:table-row>
        <table:table-row table:style-name="ro1">
          <table:table-cell office:value-type="string">
            <text:p>Rain Uptown Ristorante </text:p>
          </table:table-cell>
          <table:table-cell office:value-type="string">
            <text:p><text:s/>5217 98th St., Suite 600 Lubbock, TX 79424</text:p>
          </table:table-cell>
        </table:table-row>
        <table:table-row table:style-name="ro1">
          <table:table-cell office:value-type="string">
            <text:p>Raising Cane's - Chicken Fingers </text:p>
          </table:table-cell>
          <table:table-cell office:value-type="string">
            <text:p><text:s/>5203 57th St. Lubbock, TX 79414</text:p>
          </table:table-cell>
        </table:table-row>
        <table:table-row table:style-name="ro1">
          <table:table-cell office:value-type="string">
            <text:p>Red Lobster </text:p>
          </table:table-cell>
          <table:table-cell office:value-type="string">
            <text:p><text:s/>5034 50th St. Lubbock, TX 79414</text:p>
          </table:table-cell>
        </table:table-row>
        <table:table-row table:style-name="ro1">
          <table:table-cell office:value-type="string">
            <text:p>Red Mango </text:p>
          </table:table-cell>
          <table:table-cell office:value-type="string">
            <text:p><text:s/>8004 Quaker Ave. Lubbock, TX 79424</text:p>
          </table:table-cell>
        </table:table-row>
        <table:table-row table:style-name="ro1">
          <table:table-cell office:value-type="string">
            <text:p>Red Robin </text:p>
          </table:table-cell>
          <table:table-cell office:value-type="string">
            <text:p><text:s/>4805 S. Loop 289 Lubbock, TX 79424</text:p>
          </table:table-cell>
        </table:table-row>
        <table:table-row table:style-name="ro1">
          <table:table-cell office:value-type="string">
            <text:p>Red Zone Cafe </text:p>
          </table:table-cell>
          <table:table-cell office:value-type="string">
            <text:p><text:s/>3602 Slide Road Lubbock, TX 79414</text:p>
          </table:table-cell>
        </table:table-row>
        <table:table-row table:style-name="ro1">
          <table:table-cell office:value-type="string">
            <text:p>ReJavanate Coffee Bar </text:p>
          </table:table-cell>
          <table:table-cell office:value-type="string">
            <text:p><text:s/>6524 Slide Road Lubbock, TX 79424</text:p>
          </table:table-cell>
        </table:table-row>
        <table:table-row table:style-name="ro1">
          <table:table-cell office:value-type="string">
            <text:p>Restaurant El Salvador </text:p>
          </table:table-cell>
          <table:table-cell office:value-type="string">
            <text:p><text:s/>9609 County Road 6900 Lubbock, TX 79407</text:p>
          </table:table-cell>
        </table:table-row>
        <table:table-row table:style-name="ro2">
          <table:table-cell office:value-type="string">
            <text:p>Rise N Shine Donuts </text:p>
          </table:table-cell>
          <table:table-cell office:value-type="string">
            <text:p><text:s/>6302 Frankford Ave. Lubbock, TX 79424</text:p>
          </table:table-cell>
        </table:table-row>
        <table:table-row table:style-name="ro2">
          <table:table-cell office:value-type="string">
            <text:p>Riversmith's </text:p>
          </table:table-cell>
          <table:table-cell office:value-type="string">
            <text:p><text:s/>8222UniversityAve.</text:p>
          </table:table-cell>
        </table:table-row>
        <table:table-row table:style-name="ro2">
          <table:table-cell office:value-type="string">
            <text:p>Riversmith's Chicken &amp; Catfish </text:p>
          </table:table-cell>
          <table:table-cell office:value-type="string">
            <text:p><text:s/>406 Ave. Q Lubbock, TX 79401</text:p>
          </table:table-cell>
        </table:table-row>
        <table:table-row table:style-name="ro1">
          <table:table-cell office:value-type="string">
            <text:p>Rockfish Seafood Grill </text:p>
          </table:table-cell>
          <table:table-cell office:value-type="string">
            <text:p><text:s/>6253 Slide Road Lubbock, TX 79414</text:p>
          </table:table-cell>
        </table:table-row>
        <table:table-row table:style-name="ro1">
          <table:table-cell office:value-type="string">
            <text:p>Rooftop Café </text:p>
          </table:table-cell>
          <table:table-cell office:value-type="string">
            <text:p><text:s/>3300 82nd St., #C Lubbock, TX 79423</text:p>
          </table:table-cell>
        </table:table-row>
        <table:table-row table:style-name="ro1">
          <table:table-cell office:value-type="string">
            <text:p>Rosa's Cafe </text:p>
          </table:table-cell>
          <table:table-cell office:value-type="string">
            <text:p><text:s/>4407 4th St. Lubbock, TX 79416</text:p>
          </table:table-cell>
        </table:table-row>
        <table:table-row table:style-name="ro1">
          <table:table-cell office:value-type="string">
            <text:p>Rosa's Café </text:p>
          </table:table-cell>
          <table:table-cell office:value-type="string">
            <text:p><text:s/>3115 50th St. Lubbock, TX 79413</text:p>
          </table:table-cell>
        </table:table-row>
        <table:table-row table:style-name="ro2">
          <table:table-cell office:value-type="string">
            <text:p>Roscoe's Sports Grill &amp; Bar </text:p>
          </table:table-cell>
          <table:table-cell office:value-type="string">
            <text:p><text:s/>417 Frankford Ave. Lubbock, TX 79424</text:p>
          </table:table-cell>
        </table:table-row>
        <table:table-row table:style-name="ro1">
          <table:table-cell office:value-type="string">
            <text:p>Royal Indian Cuisine </text:p>
          </table:table-cell>
          <table:table-cell office:value-type="string">
            <text:p><text:s/>3860 50th St.Lubbock,TX</text:p>
          </table:table-cell>
        </table:table-row>
        <table:table-row table:style-name="ro1">
          <table:table-cell office:value-type="string">
            <text:p>Rudy's Country Store &amp; Bar-B-Q </text:p>
          </table:table-cell>
          <table:table-cell office:value-type="string">
            <text:p><text:s/>4930 South Loop 289, #300 Lubbock, TX 79414</text:p>
          </table:table-cell>
        </table:table-row>
        <table:table-row table:style-name="ro1">
          <table:table-cell office:value-type="string">
            <text:p>Saigon Cafe </text:p>
          </table:table-cell>
          <table:table-cell office:value-type="string">
            <text:p><text:s/>4515 50th St. Lubbock, TX 79414</text:p>
          </table:table-cell>
        </table:table-row>
        <table:table-row table:style-name="ro1">
          <table:table-cell office:value-type="string">
            <text:p>Saltgrass Steak House </text:p>
          </table:table-cell>
          <table:table-cell office:value-type="string">
            <text:p><text:s/>6026 Marsha Sharp FwyLubbock,TX </text:p>
          </table:table-cell>
        </table:table-row>
        <table:table-row table:style-name="ro2">
          <table:table-cell office:value-type="string">
            <text:p>Sazon </text:p>
          </table:table-cell>
          <table:table-cell office:value-type="string">
            <text:p><text:s/>1205 University Ave. Lubbock, TX 79401</text:p>
          </table:table-cell>
        </table:table-row>
        <table:table-row table:style-name="ro2">
          <table:table-cell office:value-type="string">
            <text:p>Sbarro </text:p>
          </table:table-cell>
          <table:table-cell office:value-type="string">
            <text:p><text:s/>6002 Slide Road Lubbock, TX 79414</text:p>
          </table:table-cell>
        </table:table-row>
        <table:table-row table:style-name="ro2">
          <table:table-cell office:value-type="string">
            <text:p>Schlotzky's </text:p>
          </table:table-cell>
          <table:table-cell office:value-type="string">
            <text:p><text:s/>8101 Indiana Ave. Lubbock, TX 79423</text:p>
          </table:table-cell>
        </table:table-row>
        <table:table-row table:style-name="ro1">
          <table:table-cell office:value-type="string">
            <text:p>Seoul Korean Cuisine </text:p>
          </table:table-cell>
          <table:table-cell office:value-type="string">
            <text:p><text:s/>4620 50th St. Lubbock, TX 79414</text:p>
          </table:table-cell>
        </table:table-row>
        <table:table-row table:style-name="ro2">
          <table:table-cell office:value-type="string">
            <text:p>Serios 4 Cereal </text:p>
          </table:table-cell>
          <table:table-cell office:value-type="string">
            <text:p><text:s/>1947 19th St. Lubbock, TX 79401</text:p>
          </table:table-cell>
        </table:table-row>
        <table:table-row table:style-name="ro1">
          <table:table-cell office:value-type="string">
            <text:p>Sheila's Secret Garden Tea Room </text:p>
          </table:table-cell>
          <table:table-cell office:value-type="string">
            <text:p><text:s/>6409 Indiana Ave. Lubbock, TX 79413</text:p>
          </table:table-cell>
        </table:table-row>
        <table:table-row table:style-name="ro1">
          <table:table-cell office:value-type="string">
            <text:p>Sheridan's Lattes &amp; Frozen Custard </text:p>
          </table:table-cell>
          <table:table-cell office:value-type="string">
            <text:p><text:s/>5101 82nd St. Lubbock, TX 79424</text:p>
          </table:table-cell>
        </table:table-row>
        <table:table-row table:style-name="ro1">
          <table:table-cell office:value-type="string">
            <text:p>Shogun Japanese Steakhouse </text:p>
          </table:table-cell>
          <table:table-cell office:value-type="string">
            <text:p><text:s/>4520 50th St. Lubbock, TX 79414</text:p>
          </table:table-cell>
        </table:table-row>
        <table:table-row table:style-name="ro1">
          <table:table-cell office:value-type="string">
            <text:p>Shrimp Galley </text:p>
          </table:table-cell>
          <table:table-cell office:value-type="string">
            <text:p><text:s/>5109 82nd St. Lubbock, TX 79942</text:p>
          </table:table-cell>
        </table:table-row>
        <table:table-row table:style-name="ro1">
          <table:table-cell office:value-type="string">
            <text:p>Simple Simon's Pizza </text:p>
          </table:table-cell>
          <table:table-cell office:value-type="string">
            <text:p><text:s/>3410 Interstate 27 Lubbock, TX 79404</text:p>
          </table:table-cell>
        </table:table-row>
        <table:table-row table:style-name="ro1">
          <table:table-cell office:value-type="string">
            <text:p>Simply Decadent Bakery </text:p>
          </table:table-cell>
          <table:table-cell office:value-type="string">
            <text:p><text:s/>5905 82nd St. Suite 101 Lubbock, TX 79424</text:p>
          </table:table-cell>
        </table:table-row>
        <table:table-row table:style-name="ro1">
          <table:table-cell office:value-type="string">
            <text:p>Sip N Dip Donuts </text:p>
          </table:table-cell>
          <table:table-cell office:value-type="string">
            <text:p><text:s/>3211 50th St. Lubbock, TX 79413</text:p>
          </table:table-cell>
        </table:table-row>
        <table:table-row table:style-name="ro1">
          <table:table-cell office:value-type="string">
            <text:p>Skooners Grill &amp; Bar </text:p>
          </table:table-cell>
          <table:table-cell office:value-type="string">
            <text:p><text:s/>1617 University Ave. Lubbock, TX 79401</text:p>
          </table:table-cell>
        </table:table-row>
        <table:table-row table:style-name="ro1">
          <table:table-cell office:value-type="string">
            <text:p>Skyviews of Texas Tech </text:p>
          </table:table-cell>
          <table:table-cell office:value-type="string">
            <text:p><text:s/>Bank of America Building, 6th Floor, 1901 Universit Lubbock, TX 79411</text:p>
          </table:table-cell>
        </table:table-row>
        <table:table-row table:style-name="ro1">
          <table:table-cell office:value-type="string">
            <text:p>Slim Chickens </text:p>
          </table:table-cell>
          <table:table-cell office:value-type="string">
            <text:p><text:s/>5508 4th St. Lubbock, TX79416</text:p>
          </table:table-cell>
        </table:table-row>
        <table:table-row table:style-name="ro1">
          <table:table-cell office:value-type="string">
            <text:p>Smoothie King </text:p>
          </table:table-cell>
          <table:table-cell office:value-type="string">
            <text:p><text:s/>3723 19th St. Lubbock, TX 79410</text:p>
          </table:table-cell>
        </table:table-row>
        <table:table-row table:style-name="ro1">
          <table:table-cell office:value-type="string">
            <text:p>Sonic Drive-In </text:p>
          </table:table-cell>
          <table:table-cell office:value-type="string">
            <text:p><text:s/>5722 4th St. Lubbock, TX 79416</text:p>
          </table:table-cell>
        </table:table-row>
        <table:table-row table:style-name="ro1">
          <table:table-cell office:value-type="string">
            <text:p>Souper Salad </text:p>
          </table:table-cell>
          <table:table-cell office:value-type="string">
            <text:p><text:s/>6703 Slide Road Lubbock, TX 79424</text:p>
          </table:table-cell>
        </table:table-row>
        <table:table-row table:style-name="ro1">
          <table:table-cell office:value-type="string">
            <text:p>Spanky's </text:p>
          </table:table-cell>
          <table:table-cell office:value-type="string">
            <text:p><text:s/>811 University Ave. Lubbock, TX 79401</text:p>
          </table:table-cell>
        </table:table-row>
        <table:table-row table:style-name="ro2">
          <table:table-cell office:value-type="string">
            <text:p>Spoonfull Frozen Yogurt </text:p>
          </table:table-cell>
          <table:table-cell office:value-type="string">
            <text:p><text:s/>411 University Ave. Lubbock, TX 79401</text:p>
          </table:table-cell>
        </table:table-row>
        <table:table-row table:style-name="ro1">
          <table:table-cell office:value-type="string">
            <text:p>Starbucks </text:p>
          </table:table-cell>
          <table:table-cell office:value-type="string">
            <text:p><text:s/>801 University Ave. Lubbock, TX 79423</text:p>
          </table:table-cell>
        </table:table-row>
        <table:table-row table:style-name="ro1">
          <table:table-cell office:value-type="string">
            <text:p>Steak 'n Shake </text:p>
          </table:table-cell>
          <table:table-cell office:value-type="string">
            <text:p><text:s/>5012 Milwaukee Ave Lubbock, TX 79424</text:p>
          </table:table-cell>
        </table:table-row>
        <table:table-row table:style-name="ro1">
          <table:table-cell office:value-type="string">
            <text:p>Steak Express </text:p>
          </table:table-cell>
          <table:table-cell office:value-type="string">
            <text:p><text:s/>9810 Indiana Ave. Lubbock, TX 79423</text:p>
          </table:table-cell>
        </table:table-row>
        <table:table-row table:style-name="ro1">
          <table:table-cell office:value-type="string">
            <text:p>Stella's Restaurant and Lounge </text:p>
          </table:table-cell>
          <table:table-cell office:value-type="string">
            <text:p><text:s/>4646 50th St. Lubbock, TX 79414 </text:p>
          </table:table-cell>
        </table:table-row>
        <table:table-row table:style-name="ro1">
          <table:table-cell office:value-type="string">
            <text:p>Subway </text:p>
          </table:table-cell>
          <table:table-cell office:value-type="string">
            <text:p><text:s/>1109 University Ave. Lubbock, TX 79401</text:p>
          </table:table-cell>
        </table:table-row>
        <table:table-row table:style-name="ro1">
          <table:table-cell office:value-type="string">
            <text:p>Sugar Brown's </text:p>
          </table:table-cell>
          <table:table-cell office:value-type="string">
            <text:p><text:s/>1947 19th St. Lubbock, TX</text:p>
          </table:table-cell>
        </table:table-row>
        <table:table-row table:style-name="ro2">
          <table:table-cell office:value-type="string">
            <text:p>Sugarbakers Cafe &amp; Bakery </text:p>
          </table:table-cell>
          <table:table-cell office:value-type="string">
            <text:p><text:s/>4601 S. Loop 289 <text:s/>Lubbock, TX 79424</text:p>
          </table:table-cell>
        </table:table-row>
        <table:table-row table:style-name="ro1">
          <table:table-cell office:value-type="string">
            <text:p>Sweet Celebrations </text:p>
          </table:table-cell>
          <table:table-cell office:value-type="string">
            <text:p><text:s/>7301 University Ave. Lubbock, TX 79423</text:p>
          </table:table-cell>
        </table:table-row>
        <table:table-row table:style-name="ro1">
          <table:table-cell office:value-type="string">
            <text:p>Sweet Tooth Donuts </text:p>
          </table:table-cell>
          <table:table-cell office:value-type="string">
            <text:p><text:s/>1723 Parkway Drive Lubbock, TX 79415</text:p>
          </table:table-cell>
        </table:table-row>
        <table:table-row table:style-name="ro1">
          <table:table-cell office:value-type="string">
            <text:p>Taco Bell </text:p>
          </table:table-cell>
          <table:table-cell office:value-type="string">
            <text:p><text:s/>4928 50th St. Lubbock, TX 79424</text:p>
          </table:table-cell>
        </table:table-row>
        <table:table-row table:style-name="ro1">
          <table:table-cell office:value-type="string">
            <text:p>Taco Villa </text:p>
          </table:table-cell>
          <table:table-cell office:value-type="string">
            <text:p><text:s/>7110 Quaker Ave. Lubbock, TX 79424</text:p>
          </table:table-cell>
        </table:table-row>
        <table:table-row table:style-name="ro1">
          <table:table-cell office:value-type="string">
            <text:p>Taqueria Jalisco </text:p>
          </table:table-cell>
          <table:table-cell office:value-type="string">
            <text:p><text:s/>2211 Ave. Q Lubbock, TX 79411</text:p>
          </table:table-cell>
        </table:table-row>
        <table:table-row table:style-name="ro1">
          <table:table-cell office:value-type="string">
            <text:p>Taqueria Aranda's </text:p>
          </table:table-cell>
          <table:table-cell office:value-type="string">
            <text:p><text:s/>4001 34th St. Lubbock, TX 79410</text:p>
          </table:table-cell>
        </table:table-row>
        <table:table-row table:style-name="ro2">
          <table:table-cell office:value-type="string">
            <text:p>Taqueria Autlan </text:p>
          </table:table-cell>
          <table:table-cell office:value-type="string">
            <text:p><text:s/>2722 50th St. Lubbock, TX 79413</text:p>
          </table:table-cell>
        </table:table-row>
        <table:table-row table:style-name="ro2">
          <table:table-cell office:value-type="string">
            <text:p>Taqueria Y Panaderia Guadalajara </text:p>
          </table:table-cell>
          <table:table-cell office:value-type="string">
            <text:p><text:s/>1925 19th St. Lubbock, TX 79401</text:p>
          </table:table-cell>
        </table:table-row>
        <table:table-row table:style-name="ro2">
          <table:table-cell office:value-type="string">
            <text:p>Tastee Burgers </text:p>
          </table:table-cell>
          <table:table-cell office:value-type="string">
            <text:p><text:s/>2434 Clovis Road Lubbock, TX 79415</text:p>
          </table:table-cell>
        </table:table-row>
        <table:table-row table:style-name="ro1">
          <table:table-cell office:value-type="string">
            <text:p>Tech Cafe </text:p>
          </table:table-cell>
          <table:table-cell office:value-type="string">
            <text:p><text:s/>11703 University Ave. Lubbock, TX 79423</text:p>
          </table:table-cell>
        </table:table-row>
        <table:table-row table:style-name="ro1">
          <table:table-cell office:value-type="string">
            <text:p>Teddy Jacks </text:p>
          </table:table-cell>
          <table:table-cell office:value-type="string">
            <text:p><text:s/>7205 Milwaukee Ave. Lubbock, tX</text:p>
          </table:table-cell>
        </table:table-row>
        <table:table-row table:style-name="ro1">
          <table:table-cell office:value-type="string">
            <text:p>Texas Burrito </text:p>
          </table:table-cell>
          <table:table-cell office:value-type="string">
            <text:p><text:s/>2167 50th St. Lubbock, TX 79412</text:p>
          </table:table-cell>
        </table:table-row>
        <table:table-row table:style-name="ro1">
          <table:table-cell office:value-type="string">
            <text:p>Texas Cafe &amp; Bar </text:p>
          </table:table-cell>
          <table:table-cell office:value-type="string">
            <text:p><text:s/>3604 50th St. Lubbock, TX 79413</text:p>
          </table:table-cell>
        </table:table-row>
        <table:table-row table:style-name="ro1">
          <table:table-cell office:value-type="string">
            <text:p>Texas Roadhouse </text:p>
          </table:table-cell>
          <table:table-cell office:value-type="string">
            <text:p><text:s/>4810 S. Loop 289 Lubbock, TX 79414</text:p>
          </table:table-cell>
        </table:table-row>
        <table:table-row table:style-name="ro1">
          <table:table-cell office:value-type="string">
            <text:p>Thai Pepper </text:p>
          </table:table-cell>
          <table:table-cell office:value-type="string">
            <text:p><text:s/>3702 20th St. <text:s/>Lubbock, TX 79410</text:p>
          </table:table-cell>
        </table:table-row>
        <table:table-row table:style-name="ro1">
          <table:table-cell office:value-type="string">
            <text:p>Thai Thai Restaurant </text:p>
          </table:table-cell>
          <table:table-cell office:value-type="string">
            <text:p><text:s/>5018 50th St. Lubbock, TX 79414</text:p>
          </table:table-cell>
        </table:table-row>
        <table:table-row table:style-name="ro1">
          <table:table-cell office:value-type="string">
            <text:p>The Arrogant Texan </text:p>
          </table:table-cell>
          <table:table-cell office:value-type="string">
            <text:p><text:s/>1113 University Ave. Lubbock, TX 79401</text:p>
          </table:table-cell>
        </table:table-row>
        <table:table-row table:style-name="ro1">
          <table:table-cell office:value-type="string">
            <text:p>The Bistro </text:p>
          </table:table-cell>
          <table:table-cell office:value-type="string">
            <text:p><text:s/>9816 Slide Road Lubbock, TX 79424</text:p>
          </table:table-cell>
        </table:table-row>
        <table:table-row table:style-name="ro2">
          <table:table-cell office:value-type="string">
            <text:p>The Cakery </text:p>
          </table:table-cell>
          <table:table-cell office:value-type="string">
            <text:p><text:s/>6301 82nd St. Lubbock, TX 79424</text:p>
          </table:table-cell>
        </table:table-row>
        <table:table-row table:style-name="ro2">
          <table:table-cell office:value-type="string">
            <text:p>The Choc'late Mousse</text:p>
          </table:table-cell>
          <table:table-cell office:value-type="string">
            <text:p><text:s/>Pie Bar </text:p>
          </table:table-cell>
        </table:table-row>
        <table:table-row table:style-name="ro1">
          <table:table-cell office:value-type="string">
            <text:p>The Coffee Shop </text:p>
          </table:table-cell>
          <table:table-cell office:value-type="string">
            <text:p><text:s/>1204 Broadway #105</text:p>
          </table:table-cell>
        </table:table-row>
        <table:table-row table:style-name="ro2">
          <table:table-cell office:value-type="string">
            <text:p>The Crafthouse Gastropub </text:p>
          </table:table-cell>
          <table:table-cell office:value-type="string">
            <text:p><text:s/>3131 34th St. Lubbock, TX</text:p>
          </table:table-cell>
        </table:table-row>
        <table:table-row table:style-name="ro1">
          <table:table-cell office:value-type="string">
            <text:p>The Pickle and The Pig </text:p>
          </table:table-cell>
          <table:table-cell office:value-type="string">
            <text:p><text:s/>1500 14th St.,Lubbock,TX</text:p>
          </table:table-cell>
        </table:table-row>
        <table:table-row table:style-name="ro1">
          <table:table-cell office:value-type="string">
            <text:p>The Plaza Restaurant &amp; Bar </text:p>
          </table:table-cell>
          <table:table-cell office:value-type="string">
            <text:p><text:s/>5029 Milwaukee Ave., Lubbock, TX</text:p>
          </table:table-cell>
        </table:table-row>
        <table:table-row table:style-name="ro1">
          <table:table-cell office:value-type="string">
            <text:p>The Range BBQ </text:p>
          </table:table-cell>
          <table:table-cell office:value-type="string">
            <text:p><text:s/>3201 116th St. Lubbock, TX 79423</text:p>
          </table:table-cell>
        </table:table-row>
        <table:table-row table:style-name="ro2">
          <table:table-cell office:value-type="string">
            <text:p>The Shack, BBQ </text:p>
          </table:table-cell>
          <table:table-cell office:value-type="string">
            <text:p><text:s/>2309 N. Frankford Ave. Lubbock, TX 79416</text:p>
          </table:table-cell>
        </table:table-row>
        <table:table-row table:style-name="ro1">
          <table:table-cell office:value-type="string">
            <text:p>The Timeless Cafe &amp; Cocktails </text:p>
          </table:table-cell>
          <table:table-cell office:value-type="string">
            <text:p><text:s/>6015 82nd St.,Lubbock,TX</text:p>
          </table:table-cell>
        </table:table-row>
        <table:table-row table:style-name="ro1">
          <table:table-cell office:value-type="string">
            <text:p>The Egg and I </text:p>
          </table:table-cell>
          <table:table-cell office:value-type="string">
            <text:p><text:s/>1910 Quaker Ave. Suite 100 Lubbock, TX 79407</text:p>
          </table:table-cell>
        </table:table-row>
        <table:table-row table:style-name="ro1">
          <table:table-cell office:value-type="string">
            <text:p>The Lantern Tavern </text:p>
          </table:table-cell>
          <table:table-cell office:value-type="string">
            <text:p><text:s/>3502 Slide Road Lubbock, TX 79424</text:p>
          </table:table-cell>
        </table:table-row>
        <table:table-row table:style-name="ro2">
          <table:table-cell office:value-type="string">
            <text:p>The Office Grill and Sports Bar </text:p>
          </table:table-cell>
          <table:table-cell office:value-type="string">
            <text:p><text:s/>5004 Frankford Ave. Lubbock, TX 79424</text:p>
          </table:table-cell>
        </table:table-row>
        <table:table-row table:style-name="ro1">
          <table:table-cell office:value-type="string">
            <text:p>The Popcorn Place </text:p>
          </table:table-cell>
          <table:table-cell office:value-type="string">
            <text:p><text:s/>6002 Slide Road Lubbock, TX 79414</text:p>
          </table:table-cell>
        </table:table-row>
        <table:table-row table:style-name="ro1">
          <table:table-cell office:value-type="string">
            <text:p>The Wine Nest </text:p>
          </table:table-cell>
          <table:table-cell office:value-type="string">
            <text:p><text:s/>5217 98th St.</text:p>
          </table:table-cell>
        </table:table-row>
        <table:table-row table:style-name="ro1">
          <table:table-cell office:value-type="string">
            <text:p>The West Table </text:p>
          </table:table-cell>
          <table:table-cell office:value-type="string">
            <text:p><text:s/>1204 Broadway <text:s/>Lubbock, TX 79401</text:p>
          </table:table-cell>
        </table:table-row>
        <table:table-row table:style-name="ro1">
          <table:table-cell office:value-type="string">
            <text:p>Tikka Shack </text:p>
          </table:table-cell>
          <table:table-cell office:value-type="string">
            <text:p><text:s/>6620</text:p>
          </table:table-cell>
        </table:table-row>
        <table:table-row table:style-name="ro1">
          <table:table-cell office:value-type="string">
            <text:p>TNT Sports Grill &amp; Bar </text:p>
          </table:table-cell>
          <table:table-cell office:value-type="string">
            <text:p><text:s/>906 50th St. Lubbock, TX 79412</text:p>
          </table:table-cell>
        </table:table-row>
        <table:table-row table:style-name="ro1">
          <table:table-cell office:value-type="string">
            <text:p>Tokyo Japanese Steakhouse </text:p>
          </table:table-cell>
          <table:table-cell office:value-type="string">
            <text:p><text:s/>4637 50th St. Lubbock, TX 79414</text:p>
          </table:table-cell>
        </table:table-row>
        <table:table-row table:style-name="ro1">
          <table:table-cell office:value-type="string">
            <text:p>Tom &amp; Bingo's Hickory Pit Bar-B-Q </text:p>
          </table:table-cell>
          <table:table-cell office:value-type="string">
            <text:p><text:s/>3006 34th St. Lubbock, TX 79410</text:p>
          </table:table-cell>
        </table:table-row>
        <table:table-row table:style-name="ro1">
          <table:table-cell office:value-type="string">
            <text:p>Tommy's Famous Burgers </text:p>
          </table:table-cell>
          <table:table-cell office:value-type="string">
            <text:p><text:s/>117 University Ave. Lubbock, TX 79415</text:p>
          </table:table-cell>
        </table:table-row>
        <table:table-row table:style-name="ro2">
          <table:table-cell office:value-type="string">
            <text:p>Torchy's Tacos </text:p>
          </table:table-cell>
          <table:table-cell office:value-type="string">
            <text:p><text:s/>2407 9th St. <text:s/>Lubbock, TX 79401</text:p>
          </table:table-cell>
        </table:table-row>
        <table:table-row table:style-name="ro1">
          <table:table-cell office:value-type="string">
            <text:p>Triple J Chophouse &amp; Brew Co. </text:p>
          </table:table-cell>
          <table:table-cell office:value-type="string">
            <text:p><text:s/>1807 Buddy Holly Ave. Lubbock, TX 79423</text:p>
          </table:table-cell>
        </table:table-row>
        <table:table-row table:style-name="ro1">
          <table:table-cell office:value-type="string">
            <text:p>TT Donuts </text:p>
          </table:table-cell>
          <table:table-cell office:value-type="string">
            <text:p><text:s/>6023 82nd St. Lubbock, TX 79424</text:p>
          </table:table-cell>
        </table:table-row>
        <table:table-row table:style-name="ro1">
          <table:table-cell office:value-type="string">
            <text:p>Uncle Chien's Chinese &amp; Thai Restaurant </text:p>
          </table:table-cell>
          <table:table-cell office:value-type="string">
            <text:p><text:s/>3004 34th St. Lubbock, TX 79410 </text:p>
          </table:table-cell>
        </table:table-row>
        <table:table-row table:style-name="ro2">
          <table:table-cell office:value-type="string">
            <text:p>Walk-On's Bistreaux &amp; Bar </text:p>
          </table:table-cell>
          <table:table-cell office:value-type="string">
            <text:p><text:s/>2630 W. Loop 289,Lubbock,TX </text:p>
          </table:table-cell>
        </table:table-row>
        <table:table-row table:style-name="ro1">
          <table:table-cell office:value-type="string">
            <text:p>Wendy's </text:p>
          </table:table-cell>
          <table:table-cell office:value-type="string">
            <text:p><text:s/>2401 19th St. Lubbock, TX 79401</text:p>
          </table:table-cell>
        </table:table-row>
        <table:table-row table:style-name="ro1">
          <table:table-cell office:value-type="string">
            <text:p>West Crust Artisan Pizza Pies </text:p>
          </table:table-cell>
          <table:table-cell office:value-type="string">
            <text:p><text:s/>6012 82nd St. Lubbock, TX</text:p>
          </table:table-cell>
        </table:table-row>
        <table:table-row table:style-name="ro2">
          <table:table-cell office:value-type="string">
            <text:p>Whataburger </text:p>
          </table:table-cell>
          <table:table-cell office:value-type="string">
            <text:p><text:s/>2412 9th St. Lubbock, TX 79401</text:p>
          </table:table-cell>
        </table:table-row>
        <table:table-row table:style-name="ro2">
          <table:table-cell office:value-type="string">
            <text:p>Wienerschnitzel </text:p>
          </table:table-cell>
          <table:table-cell office:value-type="string">
            <text:p><text:s/>4809 34th St. Lubbock, TX 79410</text:p>
          </table:table-cell>
        </table:table-row>
        <table:table-row table:style-name="ro1">
          <table:table-cell office:value-type="string">
            <text:p>Wiley's Bar-B-Que </text:p>
          </table:table-cell>
          <table:table-cell office:value-type="string">
            <text:p><text:s/>1805 Parkway Drive Lubbock, TX 79403</text:p>
          </table:table-cell>
        </table:table-row>
        <table:table-row table:style-name="ro1">
          <table:table-cell office:value-type="string">
            <text:p>Wing Street </text:p>
          </table:table-cell>
          <table:table-cell office:value-type="string">
            <text:p><text:s/>2109 19th St. Lubbock, TX 79401</text:p>
          </table:table-cell>
        </table:table-row>
        <table:table-row table:style-name="ro1">
          <table:table-cell office:value-type="string">
            <text:p>WingStop </text:p>
          </table:table-cell>
          <table:table-cell office:value-type="string">
            <text:p><text:s/>1803 7th St. Lubbock, TX 79401</text:p>
          </table:table-cell>
        </table:table-row>
        <table:table-row table:style-name="ro1">
          <table:table-cell office:value-type="string">
            <text:p>Yamagata Japanese Steakhouse </text:p>
          </table:table-cell>
          <table:table-cell office:value-type="string">
            <text:p><text:s/>5905 82nd St. Lubbock, TX 79424</text:p>
          </table:table-cell>
        </table:table-row>
        <table:table-row table:style-name="ro1">
          <table:table-cell office:value-type="string">
            <text:p>Yellow House Coffee </text:p>
          </table:table-cell>
          <table:table-cell office:value-type="string">
            <text:p><text:s/>3017 34th St. Lubbock, TX 79410</text:p>
          </table:table-cell>
        </table:table-row>
        <table:table-row table:style-name="ro1">
          <table:table-cell office:value-type="string">
            <text:p>YoFresh Yogurt Café </text:p>
          </table:table-cell>
          <table:table-cell office:value-type="string">
            <text:p><text:s/>5510 4th St. Lubbock, TX 79416</text:p>
          </table:table-cell>
        </table:table-row>
        <table:table-row table:style-name="ro2">
          <table:table-cell office:value-type="string">
            <text:p>Yuyo Japanese Restaurant </text:p>
          </table:table-cell>
          <table:table-cell office:value-type="string">
            <text:p><text:s/>5130 80th St.Lubbock,TX</text:p>
          </table:table-cell>
        </table:table-row>
        <table:table-row table:style-name="ro2">
          <table:table-cell office:value-type="string">
            <text:p>Zio's Italian Kitchen </text:p>
          </table:table-cell>
          <table:table-cell office:value-type="string">
            <text:p><text:s/>4414 82nd St. Lubbock, TX 79424 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filter table:display-duplicates="false">
            <table:filter-condition table:field-number="0" table:data-type="number" table:value="0" table:operator="!empty"/>
          </table:filter>
        </table:database-range>
      </table:database-ranges>
      <table:consolidation table:function="sum" table:source-cell-range-addresses="Sheet1.A1:Sheet1.A535" table:target-cell-address="Sheet1.B1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8/11/2017</text:date>, <text:time>12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Wood</meta:initial-creator>
    <meta:creation-date>2017-08-07T12:29:51</meta:creation-date>
    <dc:date>2017-08-11T12:08:30</dc:date>
    <dc:creator>Adam Wood</dc:creator>
    <meta:editing-duration>P3DT23H8M18S</meta:editing-duration>
    <meta:editing-cycles>1</meta:editing-cycles>
    <meta:document-statistic meta:table-count="3" meta:cell-count="1799" meta:object-count="0"/>
    <meta:generator>OpenOffice/4.1.1$Unix OpenOffice.org_project/411m6$Build-9775</meta:generator>
  </office:meta>
</office:document-meta>
</file>